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26609E4F12C.gif" manifest:media-type="image/gif"/>
  <manifest:file-entry manifest:full-path="Pictures/10000000000002C5000000D2E411A09E.gif" manifest:media-type="image/gif"/>
  <manifest:file-entry manifest:full-path="Pictures/100000000000021D00000096D3840CE1.gif" manifest:media-type="image/gif"/>
  <manifest:file-entry manifest:full-path="Pictures/10000200000002CD000002BB0442B697.gif" manifest:media-type="image/gif"/>
  <manifest:file-entry manifest:full-path="Pictures/10000000000002850000017479059BFF.gif" manifest:media-type="image/gif"/>
  <manifest:file-entry manifest:full-path="Pictures/1000000000000192000000DD3FB233D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officeooo:paragraph-rsid="0090c7dc" style:font-weight-asian="bold"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fo:font-weight="normal" style:font-weight-asian="normal" style:font-weight-complex="normal"/>
    </style:style>
    <style:style style:name="P21"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2" style:family="paragraph" style:parent-style-name="Standard">
      <style:paragraph-properties fo:text-align="justify" style:justify-single-word="false"/>
      <style:text-properties fo:font-weight="normal" style:font-weight-asian="normal" style:font-weight-complex="normal"/>
    </style:style>
    <style:style style:name="P23"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24"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25" style:family="paragraph" style:parent-style-name="Standard">
      <style:paragraph-properties fo:text-align="justify" style:justify-single-word="false"/>
      <style:text-properties fo:font-style="normal" style:font-style-asian="normal" style:font-style-complex="normal"/>
    </style:style>
    <style:style style:name="P26"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officeooo:rsid="001c8943" officeooo:paragraph-rsid="001c8943"/>
    </style:style>
    <style:style style:name="P30" style:family="paragraph" style:parent-style-name="Standard">
      <style:paragraph-properties fo:text-align="justify" style:justify-single-word="false"/>
      <style:text-properties officeooo:rsid="001a2c23" officeooo:paragraph-rsid="001a2c23"/>
    </style:style>
    <style:style style:name="P31" style:family="paragraph" style:parent-style-name="Standard">
      <style:paragraph-properties fo:text-align="justify" style:justify-single-word="false"/>
      <style:text-properties officeooo:rsid="001a40c8" officeooo:paragraph-rsid="001a40c8"/>
    </style:style>
    <style:style style:name="P32" style:family="paragraph" style:parent-style-name="Standard">
      <style:paragraph-properties fo:text-align="justify" style:justify-single-word="false"/>
      <style:text-properties officeooo:rsid="001ad4c5" officeooo:paragraph-rsid="001ad4c5"/>
    </style:style>
    <style:style style:name="P33" style:family="paragraph" style:parent-style-name="Standard">
      <style:paragraph-properties fo:text-align="justify" style:justify-single-word="false"/>
      <style:text-properties officeooo:rsid="00248e0c" officeooo:paragraph-rsid="00248e0c"/>
    </style:style>
    <style:style style:name="P34" style:family="paragraph" style:parent-style-name="Standard">
      <style:paragraph-properties fo:text-align="justify" style:justify-single-word="false"/>
      <style:text-properties officeooo:rsid="00248e0c" officeooo:paragraph-rsid="002c1070"/>
    </style:style>
    <style:style style:name="P35" style:family="paragraph" style:parent-style-name="Standard">
      <style:paragraph-properties fo:text-align="justify" style:justify-single-word="false"/>
      <style:text-properties officeooo:rsid="00248e0c" officeooo:paragraph-rsid="00642854"/>
    </style:style>
    <style:style style:name="P36" style:family="paragraph" style:parent-style-name="Standard">
      <style:paragraph-properties fo:text-align="justify" style:justify-single-word="false"/>
      <style:text-properties officeooo:rsid="0026484a" officeooo:paragraph-rsid="0026484a"/>
    </style:style>
    <style:style style:name="P37" style:family="paragraph" style:parent-style-name="Standard">
      <style:paragraph-properties fo:text-align="justify" style:justify-single-word="false"/>
      <style:text-properties officeooo:rsid="002c3e31" officeooo:paragraph-rsid="002c1070"/>
    </style:style>
    <style:style style:name="P38" style:family="paragraph" style:parent-style-name="Standard">
      <style:paragraph-properties fo:text-align="justify" style:justify-single-word="false"/>
      <style:text-properties officeooo:rsid="002c3e31" officeooo:paragraph-rsid="00642854"/>
    </style:style>
    <style:style style:name="P39" style:family="paragraph" style:parent-style-name="Standard">
      <style:paragraph-properties fo:text-align="justify" style:justify-single-word="false"/>
      <style:text-properties officeooo:rsid="002f8517" officeooo:paragraph-rsid="002f8517"/>
    </style:style>
    <style:style style:name="P40" style:family="paragraph" style:parent-style-name="Standard">
      <style:paragraph-properties fo:text-align="justify" style:justify-single-word="false"/>
      <style:text-properties officeooo:rsid="002f8517" officeooo:paragraph-rsid="00609497"/>
    </style:style>
    <style:style style:name="P41" style:family="paragraph" style:parent-style-name="Standard">
      <style:paragraph-properties fo:text-align="justify" style:justify-single-word="false"/>
      <style:text-properties officeooo:rsid="002f8517" officeooo:paragraph-rsid="0063c6ad"/>
    </style:style>
    <style:style style:name="P42" style:family="paragraph" style:parent-style-name="Standard">
      <style:paragraph-properties fo:text-align="justify" style:justify-single-word="false"/>
      <style:text-properties officeooo:rsid="002f8517" officeooo:paragraph-rsid="00657e41"/>
    </style:style>
    <style:style style:name="P43" style:family="paragraph" style:parent-style-name="Standard">
      <style:text-properties officeooo:rsid="0034057d" officeooo:paragraph-rsid="0090c7dc"/>
    </style:style>
    <style:style style:name="P44" style:family="paragraph" style:parent-style-name="Standard">
      <style:text-properties officeooo:rsid="00332915" officeooo:paragraph-rsid="0090c7dc"/>
    </style:style>
    <style:style style:name="P45" style:family="paragraph" style:parent-style-name="Standard">
      <style:text-properties officeooo:paragraph-rsid="003e84e4"/>
    </style:style>
    <style:style style:name="P46" style:family="paragraph" style:parent-style-name="Standard">
      <style:paragraph-properties fo:text-align="justify" style:justify-single-word="false"/>
      <style:text-properties officeooo:rsid="0045f55f" officeooo:paragraph-rsid="0045f55f"/>
    </style:style>
    <style:style style:name="P47" style:family="paragraph" style:parent-style-name="Standard">
      <style:paragraph-properties fo:text-align="justify" style:justify-single-word="false"/>
      <style:text-properties officeooo:rsid="0048e6c4" officeooo:paragraph-rsid="0045f55f"/>
    </style:style>
    <style:style style:name="P48" style:family="paragraph" style:parent-style-name="Standard">
      <style:paragraph-properties fo:text-align="justify" style:justify-single-word="false"/>
      <style:text-properties officeooo:rsid="004cd2a6" officeooo:paragraph-rsid="004cd2a6"/>
    </style:style>
    <style:style style:name="P49" style:family="paragraph" style:parent-style-name="Standard">
      <style:text-properties officeooo:rsid="004e9309"/>
    </style:style>
    <style:style style:name="P50" style:family="paragraph" style:parent-style-name="Standard">
      <style:paragraph-properties fo:text-align="justify" style:justify-single-word="false"/>
      <style:text-properties officeooo:rsid="004e9309" officeooo:paragraph-rsid="004e9309"/>
    </style:style>
    <style:style style:name="P51" style:family="paragraph" style:parent-style-name="Standard">
      <style:paragraph-properties fo:text-align="justify" style:justify-single-word="false"/>
      <style:text-properties officeooo:rsid="0050a4de" officeooo:paragraph-rsid="0050a4de"/>
    </style:style>
    <style:style style:name="P52" style:family="paragraph" style:parent-style-name="Standard">
      <style:paragraph-properties fo:text-align="justify" style:justify-single-word="false"/>
      <style:text-properties officeooo:rsid="00459a7d" officeooo:paragraph-rsid="004cd2a6"/>
    </style:style>
    <style:style style:name="P53" style:family="paragraph" style:parent-style-name="Standard">
      <style:paragraph-properties fo:text-align="justify" style:justify-single-word="false"/>
      <style:text-properties officeooo:rsid="00459a7d" officeooo:paragraph-rsid="00459a7d"/>
    </style:style>
    <style:style style:name="P54" style:family="paragraph" style:parent-style-name="Standard">
      <style:paragraph-properties fo:text-align="justify" style:justify-single-word="false"/>
      <style:text-properties officeooo:rsid="00528047" officeooo:paragraph-rsid="00528047"/>
    </style:style>
    <style:style style:name="P55" style:family="paragraph" style:parent-style-name="Standard">
      <style:text-properties officeooo:rsid="005507df"/>
    </style:style>
    <style:style style:name="P56" style:family="paragraph" style:parent-style-name="Standard">
      <style:paragraph-properties fo:text-align="justify" style:justify-single-word="false"/>
      <style:text-properties officeooo:rsid="005507df" officeooo:paragraph-rsid="005507df"/>
    </style:style>
    <style:style style:name="P57" style:family="paragraph" style:parent-style-name="Standard">
      <style:paragraph-properties fo:text-align="justify" style:justify-single-word="false"/>
      <style:text-properties officeooo:rsid="005776f9" officeooo:paragraph-rsid="005776f9"/>
    </style:style>
    <style:style style:name="P58" style:family="paragraph" style:parent-style-name="Standard">
      <style:paragraph-properties fo:text-align="justify" style:justify-single-word="false"/>
      <style:text-properties officeooo:rsid="005776f9" officeooo:paragraph-rsid="0059317a"/>
    </style:style>
    <style:style style:name="P59" style:family="paragraph" style:parent-style-name="Standard">
      <style:paragraph-properties fo:text-align="justify" style:justify-single-word="false"/>
      <style:text-properties officeooo:rsid="0059317a" officeooo:paragraph-rsid="0059317a"/>
    </style:style>
    <style:style style:name="P60" style:family="paragraph" style:parent-style-name="Standard">
      <style:paragraph-properties fo:text-align="justify" style:justify-single-word="false"/>
      <style:text-properties officeooo:rsid="005e709b" officeooo:paragraph-rsid="005e709b"/>
    </style:style>
    <style:style style:name="P61" style:family="paragraph" style:parent-style-name="Standard">
      <style:paragraph-properties fo:text-align="justify" style:justify-single-word="false"/>
      <style:text-properties officeooo:rsid="005e709b" officeooo:paragraph-rsid="006ce8d1"/>
    </style:style>
    <style:style style:name="P62" style:family="paragraph" style:parent-style-name="Standard">
      <style:paragraph-properties fo:text-align="justify" style:justify-single-word="false"/>
      <style:text-properties officeooo:rsid="005e709b" officeooo:paragraph-rsid="007c4f27"/>
    </style:style>
    <style:style style:name="P63" style:family="paragraph" style:parent-style-name="Standard">
      <style:text-properties officeooo:rsid="005f8c35" officeooo:paragraph-rsid="005f8c35"/>
    </style:style>
    <style:style style:name="P64" style:family="paragraph" style:parent-style-name="Standard">
      <style:paragraph-properties fo:text-align="justify" style:justify-single-word="false"/>
      <style:text-properties officeooo:rsid="00609497" officeooo:paragraph-rsid="00609497"/>
    </style:style>
    <style:style style:name="P65" style:family="paragraph" style:parent-style-name="Standard">
      <style:paragraph-properties fo:text-align="justify" style:justify-single-word="false"/>
      <style:text-properties officeooo:rsid="00642854" officeooo:paragraph-rsid="00642854"/>
    </style:style>
    <style:style style:name="P66" style:family="paragraph" style:parent-style-name="Standard">
      <style:paragraph-properties fo:text-align="justify" style:justify-single-word="false"/>
      <style:text-properties officeooo:rsid="006bc855" officeooo:paragraph-rsid="006bc855"/>
    </style:style>
    <style:style style:name="P67" style:family="paragraph" style:parent-style-name="Standard">
      <style:paragraph-properties fo:text-align="justify" style:justify-single-word="false"/>
      <style:text-properties officeooo:rsid="006bc855" officeooo:paragraph-rsid="007d74fc"/>
    </style:style>
    <style:style style:name="P68" style:family="paragraph" style:parent-style-name="Standard">
      <style:paragraph-properties fo:text-align="justify" style:justify-single-word="false"/>
      <style:text-properties officeooo:rsid="006bc855" officeooo:paragraph-rsid="00812a63"/>
    </style:style>
    <style:style style:name="P69" style:family="paragraph" style:parent-style-name="Standard">
      <style:text-properties officeooo:rsid="006bc855" officeooo:paragraph-rsid="006bc855"/>
    </style:style>
    <style:style style:name="P70" style:family="paragraph" style:parent-style-name="Standard">
      <style:paragraph-properties fo:text-align="justify" style:justify-single-word="false"/>
      <style:text-properties officeooo:rsid="006ce8d1" officeooo:paragraph-rsid="006ce8d1"/>
    </style:style>
    <style:style style:name="P71" style:family="paragraph" style:parent-style-name="Standard">
      <style:paragraph-properties fo:text-align="justify" style:justify-single-word="false"/>
      <style:text-properties officeooo:rsid="006ce8d1" officeooo:paragraph-rsid="007493a4"/>
    </style:style>
    <style:style style:name="P72" style:family="paragraph" style:parent-style-name="Standard">
      <style:paragraph-properties fo:text-align="justify" style:justify-single-word="false"/>
      <style:text-properties officeooo:rsid="007493a4" officeooo:paragraph-rsid="007493a4"/>
    </style:style>
    <style:style style:name="P73" style:family="paragraph" style:parent-style-name="Standard">
      <style:text-properties officeooo:rsid="00755432"/>
    </style:style>
    <style:style style:name="P74" style:family="paragraph" style:parent-style-name="Standard">
      <style:paragraph-properties fo:text-align="justify" style:justify-single-word="false"/>
      <style:text-properties officeooo:rsid="00755432" officeooo:paragraph-rsid="00755432"/>
    </style:style>
    <style:style style:name="P75" style:family="paragraph" style:parent-style-name="Standard">
      <style:text-properties officeooo:rsid="007bc5d0" officeooo:paragraph-rsid="007bc5d0"/>
    </style:style>
    <style:style style:name="P76" style:family="paragraph" style:parent-style-name="Standard">
      <style:text-properties officeooo:rsid="007c4f27" officeooo:paragraph-rsid="007c4f27"/>
    </style:style>
    <style:style style:name="P77" style:family="paragraph" style:parent-style-name="Standard">
      <style:paragraph-properties fo:text-align="justify" style:justify-single-word="false"/>
      <style:text-properties officeooo:rsid="007d74fc" officeooo:paragraph-rsid="007d74fc"/>
    </style:style>
    <style:style style:name="P78" style:family="paragraph" style:parent-style-name="Standard">
      <style:paragraph-properties fo:text-align="justify" style:justify-single-word="false"/>
      <style:text-properties officeooo:rsid="007deb7f" officeooo:paragraph-rsid="007deb7f"/>
    </style:style>
    <style:style style:name="P79" style:family="paragraph" style:parent-style-name="Standard">
      <style:text-properties officeooo:paragraph-rsid="0090c7dc"/>
    </style:style>
    <style:style style:name="P80" style:family="paragraph" style:parent-style-name="Standard">
      <style:paragraph-properties fo:text-align="justify" style:justify-single-word="false"/>
      <style:text-properties officeooo:rsid="002c1070" officeooo:paragraph-rsid="002c1070"/>
    </style:style>
    <style:style style:name="P81" style:family="paragraph" style:parent-style-name="Standard">
      <style:paragraph-properties fo:text-align="justify" style:justify-single-word="false"/>
      <style:text-properties officeooo:rsid="0094841d" officeooo:paragraph-rsid="0094841d"/>
    </style:style>
    <style:style style:name="P82" style:family="paragraph" style:parent-style-name="Standard">
      <style:paragraph-properties fo:text-align="justify" style:justify-single-word="false"/>
      <style:text-properties officeooo:rsid="0096cb45" officeooo:paragraph-rsid="0096cb45"/>
    </style:style>
    <style:style style:name="P83" style:family="paragraph" style:parent-style-name="Standard">
      <style:paragraph-properties fo:text-align="justify" style:justify-single-word="false"/>
      <style:text-properties officeooo:rsid="00990fbf" officeooo:paragraph-rsid="00990fbf"/>
    </style:style>
    <style:style style:name="P84" style:family="paragraph" style:parent-style-name="Standard">
      <style:paragraph-properties fo:text-align="justify" style:justify-single-word="false"/>
      <style:text-properties officeooo:rsid="0099270f" officeooo:paragraph-rsid="0099270f"/>
    </style:style>
    <style:style style:name="P85" style:family="paragraph" style:parent-style-name="Standard">
      <style:paragraph-properties fo:text-align="justify" style:justify-single-word="false"/>
      <style:text-properties officeooo:rsid="009fedc1" officeooo:paragraph-rsid="009fedc1"/>
    </style:style>
    <style:style style:name="P86" style:family="paragraph" style:parent-style-name="Standard">
      <style:paragraph-properties fo:text-align="justify" style:justify-single-word="false"/>
      <style:text-properties officeooo:rsid="00a18a4f" officeooo:paragraph-rsid="00a18a4f"/>
    </style:style>
    <style:style style:name="P87" style:family="paragraph" style:parent-style-name="Standard">
      <style:paragraph-properties fo:text-align="justify" style:justify-single-word="false"/>
      <style:text-properties officeooo:rsid="00a3a50c" officeooo:paragraph-rsid="00a59e94"/>
    </style:style>
    <style:style style:name="P88" style:family="paragraph" style:parent-style-name="Standard">
      <style:paragraph-properties fo:text-align="justify" style:justify-single-word="false"/>
      <style:text-properties officeooo:rsid="00a99813" officeooo:paragraph-rsid="00ad47a1"/>
    </style:style>
    <style:style style:name="P89" style:family="paragraph" style:parent-style-name="Standard">
      <style:paragraph-properties fo:text-align="justify" style:justify-single-word="false"/>
      <style:text-properties officeooo:rsid="00ad47a1" officeooo:paragraph-rsid="00ad47a1"/>
    </style:style>
    <style:style style:name="P90" style:family="paragraph" style:parent-style-name="Standard">
      <style:paragraph-properties fo:text-align="justify" style:justify-single-word="false"/>
      <style:text-properties officeooo:rsid="0091f516" officeooo:paragraph-rsid="0091f516"/>
    </style:style>
    <style:style style:name="P91" style:family="paragraph" style:parent-style-name="Standard">
      <style:paragraph-properties fo:text-align="justify" style:justify-single-word="false"/>
      <style:text-properties officeooo:rsid="00add6fc" officeooo:paragraph-rsid="00add6fc"/>
    </style:style>
    <style:style style:name="P92" style:family="paragraph" style:parent-style-name="Standard">
      <style:paragraph-properties fo:text-align="justify" style:justify-single-word="false"/>
      <style:text-properties officeooo:rsid="00aef9c3" officeooo:paragraph-rsid="00aef9c3"/>
    </style:style>
    <style:style style:name="P93" style:family="paragraph" style:parent-style-name="Standard">
      <style:paragraph-properties fo:text-align="justify" style:justify-single-word="false"/>
      <style:text-properties officeooo:rsid="00b31061" officeooo:paragraph-rsid="00b31061"/>
    </style:style>
    <style:style style:name="P94" style:family="paragraph" style:parent-style-name="Standard">
      <style:paragraph-properties fo:text-align="justify" style:justify-single-word="false"/>
      <style:text-properties officeooo:rsid="00b31061" officeooo:paragraph-rsid="00b39b82"/>
    </style:style>
    <style:style style:name="P95" style:family="paragraph" style:parent-style-name="Standard">
      <style:paragraph-properties fo:text-align="justify" style:justify-single-word="false"/>
      <style:text-properties officeooo:rsid="00b60888" officeooo:paragraph-rsid="00b60888"/>
    </style:style>
    <style:style style:name="P96" style:family="paragraph" style:parent-style-name="Standard">
      <style:paragraph-properties fo:text-align="justify" style:justify-single-word="false"/>
      <style:text-properties officeooo:rsid="00b691ea" officeooo:paragraph-rsid="00b691ea"/>
    </style:style>
    <style:style style:name="P97" style:family="paragraph" style:parent-style-name="Standard">
      <style:paragraph-properties fo:text-align="justify" style:justify-single-word="false"/>
      <style:text-properties officeooo:rsid="00b6aca7" officeooo:paragraph-rsid="00b6aca7"/>
    </style:style>
    <style:style style:name="P98" style:family="paragraph" style:parent-style-name="Standard">
      <style:paragraph-properties fo:text-align="justify" style:justify-single-word="false"/>
      <style:text-properties officeooo:rsid="00b988bd" officeooo:paragraph-rsid="00b988bd"/>
    </style:style>
    <style:style style:name="P99" style:family="paragraph" style:parent-style-name="Standard">
      <style:paragraph-properties fo:text-align="justify" style:justify-single-word="false"/>
      <style:text-properties officeooo:rsid="00ba3995" officeooo:paragraph-rsid="00ba3995"/>
    </style:style>
    <style:style style:name="P100" style:family="paragraph" style:parent-style-name="Standard">
      <style:paragraph-properties fo:text-align="justify" style:justify-single-word="false" fo:break-before="page"/>
    </style:style>
    <style:style style:name="P101" style:family="paragraph" style:parent-style-name="Standard">
      <style:paragraph-properties fo:text-align="start" style:justify-single-word="false" fo:break-before="page"/>
      <style:text-properties fo:font-weight="bold" style:font-weight-asian="bold" style:font-weight-complex="bold"/>
    </style:style>
    <style:style style:name="P102"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03" style:family="paragraph" style:parent-style-name="Standard">
      <style:paragraph-properties fo:text-align="justify" style:justify-single-word="false" fo:break-before="page"/>
      <style:text-properties officeooo:rsid="006ce8d1" officeooo:paragraph-rsid="00755432"/>
    </style:style>
    <style:style style:name="P104" style:family="paragraph" style:parent-style-name="Standard">
      <style:paragraph-properties fo:text-align="justify" style:justify-single-word="false" fo:break-before="page"/>
      <style:text-properties officeooo:rsid="00a59e94" officeooo:paragraph-rsid="00a59e94"/>
    </style:style>
    <style:style style:name="P105" style:family="paragraph" style:parent-style-name="Code_20_block">
      <style:paragraph-properties fo:break-before="page"/>
    </style:style>
    <style:style style:name="P106" style:family="paragraph" style:parent-style-name="Code_20_block">
      <style:text-properties fo:color="#008000"/>
    </style:style>
    <style:style style:name="P107" style:family="paragraph" style:parent-style-name="Code_20_block">
      <style:text-properties fo:color="#008000" fo:font-weight="normal" officeooo:paragraph-rsid="0090c7dc" style:font-weight-asian="normal" style:font-weight-complex="normal"/>
    </style:style>
    <style:style style:name="P108" style:family="paragraph" style:parent-style-name="Code_20_block">
      <style:text-properties fo:color="#008000" officeooo:rsid="00528047"/>
    </style:style>
    <style:style style:name="P109" style:family="paragraph" style:parent-style-name="Code_20_block">
      <style:text-properties fo:color="#008000" officeooo:rsid="005507df"/>
    </style:style>
    <style:style style:name="P110" style:family="paragraph" style:parent-style-name="Code_20_block">
      <style:text-properties fo:color="#008000" officeooo:rsid="005507df" officeooo:paragraph-rsid="005507df"/>
    </style:style>
    <style:style style:name="P111" style:family="paragraph" style:parent-style-name="Code_20_block">
      <style:text-properties fo:color="#008000" officeooo:rsid="005507df" officeooo:paragraph-rsid="0055d704"/>
    </style:style>
    <style:style style:name="P112" style:family="paragraph" style:parent-style-name="Code_20_block">
      <style:text-properties fo:color="#008000" officeooo:rsid="0056dc60" officeooo:paragraph-rsid="0056dc60"/>
    </style:style>
    <style:style style:name="P113" style:family="paragraph" style:parent-style-name="Code_20_block">
      <style:text-properties fo:color="#008000" officeooo:rsid="0059317a"/>
    </style:style>
    <style:style style:name="P114" style:family="paragraph" style:parent-style-name="Code_20_block">
      <style:text-properties fo:color="#008000" officeooo:rsid="0059317a" officeooo:paragraph-rsid="0059317a"/>
    </style:style>
    <style:style style:name="P115" style:family="paragraph" style:parent-style-name="Code_20_block">
      <style:text-properties fo:color="#008000" officeooo:rsid="0059317a" officeooo:paragraph-rsid="005aa935"/>
    </style:style>
    <style:style style:name="P116" style:family="paragraph" style:parent-style-name="Code_20_block">
      <style:text-properties fo:color="#008000" officeooo:rsid="006ce8d1"/>
    </style:style>
    <style:style style:name="P117" style:family="paragraph" style:parent-style-name="Code_20_block">
      <style:text-properties fo:color="#008000" officeooo:rsid="007c4f27"/>
    </style:style>
    <style:style style:name="P118" style:family="paragraph" style:parent-style-name="Code_20_block">
      <style:text-properties fo:color="#008000" officeooo:rsid="007d74fc"/>
    </style:style>
    <style:style style:name="P119" style:family="paragraph" style:parent-style-name="Code_20_block">
      <style:text-properties fo:color="#008000" officeooo:rsid="007deb7f"/>
    </style:style>
    <style:style style:name="P120" style:family="paragraph" style:parent-style-name="Code_20_block">
      <style:text-properties fo:color="#008000" officeooo:paragraph-rsid="0090c7dc"/>
    </style:style>
    <style:style style:name="P121" style:family="paragraph" style:parent-style-name="Code_20_block">
      <style:text-properties fo:color="#008000" officeooo:rsid="0055d704" officeooo:paragraph-rsid="0055d704"/>
    </style:style>
    <style:style style:name="P122" style:family="paragraph" style:parent-style-name="Code_20_block">
      <style:text-properties fo:font-weight="normal" officeooo:paragraph-rsid="0090c7dc" style:font-weight-asian="normal" style:font-weight-complex="normal"/>
    </style:style>
    <style:style style:name="P123" style:family="paragraph" style:parent-style-name="Code_20_block">
      <style:paragraph-properties fo:text-align="justify" style:justify-single-word="false"/>
    </style:style>
    <style:style style:name="P124" style:family="paragraph" style:parent-style-name="Code_20_block">
      <style:paragraph-properties fo:text-align="justify" style:justify-single-word="false"/>
      <style:text-properties officeooo:paragraph-rsid="0090c7dc"/>
    </style:style>
    <style:style style:name="P125" style:family="paragraph" style:parent-style-name="Code_20_block">
      <style:text-properties officeooo:paragraph-rsid="001c8943"/>
    </style:style>
    <style:style style:name="P126" style:family="paragraph" style:parent-style-name="Code_20_block">
      <style:text-properties officeooo:rsid="001c8943"/>
    </style:style>
    <style:style style:name="P127" style:family="paragraph" style:parent-style-name="Code_20_block">
      <style:text-properties officeooo:rsid="001a40c8"/>
    </style:style>
    <style:style style:name="P128" style:family="paragraph" style:parent-style-name="Code_20_block">
      <style:text-properties officeooo:rsid="001a40c8" officeooo:paragraph-rsid="001a40c8"/>
    </style:style>
    <style:style style:name="P129" style:family="paragraph" style:parent-style-name="Code_20_block">
      <style:text-properties officeooo:rsid="00248e0c"/>
    </style:style>
    <style:style style:name="P130" style:family="paragraph" style:parent-style-name="Code_20_block">
      <style:text-properties officeooo:rsid="0026484a"/>
    </style:style>
    <style:style style:name="P131" style:family="paragraph" style:parent-style-name="Code_20_block">
      <style:text-properties officeooo:rsid="002e1562"/>
    </style:style>
    <style:style style:name="P132" style:family="paragraph" style:parent-style-name="Code_20_block">
      <style:text-properties officeooo:rsid="002e1562" officeooo:paragraph-rsid="00306722"/>
    </style:style>
    <style:style style:name="P133" style:family="paragraph" style:parent-style-name="Code_20_block">
      <style:text-properties officeooo:rsid="0034057d" officeooo:paragraph-rsid="0090c7dc"/>
    </style:style>
    <style:style style:name="P134" style:family="paragraph" style:parent-style-name="Code_20_block">
      <style:text-properties officeooo:rsid="00332915" officeooo:paragraph-rsid="0090c7dc"/>
    </style:style>
    <style:style style:name="P135" style:family="paragraph" style:parent-style-name="Code_20_block">
      <style:text-properties officeooo:paragraph-rsid="003e84e4"/>
    </style:style>
    <style:style style:name="P136" style:family="paragraph" style:parent-style-name="Code_20_block">
      <style:text-properties officeooo:paragraph-rsid="003fa906"/>
    </style:style>
    <style:style style:name="P137" style:family="paragraph" style:parent-style-name="Code_20_block">
      <style:text-properties officeooo:rsid="0045f55f"/>
    </style:style>
    <style:style style:name="P138" style:family="paragraph" style:parent-style-name="Code_20_block">
      <style:text-properties officeooo:rsid="004e9309"/>
    </style:style>
    <style:style style:name="P139" style:family="paragraph" style:parent-style-name="Code_20_block">
      <style:text-properties officeooo:rsid="004e9309" officeooo:paragraph-rsid="004e9309"/>
    </style:style>
    <style:style style:name="P140" style:family="paragraph" style:parent-style-name="Code_20_block">
      <style:text-properties officeooo:rsid="0050a4de"/>
    </style:style>
    <style:style style:name="P141" style:family="paragraph" style:parent-style-name="Code_20_block">
      <style:text-properties officeooo:rsid="00528047"/>
    </style:style>
    <style:style style:name="P142" style:family="paragraph" style:parent-style-name="Code_20_block">
      <style:text-properties officeooo:rsid="00528047" officeooo:paragraph-rsid="006aa10a"/>
    </style:style>
    <style:style style:name="P143" style:family="paragraph" style:parent-style-name="Code_20_block">
      <style:text-properties officeooo:rsid="00528047" officeooo:paragraph-rsid="006ad288"/>
    </style:style>
    <style:style style:name="P144" style:family="paragraph" style:parent-style-name="Code_20_block">
      <style:text-properties officeooo:rsid="005507df"/>
    </style:style>
    <style:style style:name="P145" style:family="paragraph" style:parent-style-name="Code_20_block">
      <style:text-properties officeooo:rsid="0059317a"/>
    </style:style>
    <style:style style:name="P146" style:family="paragraph" style:parent-style-name="Code_20_block">
      <style:text-properties officeooo:rsid="005e709b"/>
    </style:style>
    <style:style style:name="P147" style:family="paragraph" style:parent-style-name="Code_20_block">
      <style:text-properties officeooo:paragraph-rsid="0063c6ad"/>
    </style:style>
    <style:style style:name="P148" style:family="paragraph" style:parent-style-name="Code_20_block">
      <style:text-properties officeooo:rsid="00609497"/>
    </style:style>
    <style:style style:name="P149" style:family="paragraph" style:parent-style-name="Code_20_block">
      <style:text-properties officeooo:rsid="0063c6ad"/>
    </style:style>
    <style:style style:name="P150" style:family="paragraph" style:parent-style-name="Code_20_block">
      <style:text-properties officeooo:rsid="00642854"/>
    </style:style>
    <style:style style:name="P151" style:family="paragraph" style:parent-style-name="Code_20_block">
      <style:text-properties officeooo:rsid="00642854" officeooo:paragraph-rsid="00642854"/>
    </style:style>
    <style:style style:name="P152" style:family="paragraph" style:parent-style-name="Code_20_block">
      <style:text-properties officeooo:rsid="00642854" officeooo:paragraph-rsid="0064d9fb"/>
    </style:style>
    <style:style style:name="P153" style:family="paragraph" style:parent-style-name="Code_20_block">
      <style:text-properties officeooo:paragraph-rsid="006ce8d1"/>
    </style:style>
    <style:style style:name="P154" style:family="paragraph" style:parent-style-name="Code_20_block">
      <style:text-properties officeooo:rsid="006ce8d1"/>
    </style:style>
    <style:style style:name="P155" style:family="paragraph" style:parent-style-name="Code_20_block">
      <style:text-properties officeooo:rsid="006ce8d1" officeooo:paragraph-rsid="0070305b"/>
    </style:style>
    <style:style style:name="P156" style:family="paragraph" style:parent-style-name="Code_20_block">
      <style:text-properties officeooo:rsid="007493a4"/>
    </style:style>
    <style:style style:name="P157" style:family="paragraph" style:parent-style-name="Code_20_block">
      <style:text-properties officeooo:rsid="00755432"/>
    </style:style>
    <style:style style:name="P158" style:family="paragraph" style:parent-style-name="Code_20_block">
      <style:text-properties officeooo:rsid="00769e2d"/>
    </style:style>
    <style:style style:name="P159" style:family="paragraph" style:parent-style-name="Code_20_block">
      <style:text-properties officeooo:rsid="00769e2d" officeooo:paragraph-rsid="0079d91a"/>
    </style:style>
    <style:style style:name="P160" style:family="paragraph" style:parent-style-name="Code_20_block">
      <style:text-properties officeooo:rsid="007c4f27"/>
    </style:style>
    <style:style style:name="P161" style:family="paragraph" style:parent-style-name="Code_20_block">
      <style:text-properties officeooo:rsid="007d74fc"/>
    </style:style>
    <style:style style:name="P162" style:family="paragraph" style:parent-style-name="Code_20_block">
      <style:text-properties officeooo:rsid="007deb7f"/>
    </style:style>
    <style:style style:name="P163" style:family="paragraph" style:parent-style-name="Code_20_block">
      <style:text-properties officeooo:paragraph-rsid="0090c7dc"/>
    </style:style>
    <style:style style:name="P164" style:family="paragraph" style:parent-style-name="Code_20_block">
      <style:text-properties officeooo:paragraph-rsid="0096cb45"/>
    </style:style>
    <style:style style:name="P165" style:family="paragraph" style:parent-style-name="Code_20_block">
      <style:text-properties fo:color="#006600"/>
    </style:style>
    <style:style style:name="P166" style:family="paragraph" style:parent-style-name="Code_20_block">
      <style:text-properties fo:color="#006600" officeooo:paragraph-rsid="009ff88f"/>
    </style:style>
    <style:style style:name="P167" style:family="paragraph" style:parent-style-name="Code_20_block">
      <style:text-properties officeooo:paragraph-rsid="0099270f"/>
    </style:style>
    <style:style style:name="P168" style:family="paragraph" style:parent-style-name="Code_20_block">
      <style:text-properties officeooo:paragraph-rsid="009fedc1"/>
    </style:style>
    <style:style style:name="P169" style:family="paragraph" style:parent-style-name="Code_20_block">
      <style:text-properties officeooo:paragraph-rsid="009ff88f"/>
    </style:style>
    <style:style style:name="P170" style:family="paragraph" style:parent-style-name="Table_20_Contents">
      <style:paragraph-properties fo:text-align="center" style:justify-single-word="false"/>
      <style:text-properties officeooo:paragraph-rsid="0090c7dc"/>
    </style:style>
    <style:style style:name="P171" style:family="paragraph" style:parent-style-name="Table_20_Contents">
      <style:paragraph-properties fo:text-align="center" style:justify-single-word="false"/>
      <style:text-properties style:font-name="Courier New1" officeooo:paragraph-rsid="0090c7dc"/>
    </style:style>
    <style:style style:name="P172" style:family="paragraph" style:parent-style-name="Standard" style:list-style-name="List_20_2"/>
    <style:style style:name="P173" style:family="paragraph" style:parent-style-name="Standard" style:list-style-name="List_20_2">
      <style:text-properties officeooo:paragraph-rsid="003e84e4"/>
    </style:style>
    <style:style style:name="P174" style:family="paragraph" style:parent-style-name="Standard" style:list-style-name="List_20_2">
      <style:paragraph-properties fo:text-align="justify" style:justify-single-word="false"/>
      <style:text-properties fo:font-weight="normal" style:font-weight-asian="normal" style:font-weight-complex="normal"/>
    </style:style>
    <style:style style:name="P175"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176" style:family="paragraph" style:parent-style-name="Standard" style:list-style-name="List_20_2">
      <style:paragraph-properties fo:text-align="justify" style:justify-single-word="false"/>
    </style:style>
    <style:style style:name="P177" style:family="paragraph" style:parent-style-name="Standard" style:list-style-name="List_20_2">
      <style:paragraph-properties fo:text-align="justify" style:justify-single-word="false"/>
      <style:text-properties officeooo:paragraph-rsid="002c1070"/>
    </style:style>
    <style:style style:name="P178" style:family="paragraph" style:parent-style-name="Standard" style:list-style-name="List_20_2">
      <style:paragraph-properties fo:text-align="justify" style:justify-single-word="false"/>
      <style:text-properties officeooo:paragraph-rsid="00642854"/>
    </style:style>
    <style:style style:name="P179" style:family="paragraph" style:parent-style-name="Standard" style:list-style-name="List_20_1">
      <style:paragraph-properties fo:text-align="justify" style:justify-single-word="false"/>
      <style:text-properties officeooo:paragraph-rsid="0045f55f"/>
    </style:style>
    <style:style style:name="P180" style:family="paragraph" style:parent-style-name="Standard" style:list-style-name="List_20_1"/>
    <style:style style:name="P181" style:family="paragraph" style:parent-style-name="Standard" style:list-style-name="List_20_1">
      <style:paragraph-properties fo:text-align="justify" style:justify-single-word="false"/>
      <style:text-properties officeooo:rsid="001ad4c5" officeooo:paragraph-rsid="001ad4c5"/>
    </style:style>
    <style:style style:name="P182" style:family="paragraph" style:parent-style-name="Standard" style:list-style-name="List_20_2">
      <style:paragraph-properties fo:text-align="justify" style:justify-single-word="false"/>
      <style:text-properties officeooo:rsid="00248e0c" officeooo:paragraph-rsid="002c1070"/>
    </style:style>
    <style:style style:name="P183" style:family="paragraph" style:parent-style-name="Standard" style:list-style-name="List_20_2">
      <style:paragraph-properties fo:text-align="justify" style:justify-single-word="false"/>
      <style:text-properties officeooo:rsid="00248e0c" officeooo:paragraph-rsid="00642854"/>
    </style:style>
    <style:style style:name="P184" style:family="paragraph" style:parent-style-name="Standard" style:list-style-name="List_20_1">
      <style:paragraph-properties fo:text-align="justify" style:justify-single-word="false"/>
      <style:text-properties officeooo:rsid="0045f55f" officeooo:paragraph-rsid="0045f55f"/>
    </style:style>
    <style:style style:name="P185" style:family="paragraph" style:parent-style-name="Standard" style:list-style-name="List_20_1">
      <style:paragraph-properties fo:text-align="justify" style:justify-single-word="false"/>
      <style:text-properties officeooo:rsid="00b988bd" officeooo:paragraph-rsid="00b988bd"/>
    </style:style>
    <style:style style:name="P186" style:family="paragraph" style:parent-style-name="Heading_20_2">
      <style:paragraph-properties fo:break-before="page"/>
    </style:style>
    <style:style style:name="P187" style:family="paragraph" style:parent-style-name="Heading_20_2">
      <style:paragraph-properties fo:break-before="page"/>
      <style:text-properties officeooo:paragraph-rsid="0091f516"/>
    </style:style>
    <style:style style:name="P188" style:family="paragraph" style:parent-style-name="Heading_20_1" style:master-page-name="Standard">
      <style:paragraph-properties style:page-number="auto"/>
    </style:style>
    <style:style style:name="P189" style:family="paragraph" style:parent-style-name="Heading_20_3">
      <style:paragraph-properties fo:break-before="page"/>
    </style:style>
    <style:style style:name="P190" style:family="paragraph" style:parent-style-name="Heading_20_4">
      <style:text-properties officeooo:paragraph-rsid="0090c7dc"/>
    </style:style>
    <style:style style:name="P191" style:family="paragraph" style:parent-style-name="Heading_20_4">
      <style:text-properties fo:font-style="normal" officeooo:rsid="00387dae" officeooo:paragraph-rsid="0090c7dc" style:font-style-asian="normal" style:font-style-complex="normal"/>
    </style:style>
    <style:style style:name="P192" style:family="paragraph" style:parent-style-name="Heading_20_4">
      <style:text-properties officeooo:rsid="006bc855"/>
    </style:style>
    <style:style style:name="P193"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2c4e0" style:font-style-asian="italic" style:font-style-complex="italic"/>
    </style:style>
    <style:style style:name="T10" style:family="text">
      <style:text-properties fo:font-style="italic" officeooo:rsid="0033291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b39b82" style:font-style-asian="italic" style:font-weight-asian="bold" style:font-style-complex="italic" style:font-weight-complex="bold"/>
    </style:style>
    <style:style style:name="T13" style:family="text">
      <style:text-properties fo:font-style="italic" fo:font-weight="normal" officeooo:rsid="00332915" style:font-style-asian="italic" style:font-weight-asian="normal" style:font-style-complex="italic" style:font-weight-complex="normal"/>
    </style:style>
    <style:style style:name="T14" style:family="text">
      <style:text-properties fo:font-style="italic" fo:font-weight="normal" officeooo:rsid="0034057d" style:font-style-asian="italic" style:font-weight-asian="normal" style:font-style-complex="italic" style:font-weight-complex="normal"/>
    </style:style>
    <style:style style:name="T15" style:family="text">
      <style:text-properties fo:font-style="italic" fo:font-weight="normal" officeooo:rsid="003b45d1" style:font-style-asian="italic" style:font-weight-asian="normal" style:font-style-complex="italic" style:font-weight-complex="normal"/>
    </style:style>
    <style:style style:name="T16" style:family="text">
      <style:text-properties fo:color="#008000"/>
    </style:style>
    <style:style style:name="T17" style:family="text">
      <style:text-properties fo:color="#008000" fo:font-weight="normal" style:font-weight-asian="normal" style:font-weight-complex="normal"/>
    </style:style>
    <style:style style:name="T18" style:family="text">
      <style:text-properties fo:color="#008000" officeooo:rsid="001a40c8"/>
    </style:style>
    <style:style style:name="T19" style:family="text">
      <style:text-properties fo:color="#008000" officeooo:rsid="001c8943"/>
    </style:style>
    <style:style style:name="T20" style:family="text">
      <style:text-properties fo:color="#008000" officeooo:rsid="00248e0c"/>
    </style:style>
    <style:style style:name="T21" style:family="text">
      <style:text-properties fo:color="#008000" officeooo:rsid="0026484a"/>
    </style:style>
    <style:style style:name="T22" style:family="text">
      <style:text-properties fo:color="#008000" officeooo:rsid="00332915"/>
    </style:style>
    <style:style style:name="T23" style:family="text">
      <style:text-properties fo:color="#008000" officeooo:rsid="0034057d"/>
    </style:style>
    <style:style style:name="T24" style:family="text">
      <style:text-properties fo:color="#008000" officeooo:rsid="0045f55f"/>
    </style:style>
    <style:style style:name="T25" style:family="text">
      <style:text-properties fo:color="#008000" officeooo:rsid="004e9309"/>
    </style:style>
    <style:style style:name="T26" style:family="text">
      <style:text-properties fo:color="#008000" officeooo:rsid="0050a4de"/>
    </style:style>
    <style:style style:name="T27" style:family="text">
      <style:text-properties fo:color="#008000" officeooo:rsid="00528047"/>
    </style:style>
    <style:style style:name="T28" style:family="text">
      <style:text-properties fo:color="#008000" officeooo:rsid="005c587e"/>
    </style:style>
    <style:style style:name="T29" style:family="text">
      <style:text-properties fo:color="#008000" officeooo:rsid="00609497"/>
    </style:style>
    <style:style style:name="T30" style:family="text">
      <style:text-properties fo:color="#008000" officeooo:rsid="0063c6ad"/>
    </style:style>
    <style:style style:name="T31" style:family="text">
      <style:text-properties fo:color="#008000" officeooo:rsid="006ce8d1"/>
    </style:style>
    <style:style style:name="T32" style:family="text">
      <style:text-properties fo:color="#008000" officeooo:rsid="006e4edc"/>
    </style:style>
    <style:style style:name="T33" style:family="text">
      <style:text-properties fo:color="#008000" officeooo:rsid="0071bbf1"/>
    </style:style>
    <style:style style:name="T34" style:family="text">
      <style:text-properties fo:color="#008000" officeooo:rsid="007493a4"/>
    </style:style>
    <style:style style:name="T35" style:family="text">
      <style:text-properties fo:color="#008000" officeooo:rsid="00755432"/>
    </style:style>
    <style:style style:name="T36" style:family="text">
      <style:text-properties fo:color="#008000" officeooo:rsid="00769e2d"/>
    </style:style>
    <style:style style:name="T37" style:family="text">
      <style:text-properties fo:color="#008000" officeooo:rsid="00850990"/>
    </style:style>
    <style:style style:name="T38" style:family="text">
      <style:text-properties fo:color="#008000" officeooo:rsid="0086ba63"/>
    </style:style>
    <style:style style:name="T39" style:family="text">
      <style:text-properties fo:color="#008000" officeooo:rsid="0088bf12"/>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officeooo:rsid="00332915"/>
    </style:style>
    <style:style style:name="T42" style:family="text">
      <style:text-properties style:text-underline-style="solid" style:text-underline-width="auto" style:text-underline-color="font-color" officeooo:rsid="003b45d1"/>
    </style:style>
    <style:style style:name="T43" style:family="text">
      <style:text-properties style:text-position="-10% 85%"/>
    </style:style>
    <style:style style:name="T44" style:family="text">
      <style:text-properties fo:font-style="normal" style:font-style-asian="normal" style:font-style-complex="normal"/>
    </style:style>
    <style:style style:name="T45" style:family="text">
      <style:text-properties fo:font-style="normal" officeooo:rsid="003730f1" style:font-style-asian="normal" style:font-style-complex="normal"/>
    </style:style>
    <style:style style:name="T4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7" style:family="text">
      <style:text-properties fo:font-style="normal" style:text-underline-style="solid" style:text-underline-width="auto" style:text-underline-color="font-color" officeooo:rsid="00332915" style:font-style-asian="normal" style:font-style-complex="normal"/>
    </style:style>
    <style:style style:name="T48" style:family="text">
      <style:text-properties fo:font-style="normal" style:text-underline-style="solid" style:text-underline-width="auto" style:text-underline-color="font-color" officeooo:rsid="003b45d1" style:font-style-asian="normal" style:font-style-complex="normal"/>
    </style:style>
    <style:style style:name="T49" style:family="text">
      <style:text-properties fo:font-style="normal" fo:font-weight="normal" officeooo:rsid="00332915" style:font-style-asian="normal" style:font-weight-asian="normal" style:font-style-complex="normal" style:font-weight-complex="normal"/>
    </style:style>
    <style:style style:name="T50" style:family="text">
      <style:text-properties fo:font-weight="normal" style:font-weight-asian="normal" style:font-weight-complex="normal"/>
    </style:style>
    <style:style style:name="T51" style:family="text">
      <style:text-properties fo:font-weight="normal" officeooo:rsid="00332915" style:font-weight-asian="normal" style:font-weight-complex="normal"/>
    </style:style>
    <style:style style:name="T52" style:family="text">
      <style:text-properties fo:font-weight="normal" officeooo:rsid="00368219" style:font-weight-asian="normal" style:font-weight-complex="normal"/>
    </style:style>
    <style:style style:name="T53" style:family="text">
      <style:text-properties fo:color="#000000" style:font-name="Courier New1" fo:font-size="9pt" style:font-name-asian="Courier New1" style:font-size-asian="9pt" style:font-name-complex="Courier New1" style:font-size-complex="9pt"/>
    </style:style>
    <style:style style:name="T54" style:family="text">
      <style:text-properties officeooo:rsid="001a2c23"/>
    </style:style>
    <style:style style:name="T55" style:family="text">
      <style:text-properties officeooo:rsid="001a40c8"/>
    </style:style>
    <style:style style:name="T56" style:family="text">
      <style:text-properties officeooo:rsid="001c8943"/>
    </style:style>
    <style:style style:name="T57" style:family="text">
      <style:text-properties officeooo:rsid="0022c4e0"/>
    </style:style>
    <style:style style:name="T58" style:family="text">
      <style:text-properties officeooo:rsid="00248e0c"/>
    </style:style>
    <style:style style:name="T59" style:family="text">
      <style:text-properties officeooo:rsid="0026484a"/>
    </style:style>
    <style:style style:name="T60" style:family="text">
      <style:text-properties officeooo:rsid="002c1070"/>
    </style:style>
    <style:style style:name="T61" style:family="text">
      <style:text-properties officeooo:rsid="002f8517"/>
    </style:style>
    <style:style style:name="T62" style:family="text">
      <style:text-properties officeooo:rsid="00332915"/>
    </style:style>
    <style:style style:name="T63" style:family="text">
      <style:text-properties officeooo:rsid="0034057d"/>
    </style:style>
    <style:style style:name="T64" style:family="text">
      <style:text-properties officeooo:rsid="00368219"/>
    </style:style>
    <style:style style:name="T65" style:family="text">
      <style:text-properties officeooo:rsid="003b45d1"/>
    </style:style>
    <style:style style:name="T66" style:family="text">
      <style:text-properties officeooo:rsid="003e84e4"/>
    </style:style>
    <style:style style:name="T67" style:family="text">
      <style:text-properties officeooo:rsid="003fa906"/>
    </style:style>
    <style:style style:name="T68" style:family="text">
      <style:text-properties officeooo:rsid="004152a3"/>
    </style:style>
    <style:style style:name="T69" style:family="text">
      <style:text-properties officeooo:rsid="0045f55f"/>
    </style:style>
    <style:style style:name="T70" style:family="text">
      <style:text-properties officeooo:rsid="004cd2a6"/>
    </style:style>
    <style:style style:name="T71" style:family="text">
      <style:text-properties officeooo:rsid="004e9309"/>
    </style:style>
    <style:style style:name="T72" style:family="text">
      <style:text-properties officeooo:rsid="0050a4de"/>
    </style:style>
    <style:style style:name="T73" style:family="text">
      <style:text-properties officeooo:rsid="00528047"/>
    </style:style>
    <style:style style:name="T74" style:family="text">
      <style:text-properties officeooo:rsid="00609497"/>
    </style:style>
    <style:style style:name="T75" style:family="text">
      <style:text-properties officeooo:rsid="0063c6ad"/>
    </style:style>
    <style:style style:name="T76" style:family="text">
      <style:text-properties officeooo:rsid="00642854"/>
    </style:style>
    <style:style style:name="T77" style:family="text">
      <style:text-properties officeooo:rsid="00657e41"/>
    </style:style>
    <style:style style:name="T78" style:family="text">
      <style:text-properties officeooo:rsid="006ce8d1"/>
    </style:style>
    <style:style style:name="T79" style:family="text">
      <style:text-properties officeooo:rsid="0070305b"/>
    </style:style>
    <style:style style:name="T80" style:family="text">
      <style:text-properties officeooo:rsid="0071bbf1"/>
    </style:style>
    <style:style style:name="T81" style:family="text">
      <style:text-properties officeooo:rsid="007493a4"/>
    </style:style>
    <style:style style:name="T82" style:family="text">
      <style:text-properties officeooo:rsid="00755432"/>
    </style:style>
    <style:style style:name="T83" style:family="text">
      <style:text-properties officeooo:rsid="00769e2d"/>
    </style:style>
    <style:style style:name="T84" style:family="text">
      <style:text-properties officeooo:rsid="007c4f27"/>
    </style:style>
    <style:style style:name="T85" style:family="text">
      <style:text-properties officeooo:rsid="007d74fc"/>
    </style:style>
    <style:style style:name="T86" style:family="text">
      <style:text-properties officeooo:rsid="007f8bb8"/>
    </style:style>
    <style:style style:name="T87" style:family="text">
      <style:text-properties officeooo:rsid="0083e1d9"/>
    </style:style>
    <style:style style:name="T88" style:family="text">
      <style:text-properties officeooo:rsid="00850990"/>
    </style:style>
    <style:style style:name="T89" style:family="text">
      <style:text-properties officeooo:rsid="008a94b8"/>
    </style:style>
    <style:style style:name="T90" style:family="text">
      <style:text-properties officeooo:rsid="008f81d5"/>
    </style:style>
    <style:style style:name="T91" style:family="text">
      <style:text-properties officeooo:rsid="0090383c"/>
    </style:style>
    <style:style style:name="T92" style:family="text">
      <style:text-properties officeooo:rsid="00906614"/>
    </style:style>
    <style:style style:name="T93" style:family="text">
      <style:text-properties officeooo:rsid="0092682a"/>
    </style:style>
    <style:style style:name="T94" style:family="text">
      <style:text-properties officeooo:rsid="0094e241"/>
    </style:style>
    <style:style style:name="T95" style:family="text">
      <style:text-properties fo:color="#3333ff" fo:font-weight="bold" style:font-weight-asian="bold" style:font-weight-complex="bold"/>
    </style:style>
    <style:style style:name="T96" style:family="text">
      <style:text-properties fo:color="#006600"/>
    </style:style>
    <style:style style:name="T97" style:family="text">
      <style:text-properties fo:color="#006600" officeooo:rsid="0096cb45"/>
    </style:style>
    <style:style style:name="T98" style:family="text">
      <style:text-properties fo:color="#006600" officeooo:rsid="009ff88f"/>
    </style:style>
    <style:style style:name="T99" style:family="text">
      <style:text-properties fo:color="#006600" officeooo:rsid="00bdef78"/>
    </style:style>
    <style:style style:name="T100" style:family="text">
      <style:text-properties officeooo:rsid="00970452"/>
    </style:style>
    <style:style style:name="T101" style:family="text">
      <style:text-properties officeooo:rsid="0099270f"/>
    </style:style>
    <style:style style:name="T102" style:family="text">
      <style:text-properties officeooo:rsid="009b7576"/>
    </style:style>
    <style:style style:name="T103" style:family="text">
      <style:text-properties officeooo:rsid="009fedc1"/>
    </style:style>
    <style:style style:name="T104" style:family="text">
      <style:text-properties officeooo:rsid="009ff88f"/>
    </style:style>
    <style:style style:name="T105" style:family="text">
      <style:text-properties officeooo:rsid="00a18a4f"/>
    </style:style>
    <style:style style:name="T106" style:family="text">
      <style:text-properties officeooo:rsid="00a59e94"/>
    </style:style>
    <style:style style:name="T107" style:family="text">
      <style:text-properties officeooo:rsid="00ab8a8f"/>
    </style:style>
    <style:style style:name="T108" style:family="text">
      <style:text-properties officeooo:rsid="00add6fc"/>
    </style:style>
    <style:style style:name="T109" style:family="text">
      <style:text-properties officeooo:rsid="00b12d48"/>
    </style:style>
    <style:style style:name="T110" style:family="text">
      <style:text-properties officeooo:rsid="00b39b82"/>
    </style:style>
    <style:style style:name="T111" style:family="text">
      <style:text-properties officeooo:rsid="00b59e68"/>
    </style:style>
    <style:style style:name="T112" style:family="text">
      <style:text-properties officeooo:rsid="00b6aca7"/>
    </style:style>
    <style:style style:name="T113" style:family="text">
      <style:text-properties officeooo:rsid="00b8130d"/>
    </style:style>
    <style:style style:name="T114" style:family="text">
      <style:text-properties officeooo:rsid="00bc198f"/>
    </style:style>
    <style:style style:name="T115" style:family="text">
      <style:text-properties officeooo:rsid="00be86b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67362288096757000" text:style-name="Outline">
        <text:list-item>
          <text:h text:style-name="P188"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215701647142554" text:continue-numbering="true" text:style-name="Outline">
        <text:list-item>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23">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3"/>
      <text:p text:style-name="P23">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0">L<text:span text:style-name="T43">1</text:span></text:p>
          </table:table-cell>
          <table:table-cell table:style-name="Table1.A1" office:value-type="string">
            <text:p text:style-name="P170">Block<text:span text:style-name="T43">1</text:span></text:p>
          </table:table-cell>
          <table:table-cell table:style-name="Table1.A1" office:value-type="string">
            <text:p text:style-name="P171">.....</text:p>
          </table:table-cell>
          <table:table-cell table:style-name="Table1.A1" office:value-type="string">
            <text:p text:style-name="P170">L<text:span text:style-name="T43">n</text:span></text:p>
          </table:table-cell>
          <table:table-cell table:style-name="Table1.E1" office:value-type="string">
            <text:p text:style-name="P170">Block<text:span text:style-name="T43">n</text:span></text:p>
          </table:table-cell>
        </table:table-row>
      </table:table>
      <text:p text:style-name="P23"/>
      <text:p text:style-name="P23">Where:</text:p>
      <text:p text:style-name="P23"/>
      <text:list xml:id="list153316972660553809" text:style-name="List_20_2">
        <text:list-item>
          <text:p text:style-name="P175">Block<text:span text:style-name="T43">1</text:span>, ..., Block<text:span text:style-name="T43">n </text:span>are separate blocks of data constituting the message</text:p>
        </text:list-item>
        <text:list-item>
          <text:p text:style-name="P175">L<text:span text:style-name="T43">1</text:span>, ..., L<text:span text:style-name="T43">n</text:span> <text:s text:c="2"/>are the lengths of each block of data</text:p>
        </text:list-item>
      </text:list>
      <text:p text:style-name="P23"/>
      <text:p text:style-name="P23">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3"/>
      <text:p text:style-name="P23"><text:span text:style-name="T40">Related sample</text:span>: “Data Encryption” sample in the JPPF samples pack</text:p>
      <text:p text:style-name="P23"/>
      <text:p text:style-name="P23">The general workflow to implement and deploy a data transformation is as follows:</text:p>
      <text:p text:style-name="P23"/>
      <text:p text:style-name="P23"><text:span text:style-name="T1">Step 1: implement the </text:span><text:a xlink:type="simple" xlink:href="http://www.jppf.org/api-5/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23"/>
      <text:p text:style-name="P23">This interface is defined as follows:</text:p>
      <text:p text:style-name="P23"/>
      <text:p text:style-name="P122"><text:s text:c="2"/>public interface JPPFDataTransform {</text:p>
      <text:p text:style-name="P107"><text:s text:c="4"/>// Transform a block of data into another, transformed one.</text:p>
      <text:p text:style-name="P107"><text:s text:c="4"/>// This operation must be such that the result of unwrapping the data of the</text:p>
      <text:p text:style-name="P107"><text:s text:c="4"/>// destination must be the equal to the source data</text:p>
      <text:p text:style-name="P122"><text:s text:c="4"/>void wrap(InputStream source, OutputStream destination) throws Exception;</text:p>
      <text:p text:style-name="P122"><text:s text:c="2"/></text:p>
      <text:p text:style-name="P163"><text:span text:style-name="T50"><text:s text:c="4"/></text:span><text:span text:style-name="T17">// Transform a block of data into another, reverse-transformed one</text:span></text:p>
      <text:p text:style-name="P107"><text:s text:c="4"/>// This method is the reverse operation with regards to wrap()</text:p>
      <text:p text:style-name="P122"><text:s text:c="4"/>void unwrap(InputStream source, OutputStream destination) throws Exception;</text:p>
      <text:p text:style-name="P122"><text:s text:c="2"/>}</text:p>
      <text:p text:style-name="P23"/>
      <text:p text:style-name="P15"><text:span text:style-name="T50">One very important thing to note is that the sequential application of the </text:span><text:span text:style-name="Code_20_char"><text:span text:style-name="T50">wrap()</text:span></text:span><text:span text:style-name="T50"> and </text:span><text:span text:style-name="Code_20_char"><text:span text:style-name="T50">unwrap()</text:span></text:span><text:span text:style-name="T50"> methods </text:span>must return exactly the original data<text:span text:style-name="T50">.</text:span></text:p>
      <text:p text:style-name="P23"/>
      <text:p text:style-name="P23">Also keep in mind that the data transformation is completely stateless. For instance there is no knowledge of where the data comes from or where it is going.</text:p>
      <text:p text:style-name="P23"/>
      <text:p text:style-name="P23">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3"/>
      <text:p text:style-name="P23"/>
      <text:p text:style-name="P102">Here is our implementation of <text:span text:style-name="Code_20_char">JPPFDataTransform</text:span>:</text:p>
      <text:p text:style-name="P23"/>
      <text:p text:style-name="P163"><text:s text:c="2"/><text:span text:style-name="T16">// Data transform that uses the DES cyptographic algorithm with a 56 bits secret key</text:span></text:p>
      <text:p text:style-name="P163"><text:s text:c="2"/>public class SecureKeyCipherTransform implements JPPFDataTransform {</text:p>
      <text:p text:style-name="P163"><text:s text:c="4"/><text:span text:style-name="T16">// Secret (symetric) key used for encryption and decryption</text:span></text:p>
      <text:p text:style-name="P163"><text:s text:c="4"/>private static SecretKey secretKey = getSecretKey();</text:p>
      <text:p text:style-name="P163"/>
      <text:p text:style-name="P163"><text:s text:c="4"/><text:span text:style-name="T16">// Encrypt the data using streams</text:span></text:p>
      <text:p text:style-name="P163"><text:s text:c="4"/>public void wrap(InputStream source, OutputStream dest) throws Exception {</text:p>
      <text:p text:style-name="P163"><text:s text:c="6"/><text:span text:style-name="T16">// create a cipher instance</text:span></text:p>
      <text:p text:style-name="P163"><text:s text:c="6"/>Cipher cipher = Cipher.getInstance(Helper.getTransformation());</text:p>
      <text:p text:style-name="P163"><text:s text:c="6"/><text:span text:style-name="T16">// initialize the cipher with the key stored in the secured keystore</text:span></text:p>
      <text:p text:style-name="P163"><text:s text:c="6"/>cipher.init(Cipher.WRAP_MODE, getSecretKey());</text:p>
      <text:p text:style-name="P163"><text:s text:c="6"/><text:span text:style-name="T16">// generate a new key that we will use to encrypt the data</text:span></text:p>
      <text:p text:style-name="P163"><text:s text:c="6"/>SecretKey key = generateKey();</text:p>
      <text:p text:style-name="P163"><text:s text:c="6"/><text:span text:style-name="T16">// encrypt the new key, using the secret key found in the keystore</text:span></text:p>
      <text:p text:style-name="P163"><text:s text:c="6"/>byte[] keyBytes = cipher.wrap(key);</text:p>
      <text:p text:style-name="P163"><text:s text:c="6"/><text:span text:style-name="T16">// now we write the encrypted key before the data</text:span></text:p>
      <text:p text:style-name="P163"><text:s text:c="6"/>DataOutputStream dos = new DataOutputStream(dest);</text:p>
      <text:p text:style-name="P163"><text:s text:c="6"/><text:span text:style-name="T16">// write the key length</text:span></text:p>
      <text:p text:style-name="P163"><text:s text:c="6"/>dos.writeInt(keyBytes.length);</text:p>
      <text:p text:style-name="P163"><text:s text:c="6"/><text:span text:style-name="T16">// write the key content</text:span></text:p>
      <text:p text:style-name="P163"><text:s text:c="6"/>dos.write(keyBytes);</text:p>
      <text:p text:style-name="P163"/>
      <text:p text:style-name="P163"><text:s text:c="6"/><text:span text:style-name="T16">// get a new cipher for the actual encryption</text:span></text:p>
      <text:p text:style-name="P163"><text:s text:c="6"/>cipher = Cipher.getInstance(Helper.getTransformation());</text:p>
      <text:p text:style-name="P163"><text:s text:c="6"/><text:span text:style-name="T16">// init the cipher in encryption mode</text:span></text:p>
      <text:p text:style-name="P163"><text:s text:c="6"/>cipher.init(Cipher.ENCRYPT_MODE, key);</text:p>
      <text:p text:style-name="P163"><text:s text:c="6"/><text:span text:style-name="T16">// obtain a cipher output stream</text:span></text:p>
      <text:p text:style-name="P163"><text:s text:c="6"/>CipherOutputStream cos = new CipherOutputStream(dest, cipher);</text:p>
      <text:p text:style-name="P163"><text:s text:c="6"/><text:span text:style-name="T16">// finally, encrypt the data using the new key</text:span></text:p>
      <text:p text:style-name="P163"><text:s text:c="6"/>transform(source, cos);</text:p>
      <text:p text:style-name="P163"><text:s text:c="6"/>cos.close();</text:p>
      <text:p text:style-name="P163"><text:s text:c="4"/>}</text:p>
      <text:p text:style-name="P163"/>
      <text:p text:style-name="P163"><text:s text:c="4"/><text:span text:style-name="T16">// Decrypt the data</text:span></text:p>
      <text:p text:style-name="P163"><text:s text:c="4"/>public void unwrap(InputStream source, OutputStream dest) throws Exception {</text:p>
      <text:p text:style-name="P163"><text:s text:c="6"/>// start by reading the secret key to use to decrypt the data</text:p>
      <text:p text:style-name="P163"><text:s text:c="6"/>DataInputStream dis = new DataInputStream(source);</text:p>
      <text:p text:style-name="P163"><text:s text:c="6"/><text:span text:style-name="T16">// read the length of the key</text:span></text:p>
      <text:p text:style-name="P163"><text:s text:c="6"/>int keyLength = dis.readInt();</text:p>
      <text:p text:style-name="P163"><text:s text:c="6"/>// read the encrypted key</text:p>
      <text:p text:style-name="P163"><text:s text:c="6"/>byte[] keyBytes = new byte[keyLength];</text:p>
      <text:p text:style-name="P163"><text:s text:c="6"/>dis.read(keyBytes);</text:p>
      <text:p text:style-name="P163"><text:s text:c="6"/><text:span text:style-name="T16">// decrypt the key using the initial key stored in the keystore</text:span></text:p>
      <text:p text:style-name="P163"><text:s text:c="6"/>Cipher cipher = Cipher.getInstance(Helper.getTransformation());</text:p>
      <text:p text:style-name="P163"><text:s text:c="6"/>cipher.init(Cipher.UNWRAP_MODE, getSecretKey());</text:p>
      <text:p text:style-name="P163"><text:s text:c="6"/>SecretKey key = (SecretKey) cipher.unwrap(</text:p>
      <text:p text:style-name="P163"><text:s text:c="7"/>keyBytes, Helper.getAlgorithm(), Cipher.SECRET_KEY);</text:p>
      <text:p text:style-name="P163"/>
      <text:p text:style-name="P163"><text:s text:c="6"/><text:span text:style-name="T16">// get a new cipher for the actual decryption</text:span></text:p>
      <text:p text:style-name="P163"><text:s text:c="6"/>cipher = Cipher.getInstance(Helper.getTransformation());</text:p>
      <text:p text:style-name="P163"><text:s text:c="6"/><text:span text:style-name="T16">// init the cipher in decryption mode</text:span></text:p>
      <text:p text:style-name="P163"><text:s text:c="6"/>cipher.init(Cipher.DECRYPT_MODE, key);</text:p>
      <text:p text:style-name="P163"><text:s text:c="6"/><text:span text:style-name="T16">// obtain a cipher input stream</text:span></text:p>
      <text:p text:style-name="P163"><text:s text:c="6"/>CipherInputStream cis = new CipherInputStream(source, cipher);</text:p>
      <text:p text:style-name="P163"><text:s text:c="6"/><text:span text:style-name="T16">// finally, decrypt the data using the new key</text:span></text:p>
      <text:p text:style-name="P163"><text:s text:c="6"/>transform(cis, dest);</text:p>
      <text:p text:style-name="P163"><text:s text:c="6"/>cis.close();</text:p>
      <text:p text:style-name="P163"><text:s text:c="4"/>}</text:p>
      <text:p text:style-name="P163"/>
      <text:p text:style-name="P163"><text:s text:c="4"/><text:span text:style-name="T16">// Generate a secret key</text:span></text:p>
      <text:p text:style-name="P163"><text:s text:c="4"/>private SecretKey generateKey() throws Exception {</text:p>
      <text:p text:style-name="P163"><text:s text:c="6"/>KeyGenerator gen = KeyGenerator.getInstance(Helper.getAlgorithm());</text:p>
      <text:p text:style-name="P163"><text:s text:c="6"/>return gen.generateKey();</text:p>
      <text:p text:style-name="P163"><text:s text:c="4"/>}</text:p>
      <text:p text:style-name="P163"/>
      <text:p text:style-name="P163"><text:s text:c="4"/><text:span text:style-name="T16">// Transform the specified input source and write it to the specified destination</text:span></text:p>
      <text:p text:style-name="P163"><text:s text:c="4"/>private void transform(InputStream source, OutputStream dest) throws Exception {</text:p>
      <text:p text:style-name="P163"><text:soft-page-break/><text:s text:c="6"/>byte[] buffer = new byte[8192];</text:p>
      <text:p text:style-name="P163"><text:s text:c="6"/>while (true) {</text:p>
      <text:p text:style-name="P163"><text:s text:c="8"/>int n = source.read(buffer);</text:p>
      <text:p text:style-name="P163"><text:s text:c="8"/>if (n &lt;= 0) break;</text:p>
      <text:p text:style-name="P163"><text:s text:c="8"/>destination.write(buffer, 0, n);</text:p>
      <text:p text:style-name="P163"><text:s text:c="6"/>}</text:p>
      <text:p text:style-name="P163"><text:s text:c="4"/>}</text:p>
      <text:p text:style-name="P163"/>
      <text:p text:style-name="P163"><text:s text:c="4"/><text:span text:style-name="T16">// Get the secret key used for encryption/decryption</text:span></text:p>
      <text:p text:style-name="P163"><text:s text:c="4"/>private static synchronized SecretKey getSecretKey() {</text:p>
      <text:p text:style-name="P163"><text:s text:c="6"/>if (secretKey == null) {</text:p>
      <text:p text:style-name="P163"><text:s text:c="8"/>try {</text:p>
      <text:p text:style-name="P163"><text:s text:c="10"/><text:span text:style-name="T16">// get the keystore password</text:span></text:p>
      <text:p text:style-name="P163"><text:s text:c="10"/>char[] password = Helper.getPassword();</text:p>
      <text:p text:style-name="P163"><text:s text:c="10"/>ClassLoader cl = SecureKeyCipherTransform.class.getClassLoader();</text:p>
      <text:p text:style-name="P163"><text:s text:c="10"/>InputStream is = cl.getResourceAsStream(</text:p>
      <text:p text:style-name="P163"><text:s text:c="12"/>Helper.getKeystoreFolder() + Helper.getKeystoreFilename());</text:p>
      <text:p text:style-name="P163"><text:s text:c="10"/>KeyStore ks = KeyStore.getInstance(Helper.getProvider());</text:p>
      <text:p text:style-name="P163"><text:s text:c="10"/><text:span text:style-name="T16">// load the keystore</text:span></text:p>
      <text:p text:style-name="P163"><text:s text:c="10"/>ks.load(is, password);</text:p>
      <text:p text:style-name="P163"><text:s text:c="10"/><text:span text:style-name="T16">// get the secret key from the keystore</text:span></text:p>
      <text:p text:style-name="P163"><text:s text:c="10"/>secretKey = (SecretKey) ks.getKey(Helper.getKeyAlias(), password);</text:p>
      <text:p text:style-name="P163"><text:s text:c="8"/>} catch(Exception e) {</text:p>
      <text:p text:style-name="P163"><text:s text:c="10"/>e.printStackTrace();</text:p>
      <text:p text:style-name="P163"><text:s text:c="8"/>}</text:p>
      <text:p text:style-name="P163"><text:s text:c="6"/>}</text:p>
      <text:p text:style-name="P163"><text:s text:c="6"/>return secretKey;</text:p>
      <text:p text:style-name="P163"><text:s text:c="4"/>}</text:p>
      <text:p text:style-name="P163"><text:s text:c="2"/>}</text:p>
      <text:p text:style-name="P79"/>
      <text:p text:style-name="P17">Step 2: deploy the data transform implementation</text:p>
      <text:p text:style-name="P23"/>
      <text:p text:style-name="P23">The implementation code and related resources must be deployed in the class path of <text:span text:style-name="T11">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3"/>
      <text:p text:style-name="P17">Step 3: hook the implementation to JPPF</text:p>
      <text:p text:style-name="P23"/>
      <text:p text:style-name="P23">This is done by specifying the property <text:span text:style-name="Code_20_char"><text:span text:style-name="T1">jppf.data.transform.class</text:span></text:span> in the JPPF configuration file of each component:</text:p>
      <text:p text:style-name="P23"/>
      <text:p text:style-name="P163"><text:s text:c="2"/>jppf.data.transform.class = &lt;<text:span text:style-name="T8">fully qualified name of implementation class</text:span>&gt;</text:p>
      <text:p text:style-name="P21"/>
      <text:p text:style-name="P21">In our example it would be:</text:p>
      <text:p text:style-name="P21"/>
      <text:p text:style-name="P124"><text:s text:c="2"/>jppf.data.transform.class = org.jppf.example.dataencryption.SecureKeyCipherTransform</text:p>
      <text:p text:style-name="P15"/>
      <text:list xml:id="list215701662167718" text:continue-list="list215701647142554" text:style-name="Outline">
        <text:list-item>
          <text:list>
            <text:list-item>
              <text:list>
                <text:list-item>
                  <text:h text:style-name="P189" text:outline-level="3"><text:span text:style-name="T62">A</text:span>lternate <text:span text:style-name="T62">serialization schemes</text:span></text:h>
                </text:list-item>
              </text:list>
            </text:list-item>
          </text:list>
        </text:list-item>
      </text:list>
      <text:p text:style-name="P23"><text:span text:style-name="T62">Throughout its implementation, </text:span>JPPF performs objects transport and associated serialization by the means of <text:span text:style-name="T62">a single interface: </text:span><text:a xlink:type="simple" xlink:href="http://www.jppf.org/api-5/index.html?org/jppf/serialization/JPPFSerialization.html" text:style-name="Internet_20_link" text:visited-style-name="Visited_20_Internet_20_Link"><text:span text:style-name="T62">JPPFSerialization</text:span></text:a>. <text:span text:style-name="T62">By configuring a specific implementation of this interface, you can change the way object serialization and deserialization are performed in a JPPF grid.</text:span></text:p>
      <text:p text:style-name="P24"/>
      <text:p text:style-name="P17"><text:span text:style-name="T41">Note </text:span><text:span text:style-name="T42">1</text:span><text:span text:style-name="T62">: </text:span><text:span text:style-name="T13">when </text:span><text:span text:style-name="T14">an </text:span><text:span text:style-name="T13">alternate </text:span><text:span text:style-name="T14">serialization scheme is</text:span><text:span text:style-name="T13"> <text:s/>specified, </text:span><text:span text:style-name="T14">it</text:span><text:span text:style-name="T13"> must be used by all JPPF clients, servers and nodes, otherwise JPPF will not work. The implementation class must also be present in the classpath of all JPPF components.</text:span></text:p>
      <text:p text:style-name="P27"/>
      <text:p text:style-name="P17"><text:span text:style-name="T47">Note </text:span><text:span text:style-name="T48">2</text:span><text:span text:style-name="T49">: </text:span><text:span text:style-name="T15">to the difference of JPPF 3.x and earlier versions, serialization schemes now also apply to objects passed via the management APIs</text:span><text:span text:style-name="T13">. </text:span><text:span text:style-name="T15">This implies that the nodes must always have the JMXMP protocol library (jmxremote_optional-1.0_01-ea.jar) in their classpath.</text:span></text:p>
      <text:list xml:id="list215701664170942"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79"><text:span text:style-name="T63">To create a new serialization scheme, you simply need to implement </text:span><text:a xlink:type="simple" xlink:href="http://www.jppf.org/api-5/index.html?org/jppf/serialization/JPPFSerialization.html" text:style-name="Internet_20_link" text:visited-style-name="Visited_20_Internet_20_Link"><text:span text:style-name="T51">JPPFSerialization</text:span></text:a><text:span text:style-name="T63">, defined as follows:</text:span></text:p>
      <text:p text:style-name="P43"/>
      <text:p text:style-name="P133">public interface JPPFSerialization {</text:p>
      <text:p text:style-name="P133"><text:s text:c="2"/></text:p>
      <text:p text:style-name="P163"><text:span text:style-name="T63"><text:s text:c="2"/></text:span><text:span text:style-name="T23">// Serialize an object into the specified output stream</text:span></text:p>
      <text:p text:style-name="P133"><text:s text:c="2"/>void serialize(Object o, OutputStream os) throws Exception;</text:p>
      <text:p text:style-name="P133"><text:s text:c="2"/></text:p>
      <text:p text:style-name="P163"><text:span text:style-name="T63"><text:s text:c="2"/></text:span><text:span text:style-name="T23">// Deserialize an object from the specified input stream</text:span></text:p>
      <text:p text:style-name="P133"><text:s text:c="2"/>Object deserialize(InputStream is) throws Exception;</text:p>
      <text:p text:style-name="P133">}</text:p>
      <text:p text:style-name="P43"/>
      <text:p text:style-name="P43">For example, we could wrap the default Java serialization into a serialization scheme as follows:</text:p>
      <text:p text:style-name="P43"/>
      <text:p text:style-name="P133"><text:s text:c="2"/>public class DefaultJavaSerialization implements JPPFSerialization {</text:p>
      <text:p text:style-name="P133"><text:s text:c="4"/>@Override</text:p>
      <text:p text:style-name="P133"><text:s text:c="4"/>public void serialize(final Object o, final OutputStream os) throws Exception {</text:p>
      <text:p text:style-name="P133"><text:s text:c="6"/>new ObjectOutputStream(os).writeObject(o);</text:p>
      <text:p text:style-name="P133"><text:s text:c="4"/>}</text:p>
      <text:p text:style-name="P133"><text:s text:c="2"/></text:p>
      <text:p text:style-name="P133"><text:s text:c="4"/>@Override</text:p>
      <text:p text:style-name="P133"><text:s text:c="4"/>public Object deserialize(final InputStream is) throws Exception {</text:p>
      <text:p text:style-name="P133"><text:s text:c="6"/>return new ObjectInputStream(is).readObject();</text:p>
      <text:p text:style-name="P133"><text:s text:c="4"/>}</text:p>
      <text:p text:style-name="P133"><text:s text:c="2"/>}</text:p>
      <text:list xml:id="list215701666167792" text:continue-numbering="true" text:style-name="Outline">
        <text:list-item>
          <text:list>
            <text:list-item>
              <text:list>
                <text:list-item>
                  <text:list>
                    <text:list-item>
                      <text:h text:style-name="Heading_20_4" text:outline-level="4">Specifying the <text:span text:style-name="T62">JPPFSerialization</text:span> implementation class</text:h>
                    </text:list-item>
                  </text:list>
                </text:list-item>
              </text:list>
            </text:list-item>
          </text:list>
        </text:list-item>
      </text:list>
      <text:p text:style-name="P21">This is done in the JPPF configuration file, by adding th<text:span text:style-name="T62">is</text:span> propert<text:span text:style-name="T62">y</text:span>:</text:p>
      <text:p text:style-name="P21"/>
      <text:p text:style-name="P163"><text:span text:style-name="T16"># </text:span><text:span text:style-name="T22">Define the implementation of the JPPF serialization scheme</text:span></text:p>
      <text:p text:style-name="P134">jppf.object.serialization.class = my_package.MyJPPFSerialization</text:p>
      <text:p text:style-name="P44"/>
      <text:p text:style-name="P79"><text:span text:style-name="T62">Where </text:span><text:span text:style-name="T10">my_package.MyJPPFSerialization</text:span><text:span text:style-name="T62"> implements the interface </text:span><text:a xlink:type="simple" xlink:href="http://www.jppf.org/api-5/index.html?org/jppf/serialization/JPPFSerialization.html" text:style-name="Internet_20_link" text:visited-style-name="Visited_20_Internet_20_Link"><text:span text:style-name="T51">JPPFSerialization</text:span></text:a><text:span text:style-name="T62">.</text:span></text:p>
      <text:list xml:id="list215701667166938" text:continue-numbering="true" text:style-name="Outline">
        <text:list-item>
          <text:list>
            <text:list-item>
              <text:list>
                <text:list-item>
                  <text:list>
                    <text:list-item>
                      <text:h text:style-name="Heading_20_4" text:outline-level="4">Built-in implementations</text:h>
                    </text:list-item>
                  </text:list>
                </text:list-item>
              </text:list>
            </text:list-item>
          </text:list>
        </text:list-item>
      </text:list>
      <text:p text:style-name="P21">Out of the box, JPPF provides 3 serialization schemes:</text:p>
      <text:list xml:id="list215701667156240" text:continue-numbering="true" text:style-name="Outline">
        <text:list-item>
          <text:list>
            <text:list-item>
              <text:list>
                <text:list-item>
                  <text:list>
                    <text:list-item>
                      <text:h text:style-name="P190" text:outline-level="4">Default serialization</text:h>
                    </text:list-item>
                  </text:list>
                </text:list-item>
              </text:list>
            </text:list-item>
          </text:list>
        </text:list-item>
      </text:list>
      <text:p text:style-name="P23">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64">The corresponding implementation class is </text:span><text:a xlink:type="simple" xlink:href="http://www.jppf.org/api-5/index.html?org/jppf/serialization/DefaultJavaSerialization.html" text:style-name="Internet_20_link" text:visited-style-name="Visited_20_Internet_20_Link"><text:span text:style-name="T64">DefaultJavaSerialization</text:span></text:a><text:span text:style-name="T64">.</text:span></text:p>
      <text:list xml:id="list215701668147644" text:continue-numbering="true" text:style-name="Outline">
        <text:list-item>
          <text:list>
            <text:list-item>
              <text:list>
                <text:list-item>
                  <text:list>
                    <text:list-item>
                      <text:h text:style-name="P190" text:outline-level="4">Generic JPPF serialization</text:h>
                    </text:list-item>
                  </text:list>
                </text:list-item>
              </text:list>
            </text:list-item>
          </text:list>
        </text:list-item>
      </text:list>
      <text:p text:style-name="P23">This is a serialization scheme implemented from scratch, which functions pretty much like the standard Java mechanism with one major difference: <text:span text:style-name="T8">it enables the serialization of classes that do not implement </text:span><text:a xlink:type="simple" xlink:href="http://docs.oracle.com/javase/7/docs/api/index.html?java/io/Serializable.html" text:style-name="Internet_20_link" text:visited-style-name="Visited_20_Internet_20_Link"><text:span text:style-name="T8">java.io.Serializable</text:span></text:a><text:span text:style-name="T8"> nor </text:span><text:a xlink:type="simple" xlink:href="http://docs.oracle.com/javase/7/docs/api/index.html?java/io/Externalizable.html" text:style-name="Internet_20_link" text:visited-style-name="Visited_20_Internet_20_Link"><text:span text:style-name="T8">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3"/>
      <text:p text:style-name="P23"/>
      <text:p text:style-name="P102">The JPPF implementation relies on an extension of the standard mechanism by defining 2 new classes:</text:p>
      <text:p text:style-name="P23"><text:a xlink:type="simple" xlink:href="http://www.jppf.org/api-5/index.html?org/jppf/serialization/JPPFObjectInputStream.html" text:style-name="Internet_20_link" text:visited-style-name="Visited_20_Internet_20_Link">JPPFObjectInputStream</text:a> and <text:a xlink:type="simple" xlink:href="http://www.jppf.org/api-5/index.html?org/jppf/serialization/JPPFObjectOutputStream.html" text:style-name="Internet_20_link" text:visited-style-name="Visited_20_Internet_20_Link">JPPFObjectOutputStream</text:a>.</text:p>
      <text:p text:style-name="P23"/>
      <text:p text:style-name="P23">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3"/>
      <text:p text:style-name="P15"><text:span text:style-name="T50">This implementation is also slower than the default Java one: serialization and deserialization of an object graph takes generally around 50% more time. This overhead will be signif</text:span><text:span text:style-name="T52">i</text:span><text:span text:style-name="T50">cant essentially for very short-lived tasks (i.e. a few milliseconds). It is thus recommended to use the default Java serialization whenever it is possible.</text:span></text:p>
      <text:p text:style-name="P23"/>
      <text:p text:style-name="P23">To specify this scheme in your JPPF configuration:</text:p>
      <text:p text:style-name="P21"/>
      <text:p text:style-name="P120"># configure the object stream builder implementation</text:p>
      <text:p text:style-name="P134">jppf.object.serialization.class = org.jppf.serialization.DefaultJPPFSerialization</text:p>
      <text:list xml:id="list215701670160061" text:continue-numbering="true" text:style-name="Outline">
        <text:list-item>
          <text:list>
            <text:list-item>
              <text:list>
                <text:list-item>
                  <text:list>
                    <text:list-item>
                      <text:h text:style-name="P190" text:outline-level="4">XStream-based serialization</text:h>
                    </text:list-item>
                  </text:list>
                </text:list-item>
              </text:list>
            </text:list-item>
          </text:list>
        </text:list-item>
      </text:list>
      <text:p text:style-name="P21"><text:span text:style-name="T44">JPPF has a built-in Object Stream Builder that uses XStream to provide XML serialization: </text:span><text:a xlink:type="simple" xlink:href="http://www.jppf.org/api-5/index.html?org/jppf/serialization/XstreamSerialization.html" text:style-name="Internet_20_link" text:visited-style-name="Visited_20_Internet_20_Link"><text:span text:style-name="T44">Xstream</text:span></text:a><text:a xlink:type="simple" xlink:href="http://www.jppf.org/api-5/index.html?org/jppf/serialization/XstreamSerialization.html" text:style-name="Internet_20_link" text:visited-style-name="Visited_20_Internet_20_Link"><text:span text:style-name="T45">Serialization</text:span></text:a><text:span text:style-name="T44">. To use it, simply specify:</text:span></text:p>
      <text:p text:style-name="P26"/>
      <text:p text:style-name="P163"><text:s text:c="2"/><text:span text:style-name="T16"># configure the object stream builder implementation</text:span></text:p>
      <text:p text:style-name="P163"><text:span text:style-name="Code_20_char"><text:span text:style-name="T44"><text:s text:c="2"/>jppf.object.stream.builder = org.jppf.serialization.Xstream</text:span></text:span><text:span text:style-name="Code_20_char"><text:span text:style-name="T45">Serialization</text:span></text:span></text:p>
      <text:p text:style-name="P26"/>
      <text:p text:style-name="P26">in the JPPF configuration files. </text:p>
      <text:p text:style-name="P26"/>
      <text:p text:style-name="P21"><text:span text:style-name="T44">You will also need the XStream 1.3 (or later) jar file and the xpp3 jar file available in the </text:span><text:a xlink:type="simple" xlink:href="http://xstream.codehaus.org/" text:style-name="Internet_20_link" text:visited-style-name="Visited_20_Internet_20_Link"><text:span text:style-name="T44">XStream</text:span></text:a><text:span text:style-name="T44"> distribution</text:span></text:p>
      <text:list xml:id="list215701671159647" text:continue-numbering="true" text:style-name="Outline">
        <text:list-item>
          <text:list>
            <text:list-item>
              <text:list>
                <text:list-item>
                  <text:list>
                    <text:list-item>
                      <text:h text:style-name="P191" text:outline-level="4">Kryo serialization sample</text:h>
                    </text:list-item>
                  </text:list>
                </text:list-item>
              </text:list>
            </text:list-item>
          </text:list>
        </text:list-item>
      </text:list>
      <text:p text:style-name="P28"><text:span text:style-name="T65">The </text:span><text:a xlink:type="simple" xlink:href="http://www.jppf.org/samples-pack/KryoSerializer/Readme.php" text:style-name="Internet_20_link" text:visited-style-name="Visited_20_Internet_20_Link"><text:span text:style-name="T65">Kryo serialization sample</text:span></text:a><text:span text:style-name="T65"> provides an implementation of JPPFSerialization which uses the </text:span><text:a xlink:type="simple" xlink:href="http://code.google.com/p/kryo/" text:style-name="Internet_20_link" text:visited-style-name="Visited_20_Internet_20_Link"><text:span text:style-name="T65">Kryo</text:span></text:a><text:span text:style-name="T65"> library for serializing and deserializing Java objects.</text:span></text:p>
      <text:list xml:id="list215701672142133" text:continue-numbering="true" text:style-name="Outline">
        <text:list-item>
          <text:list>
            <text:list-item>
              <text:h text:style-name="P186"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40">Note</text:span>: <text:span text:style-name="T8">all JPPF built-in MBeans are implemented via this mechanism</text:span><text:span text:style-name="T44">.</text:span></text:p>
      <text:p text:style-name="P25"/>
      <text:p text:style-name="P22"><text:span text:style-name="T46">Related sample</text:span><text:span text:style-name="T44">: “Custom MBeans” sample in the JPPF samples pack.</text:span></text:p>
      <text:list xml:id="list215701673155888"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8">must</text:span> comply with the following constraints:</text:p>
      <text:p text:style-name="P1"/>
      <text:list xml:id="list215701674172086" text:continue-list="list153316972660553809" text:style-name="List_20_2">
        <text:list-item>
          <text:p text:style-name="P176">the MBean interface name must be of the form <text:span text:style-name="T8">&lt;MyName&gt;</text:span>MBean and the MBean implementation class name must be of the form <text:span text:style-name="T8">&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176">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176">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8">after</text:span> the one it depends on.</text:p>
        </text:list-item>
        <text:list-item>
          <text:p text:style-name="P176">the MBean provider interface must have a public no-arg constructor</text:p>
        </text:list-item>
      </text:list>
      <text:list xml:id="list215701675144178" text:continue-list="list215701673155888"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16">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6">// Exposes one method that queries the node's JVM</text:span></text:p>
      <text:p text:style-name="Code_20_block"><text:s text:c="2"/><text:span text:style-name="T16">// for the number of available processors</text:span></text:p>
      <text:p text:style-name="Code_20_block"><text:s text:c="2"/>public interface AvailableProcessorsMBean {</text:p>
      <text:p text:style-name="Code_20_block"><text:s text:c="4"/><text:span text:style-name="T16">// return the available processors as an integer value</text:span></text:p>
      <text:p text:style-name="Code_20_block"><text:s text:c="4"/>Integer queryAvailableProcessors();</text:p>
      <text:p text:style-name="Code_20_block"><text:s text:c="2"/>}</text:p>
      <text:p text:style-name="P1"/>
      <text:p text:style-name="P1"/>
      <text:p text:style-name="P100">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6">// Implementation of the AvailableProcessorsMBean interface</text:span></text:p>
      <text:p text:style-name="Code_20_block"><text:s text:c="2"/>public class AvailableProcessors implements AvailableProcessorsMBean {</text:p>
      <text:p text:style-name="Code_20_block"><text:s text:c="4"/><text:span text:style-name="T16">// return the available processors as an integer value</text:span></text:p>
      <text:p text:style-name="Code_20_block"><text:s text:c="4"/>public Integer queryAvailableProcessors() {</text:p>
      <text:p text:style-name="Code_20_block"><text:s text:c="6"/><text:span text:style-name="T16">//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6">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5/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6">// service provider interface for pluggable management beans for JPPF nodes</text:span></text:p>
      <text:p text:style-name="Code_20_block"><text:s text:c="2"/>public interface JPPFNodeMBeanProvider extends JPPFMBeanProvider {</text:p>
      <text:p text:style-name="Code_20_block"><text:s text:c="4"/><text:span text:style-name="T16">// return a concrete MBean instance</text:span></text:p>
      <text:p text:style-name="Code_20_block"><text:s text:c="4"/><text:span text:style-name="T16">// the class of the returned MBean must implement the interface defined by</text:span></text:p>
      <text:p text:style-name="Code_20_block"><text:s text:c="4"/><text:span text:style-name="T16">// JPPFMBeanProvider.getMBeanInterfaceName()</text:span></text:p>
      <text:p text:style-name="Code_20_block"><text:s text:c="4"/>public Object createMBean(MonitoredNode node);</text:p>
      <text:p text:style-name="Code_20_block"><text:s text:c="2"/>}</text:p>
      <text:p text:style-name="P19"/>
      <text:p text:style-name="P19">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5/index.html?org/jppf/management/spi/JPPFMBeanProvider.html" text:style-name="Internet_20_link" text:visited-style-name="Visited_20_Internet_20_Link">JPPFMBeanProvider</text:a>, defined as follows:</text:p>
      <text:p text:style-name="P19"/>
      <text:p text:style-name="Code_20_block"><text:s text:c="2"/><text:span text:style-name="T16">// service provider interface for pluggable management beans</text:span></text:p>
      <text:p text:style-name="Code_20_block"><text:s text:c="2"/>public interface JPPFMBeanProvider {</text:p>
      <text:p text:style-name="Code_20_block"><text:s text:c="4"/><text:span text:style-name="T16">// seturn the fully qualified name of the management interface</text:span></text:p>
      <text:p text:style-name="Code_20_block"><text:s text:c="4"/><text:span text:style-name="T16">// defined by this provider</text:span></text:p>
      <text:p text:style-name="Code_20_block"><text:s text:c="4"/>public String getMBeanInterfaceName();</text:p>
      <text:p text:style-name="Code_20_block"><text:s text:c="2"/></text:p>
      <text:p text:style-name="Code_20_block"><text:s text:c="4"/><text:span text:style-name="T16">// return the name of the specified MBean</text:span></text:p>
      <text:p text:style-name="Code_20_block"><text:s text:c="4"/><text:span text:style-name="T16">// this is the name under which the MBean will be registered with the MBean server</text:span></text:p>
      <text:p text:style-name="Code_20_block"><text:s text:c="4"/>public String getMBeanName();</text:p>
      <text:p text:style-name="Code_20_block"><text:s text:c="2"/>}</text:p>
      <text:p text:style-name="P19"/>
      <text:p text:style-name="P19">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19"/>
      <text:p text:style-name="P19">We will then write our MBean provider implementation. Generally, the convention is to create it in a separate package, whose name is that of the MBean interface with a “.spi” suffix. We will write it as follows:</text:p>
      <text:p text:style-name="P19"/>
      <text:p text:style-name="Code_20_block"><text:s text:c="2"/><text:span text:style-name="T16">// AvailableProcessors MBean provider implementation</text:span></text:p>
      <text:p text:style-name="Code_20_block"><text:s text:c="2"/>public class AvailableProcessorsMBeanProvider implements JPPFNodeMBeanProvider {</text:p>
      <text:p text:style-name="Code_20_block"><text:s text:c="4"/><text:span text:style-name="T16">//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6">//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6">//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19"/>
      <text:p text:style-name="P101">Step 3: create the service definition file</text:p>
      <text:p text:style-name="P19"/>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19"/>
      <text:p text:style-name="Code_20_block"><text:s text:c="2"/>org.jppf.example.mbean.node.spi.AvailableProcessorsMBeanProvider</text:p>
      <text:p text:style-name="P19"/>
      <text:p text:style-name="P18">Step 4: deploy the MBean</text:p>
      <text:p text:style-name="P19"/>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19"/>
      <text:p text:style-name="P18">Step 5: using the MBean</text:p>
      <text:p text:style-name="P19"/>
      <text:p text:style-name="P19">We can now write a simple class to test our new custom MBean:</text:p>
      <text:p text:style-name="P19"/>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6">//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6">//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6">//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215701685160074"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6">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6">Step 2: implement the node MBean provider interface</text:p>
      <text:p text:style-name="Standard"/>
      <text:p text:style-name="Standard">This time , we will implement the interface <text:a xlink:type="simple" xlink:href="http://www.jppf.org/api-5/index.html?org/jppf/management/spi/JPPFDriverMBeanProvider.html" text:style-name="Internet_20_link" text:visited-style-name="Visited_20_Internet_20_Link"><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6">//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6">//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6">//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6">//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8581388081491424744" text:style-name="List_20_1">
        <text:list-item>
          <text:p text:style-name="P180">the implemented interface is <text:span text:style-name="Code_20_char">JPPFDriverMbeanProvider</text:span>, and its <text:span text:style-name="Code_20_char">createMBean()</text:span> method takes no parameter</text:p>
        </text:list-item>
        <text:list-item>
          <text:p text:style-name="P180">we gave a different object name to our MBean: “<text:span text:style-name="Code_20_char">…,</text:span><text:span text:style-name="Code_20_char"><text:span text:style-name="T1">type=driver</text:span></text:span>”</text:p>
        </text:list-item>
        <text:list-item>
          <text:p text:style-name="P180">we created the MBean provider in a different package named <text:span text:style-name="Code_20_char">org.jppf.example.mbean.driver.spi</text:span>.</text:p>
        </text:list-item>
      </text:list>
      <text:p text:style-name="Standard"/>
      <text:p text:style-name="P18">Step 3: create the service definition file</text:p>
      <text:p text:style-name="P19"/>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19"/>
      <text:p text:style-name="Code_20_block"><text:s text:c="2"/>org.jppf.example.mbean.driver.spi.AvailableProcessorsMBeanProvider</text:p>
      <text:p text:style-name="P20"/>
      <text:p text:style-name="P18">Step 4: deploy the MBean</text:p>
      <text:p text:style-name="P19"/>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18">Step 5: using the MBean</text:p>
      <text:p text:style-name="P19"/>
      <text:p text:style-name="P19">We can write the following simple class to test our new server custom MBean:</text:p>
      <text:p text:style-name="P20"/>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6">//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6">//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6">//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215701692152969" text:continue-list="list215701685160074" text:style-name="Outline">
        <text:list-item>
          <text:list>
            <text:list-item>
              <text:list>
                <text:list-item>
                  <text:h text:style-name="P189" text:outline-level="3"><text:span text:style-name="T93">S</text:span>tartup classes</text:h>
                </text:list-item>
              </text:list>
            </text:list-item>
          </text:list>
        </text:list-item>
      </text:list>
      <text:p text:style-name="P22">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2"/>
      <text:p text:style-name="P22">Startup classes are defined using the Service Provider Interface. The general workflow to create a custom startup class is as follows:</text:p>
      <text:p text:style-name="P22"/>
      <text:p text:style-name="P22">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2"/>
      <text:p text:style-name="P22">This mechanism relies on the following rules:</text:p>
      <text:p text:style-name="P22"/>
      <text:list xml:id="list215701693164388" text:continue-list="list215701674172086" text:style-name="List_20_2">
        <text:list-item>
          <text:p text:style-name="P174">the provider interface for a node or server startup class extends the interface <text:a xlink:type="simple" xlink:href="http://www.jppf.org/api-5/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174">the provider interface implementation must have a no-arg constructor</text:p>
        </text:list-item>
        <text:list-item>
          <text:p text:style-name="P174">startup classes are instantiated and run just after the JPPF and custom MBeans have been initialized. This allows a startup class to subscribe to any notifications that an MBean may emit.</text:p>
        </text:list-item>
      </text:list>
      <text:p text:style-name="P22"/>
      <text:p text:style-name="P22"><text:span text:style-name="T40">Related sample</text:span>: “Startup Classes” sample in the JPPF samples pack.</text:p>
      <text:list xml:id="list215701694168319" text:continue-list="list215701692152969"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16">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5/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2"/>
      <text:p text:style-name="Code_20_block"><text:s text:c="2"/>public interface JPPFNodeStartupSPI extends JPPFStartup { }</text:p>
      <text:p text:style-name="P22"/>
      <text:p text:style-name="P22">As we can see, this is just a marker interface, used to distinguish between node startup classes and server startup classes. As an example, we will create an implementation that simply prints a message when the node starts:</text:p>
      <text:p text:style-name="P22"/>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6">//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2"/>
      <text:p text:style-name="P18">Step 2: create the service definition file</text:p>
      <text:p text:style-name="P19"/>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19"/>
      <text:p text:style-name="Code_20_block"><text:s text:c="2"/>org.jppf.example.startup.node.TestNodeStartup</text:p>
      <text:p text:style-name="P20"/>
      <text:p text:style-name="P18">Step 3: deploy the startup class</text:p>
      <text:p text:style-name="P19"/>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40">Important note</text:span>: <text:span text:style-name="T8">when a node startup class is deployed on the server, the objects it creates (for instance as singletons) can be reused from within the tasks executed by the node</text:span>.</text:p>
      <text:p text:style-name="P1"/>
      <text:list xml:id="list215701697163930" text:continue-numbering="true" text:style-name="Outline">
        <text:list-item>
          <text:list>
            <text:list-item>
              <text:list>
                <text:list-item>
                  <text:list>
                    <text:list-item>
                      <text:h text:style-name="P193" text:outline-level="4">Server startup classes</text:h>
                    </text:list-item>
                  </text:list>
                </text:list-item>
              </text:list>
            </text:list-item>
          </text:list>
        </text:list-item>
      </text:list>
      <text:p text:style-name="P16">Step 1: implement the server startup class provider interface</text:p>
      <text:p text:style-name="P1"/>
      <text:p text:style-name="P1">In the same way as for a node startup class, we need to implement the interface <text:a xlink:type="simple" xlink:href="http://www.jppf.org/api-5/index.html?org/jppf/startup/JPPFDriverStartupSPI.html" text:style-name="Internet_20_link" text:visited-style-name="Visited_20_Internet_20_Link">JPPFDriverStartupSPI</text:a>, defined as follows:</text:p>
      <text:p text:style-name="P22"/>
      <text:p text:style-name="Code_20_block"><text:s text:c="2"/>public interface JPPFDriverStartupSPI extends JPPFStartup { }</text:p>
      <text:p text:style-name="P22"/>
      <text:p text:style-name="P22">As an example, we will create an implementation that simply prints a message when the server starts:</text:p>
      <text:p text:style-name="P22"/>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6">//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2"/>
      <text:p text:style-name="P18">Step 2: create the service definition file</text:p>
      <text:p text:style-name="P19"/>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19"/>
      <text:p text:style-name="Code_20_block"><text:s text:c="2"/>org.jppf.example.startup.driver.TestDriverStartup</text:p>
      <text:p text:style-name="P20"/>
      <text:p text:style-name="P18">Step 3: deploy the startup class</text:p>
      <text:p text:style-name="P19"/>
      <text:p text:style-name="P1">Now we just create a jar that contains the JPPF server startup provider class , along with the <text:span text:style-name="Code_20_char">META-INF/services</text:span> folder, and add it to the class path of the server.</text:p>
      <text:list xml:id="list215701700165815" text:continue-numbering="true" text:style-name="Outline">
        <text:list-item>
          <text:list>
            <text:list-item>
              <text:h text:style-name="P186" text:outline-level="2">Drivers</text:h>
              <text:list>
                <text:list-item>
                  <text:h text:style-name="Heading_20_3" text:outline-level="3">Creating a custom load-balancer</text:h>
                </text:list-item>
              </text:list>
            </text:list-item>
          </text:list>
        </text:list-item>
      </text:list>
      <text:p text:style-name="Standard"><text:span text:style-name="T40">Related sample</text:span>: “<text:a xlink:type="simple" xlink:href="http://www.jppf.org/samples-pack/CustomLoadBalancer/Readme.php" text:style-name="Internet_20_link" text:visited-style-name="Visited_20_Internet_20_Link">CustomLoadBalancer</text:a>” in the JPPF samples pack.</text:p>
      <text:list xml:id="list215701700144834"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5/index.html?org/jppf/load/balancer/Bundler.html" text:style-name="Internet_20_link" text:visited-style-name="Visited_20_Internet_20_Link"><text:span text:style-name="Code_20_char">Bundler</text:span></text:a>, defined as follows:</text:p>
      <text:p text:style-name="Standard"/>
      <text:p text:style-name="Code_20_block"><text:s text:c="2"/>public interface Bundler {</text:p>
      <text:p text:style-name="Code_20_block"><text:s text:c="4"/><text:span text:style-name="T16">// Get the latest computed bundle size</text:span></text:p>
      <text:p text:style-name="Code_20_block"><text:s text:c="4"/>public int getBundleSize();</text:p>
      <text:p text:style-name="Code_20_block"><text:s text:c="2"/></text:p>
      <text:p text:style-name="Code_20_block"><text:s text:c="4"/><text:span text:style-name="T16">//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16">// Make a copy of this bundler</text:span></text:p>
      <text:p text:style-name="Code_20_block"><text:s text:c="4"/>public Bundler copy();</text:p>
      <text:p text:style-name="Code_20_block"><text:s text:c="2"/></text:p>
      <text:p text:style-name="Code_20_block"><text:s text:c="4"/><text:span text:style-name="T16">// Get the timestamp at which this bundler was created</text:span></text:p>
      <text:p text:style-name="Code_20_block"><text:s text:c="4"/>public long getTimestamp();</text:p>
      <text:p text:style-name="Code_20_block"><text:s text:c="2"/></text:p>
      <text:p text:style-name="Code_20_block"><text:s text:c="4"/><text:span text:style-name="T16">// Release the resources used by this bundler</text:span></text:p>
      <text:p text:style-name="Code_20_block"><text:s text:c="4"/>public void dispose();</text:p>
      <text:p text:style-name="Code_20_block"><text:s text:c="2"/></text:p>
      <text:p text:style-name="Code_20_block"><text:s text:c="4"/><text:span text:style-name="T16">// Perform context-independant initializations</text:span></text:p>
      <text:p text:style-name="Code_20_block"><text:s text:c="4"/>public void setup();</text:p>
      <text:p text:style-name="Code_20_block"><text:s text:c="2"/></text:p>
      <text:p text:style-name="Code_20_block"><text:s text:c="4"/><text:span text:style-name="T16">//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5/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15701704155499" text:continue-list="list215701693164388" text:style-name="List_20_2">
        <text:list-item>
          <text:p text:style-name="P176">when the server starts up, it creates a bundler instance based on the load-balancing algorithm specified in the configuration file</text:p>
        </text:list-item>
        <text:list-item>
          <text:p text:style-name="P176">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176">when a node is disconnected, the server will call the <text:span text:style-name="Code_20_char">dispose()</text:span> method on the corresponding bundler, then discard it</text:p>
        </text:list-item>
        <text:list-item>
          <text:p text:style-name="P176">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40">Note</text:span>: <text:span text:style-name="T8">all JPPF built-in load balancing algorithms are implemented and plugged-in as custom algorithms</text:span></text:p>
      <text:list xml:id="list215701705165509" text:continue-list="list215701700144834"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api-5/index.html?org/jppf/load/balancer/LoadBalancingProfile.html" text:style-name="Internet_20_link" text:visited-style-name="Visited_20_Internet_20_Link"><text:span text:style-name="Code_20_char">LoadBalancingProfile</text:span></text:a>:</text:p>
      <text:p text:style-name="P1"/>
      <text:p text:style-name="Code_20_block"><text:s text:c="2"/>public interface LoadBalancingProfile extends Serializable {</text:p>
      <text:p text:style-name="Code_20_block"><text:s text:c="4"/><text:span text:style-name="T16">//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5/index.html?org/jppf/server/scheduler/bundle/fixedsize/FixedSizeProfile.html" text:style-name="Internet_20_link" text:visited-style-name="Visited_20_Internet_20_Link"><text:span text:style-name="Code_20_char">FixedSizeProfile</text:span></text:a> class:</text:p>
      <text:p text:style-name="P1"/>
      <text:p text:style-name="Code_20_block"><text:s text:c="2"/><text:span text:style-name="T16">// Profile for the fixed bundle size load-balancing algorithm</text:span></text:p>
      <text:p text:style-name="Code_20_block"><text:s text:c="2"/>public class FixedSizeProfile implements LoadBalancingProfile {</text:p>
      <text:p text:style-name="Code_20_block"><text:s text:c="4"/><text:span text:style-name="T16">// The bundle size</text:span></text:p>
      <text:p text:style-name="Code_20_block"><text:s text:c="4"/>private int size = 1;</text:p>
      <text:p text:style-name="Code_20_block"><text:s text:c="2"/></text:p>
      <text:p text:style-name="Code_20_block"><text:s text:c="4"/><text:span text:style-name="T16">// Default constructor</text:span></text:p>
      <text:p text:style-name="Code_20_block"><text:s text:c="4"/>public FixedSizeProfile() {</text:p>
      <text:p text:style-name="Code_20_block"><text:s text:c="4"/>}</text:p>
      <text:p text:style-name="Code_20_block"><text:s text:c="2"/></text:p>
      <text:p text:style-name="Code_20_block"><text:s text:c="4"/><text:span text:style-name="T16">//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16">//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16">//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16">//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5/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00">Now let's take a look at the algorithm implementation itself:</text:p>
      <text:p text:style-name="P1"/>
      <text:p text:style-name="Code_20_block"><text:s text:c="2"/>public class FixedSizeBundler extends AbstractBundler {</text:p>
      <text:p text:style-name="Code_20_block"><text:s text:c="4"/><text:span text:style-name="T16">//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16">//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16">//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16">//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5/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40">Tip</text:span>: <text:span text:style-name="T8">if your algorithm depends on the number of nodes, you can use a bundler instances count as a static variable in your implementation, and use the </text:span><text:span text:style-name="Code_20_char"><text:span text:style-name="T44">setup()</text:span></text:span><text:span text:style-name="T8"> and </text:span><text:span text:style-name="Code_20_char"><text:span text:style-name="T44">dispose()</text:span></text:span><text:span text:style-name="T8">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215701713173736" text:continue-numbering="true" text:style-name="Outline">
        <text:list-item>
          <text:list>
            <text:list-item>
              <text:list>
                <text:list-item>
                  <text:list>
                    <text:list-item>
                      <text:h text:style-name="P193"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5/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16">// Get the name of the algorithm defined by this provider</text:span></text:p>
      <text:p text:style-name="Code_20_block"><text:s text:c="4"/><text:span text:style-name="T16">//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16">//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16">//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5/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16">//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16">//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16">//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215701717147673"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89">load.balancer</text:span></text:span><text:span text:style-name="Code_20_char">.</text:span><text:span text:style-name="Code_20_char"><text:span text:style-name="T89">spi</text:span></text:span><text:span text:style-name="Code_20_char">.</text:span><text:span text:style-name="Code_20_char"><text:span text:style-name="T89">JPPF</text:span></text:span><text:span text:style-name="Code_20_char">BundlerProvider</text:span>, and open it in a text editor. In the editor, we add a single line containing the fully qualified name of our provider implementation:</text:p>
      <text:p text:style-name="P1"/>
      <text:p text:style-name="P123"><text:s text:c="2"/>org.jppf.<text:span text:style-name="T89">load.balancer</text:span>.<text:span text:style-name="T89">spi</text:span>.FixedSizeBundlerProvider</text:p>
      <text:p text:style-name="P22"/>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215701718168359"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5/index.html?org/jppf/load/balancer/NodeAwareness.html" text:style-name="Internet_20_link" text:visited-style-name="Visited_20_Internet_20_Link"><text:span text:style-name="Code_20_char">NodeAwareness</text:span></text:a>, defined as follows:</text:p>
      <text:p text:style-name="Standard"/>
      <text:p text:style-name="Code_20_block"><text:s text:c="2"/><text:span text:style-name="T16">// Bundler implementations should implement this interface</text:span></text:p>
      <text:p text:style-name="Code_20_block"><text:s text:c="2"/><text:span text:style-name="T16">// if they wish to have access to a node's configuration</text:span></text:p>
      <text:p text:style-name="Code_20_block"><text:s text:c="2"/>public interface NodeAwareness {</text:p>
      <text:p text:style-name="Code_20_block"><text:s text:c="4"/><text:span text:style-name="T16">// Get the corresponding node's system information</text:span></text:p>
      <text:p text:style-name="Code_20_block"><text:s text:c="4"/>JPPFSystemInformation getNodeConfiguration();</text:p>
      <text:p text:style-name="Code_20_block"><text:s text:c="2"/></text:p>
      <text:p text:style-name="Code_20_block"><text:s text:c="4"/><text:span text:style-name="T16">//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5/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15701720152456" text:continue-list="list8581388081491424744" text:style-name="List_20_1">
        <text:list-item>
          <text:p text:style-name="P180">when the node connects to the server</text:p>
        </text:list-item>
        <text:list-item>
          <text:p text:style-name="P180">when the node's number of processing threads has been updated dynamically (through the admin console or management APIs)</text:p>
        </text:list-item>
      </text:list>
      <text:p text:style-name="Standard"/>
      <text:p text:style-name="Standard">A sample usage of <text:a xlink:type="simple" xlink:href="http://www.jppf.org/api-5/index.html?org/jppf/load/balancer/NodeAwareness.html" text:style-name="Internet_20_link" text:visited-style-name="Visited_20_Internet_20_Link"><text:span text:style-name="Code_20_char">NodeAwareness</text:span></text:a> can be found in the CustomLoadBalancer sample, in the JPPF samples pack.</text:p>
      <text:list xml:id="list215701720162230" text:continue-list="list215701718168359"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5/index.html?org/jppf/load/balancer/JobAwareness.html" text:style-name="Internet_20_link" text:visited-style-name="Visited_20_Internet_20_Link"><text:span text:style-name="Code_20_char">JobAwareness</text:span></text:a>, defined as follows:</text:p>
      <text:p text:style-name="P1"/>
      <text:p text:style-name="P106"><text:s text:c="2"/>// Bundler implementations should implement this interface</text:p>
      <text:p text:style-name="P106"><text:s text:c="2"/>// if they wish to have access to a job's metadata</text:p>
      <text:p text:style-name="Code_20_block"><text:s text:c="2"/>public interface JobAwareness {</text:p>
      <text:p text:style-name="Code_20_block"><text:s text:c="4"/><text:span text:style-name="T16">// Get the current job's metadata</text:span></text:p>
      <text:p text:style-name="Code_20_block"><text:s text:c="4"/>JobMetadata getJobMetadata();</text:p>
      <text:p text:style-name="Code_20_block"><text:s text:c="2"/></text:p>
      <text:p text:style-name="Code_20_block"><text:s text:c="4"/><text:span text:style-name="T16">//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5/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5/index.html?org/jppf/load/balancer/JobAwareness.html" text:style-name="Internet_20_link" text:visited-style-name="Visited_20_Internet_20_Link"><text:span text:style-name="Code_20_char">JobAwareness</text:span></text:a> can be found in the <text:a xlink:type="simple" xlink:href="http://www.jppf.org/samples-pack/CustomLoadBalancer/Readme.php" text:style-name="Internet_20_link" text:visited-style-name="Visited_20_Internet_20_Link">CustomLoadBalancer</text:a> sample, in the JPPF samples pack.</text:p>
      <text:p text:style-name="P1"/>
      <text:list xml:id="list215701722158122" text:continue-numbering="true" text:style-name="Outline">
        <text:list-item>
          <text:list>
            <text:list-item>
              <text:list>
                <text:list-item>
                  <text:h text:style-name="P189" text:outline-level="3">Receiving node connection events in the server</text:h>
                </text:list-item>
              </text:list>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5/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16">// Called when a node is connected to the server</text:span></text:p>
      <text:p text:style-name="Code_20_block"><text:s text:c="4"/>void nodeConnected(NodeConnectionEvent event);</text:p>
      <text:p text:style-name="Code_20_block"><text:s text:c="2"/></text:p>
      <text:p text:style-name="Code_20_block"><text:s text:c="4"/><text:span text:style-name="T16">//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5/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16">//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5/index.html?org/jppf/management/JPPFManagementInfo.html" text:style-name="Internet_20_link" text:visited-style-name="Visited_20_Internet_20_Link"><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16">// Get the host on which the node is running</text:span></text:p>
      <text:p text:style-name="Code_20_block"><text:s text:c="4"/>public String getHost()</text:p>
      <text:p text:style-name="Code_20_block"><text:s text:c="2"/></text:p>
      <text:p text:style-name="Code_20_block"><text:s text:c="4"/><text:span text:style-name="T16">// Get the port on which the node's JMX server is listening</text:span></text:p>
      <text:p text:style-name="Code_20_block"><text:s text:c="4"/>public int getPort()</text:p>
      <text:p text:style-name="Code_20_block"><text:s text:c="2"/></text:p>
      <text:p text:style-name="Code_20_block"><text:s text:c="4"/><text:span text:style-name="T16">// Get the system information associated with the node at the time</text:span></text:p>
      <text:p text:style-name="Code_20_block"><text:s text:c="4"/><text:span text:style-name="T16">// it established the connection</text:span></text:p>
      <text:p text:style-name="Code_20_block"><text:s text:c="4"/>public JPPFSystemInformation getSystemInfo()</text:p>
      <text:p text:style-name="Code_20_block"><text:s text:c="2"/></text:p>
      <text:p text:style-name="Code_20_block"><text:s text:c="4"/><text:span text:style-name="T16">// Get the node's unique id (UUID)</text:span></text:p>
      <text:p text:style-name="Code_20_block"><text:s text:c="4"/>public String getId()</text:p>
      <text:p text:style-name="Code_20_block"><text:s text:c="2"/></text:p>
      <text:p text:style-name="Code_20_block"><text:s text:c="4"/><text:span text:style-name="T16">// Determine whether this information represents another driver,</text:span></text:p>
      <text:p text:style-name="Code_20_block"><text:s text:c="4"/><text:span text:style-name="T16">// connected as a peer to the current driver</text:span></text:p>
      <text:p text:style-name="Code_20_block"><text:s text:c="4"/>public boolean isDriver()</text:p>
      <text:p text:style-name="Code_20_block"><text:s text:c="2"/></text:p>
      <text:p text:style-name="Code_20_block"><text:s text:c="4"/><text:span text:style-name="T16">//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5/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57">: </text:span><text:span text:style-name="T9">from the </text:span><text:span text:style-name="Code_20_char"><text:span text:style-name="T9">nodeConnected()</text:span></text:span><text:span text:style-name="T9"> method, you may refuse the connection by throwing a </text:span><text:a xlink:type="simple" xlink:href="http://docs.oracle.com/javase/7/docs/api/index.html?java/lang/RuntimeException.html" text:style-name="Internet_20_link" text:visited-style-name="Visited_20_Internet_20_Link"><text:span text:style-name="T9">RuntimeException</text:span></text:a><text:span text:style-name="T9">. This will cause the JPPF driver to terminate the connection.</text:span></text:p>
      <text:p text:style-name="P1"/>
      <text:p text:style-name="P1">To deploy the extension:</text:p>
      <text:p text:style-name="P1"/>
      <text:list xml:id="list215701728147589" text:continue-list="list215701704155499" text:style-name="List_20_2">
        <text:list-item>
          <text:p text:style-name="P176">create a file named <text:span text:style-name="T1">org.jppf.server.event.NodeConnectionListener</text:span> in the <text:span text:style-name="T1">META-INF/services</text:span> folder</text:p>
        </text:list-item>
        <text:list-item>
          <text:p text:style-name="P172">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176">create a jar with your code and and service definition file and add it to the driver's classpath, or simply add your classes folder to the driver's classpath.</text:p>
        </text:list-item>
      </text:list>
      <text:p text:style-name="P1"/>
      <text:list xml:id="list215701728171327" text:continue-list="list215701722158122" text:style-name="Outline">
        <text:list-item>
          <text:list>
            <text:list-item>
              <text:h text:style-name="P186" text:outline-level="2">Nodes</text:h>
              <text:list>
                <text:list-item>
                  <text:h text:style-name="Heading_20_3" text:outline-level="3">Receiving node life cycle events</text:h>
                </text:list-item>
              </text:list>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215701729172767"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api-5/index.html?org/jppf/node/event/NodeLifeCycleListener.html" text:style-name="Internet_20_link" text:visited-style-name="Visited_20_Internet_20_Link"><text:span text:style-name="Code_20_char">NodeLifeCycleListener</text:span></text:a>, which is defined as follows:</text:p>
      <text:p text:style-name="Standard"/>
      <text:p text:style-name="Code_20_block">public interface NodeLifeCycleListener extends EventListener {</text:p>
      <text:p text:style-name="Code_20_block"><text:s text:c="2"/><text:span text:style-name="T16">// Called when the node has finished initializing,</text:span></text:p>
      <text:p text:style-name="Code_20_block"><text:s text:c="2"/><text:span text:style-name="T16">// and before it starts processing jobs</text:span></text:p>
      <text:p text:style-name="Code_20_block"><text:s text:c="2"/>void nodeStarting(NodeLifeCycleEvent event);</text:p>
      <text:p text:style-name="Code_20_block"/>
      <text:p text:style-name="Code_20_block"><text:s text:c="2"/><text:span text:style-name="T16">// Called when the node is terminating</text:span></text:p>
      <text:p text:style-name="Code_20_block"><text:s text:c="2"/>void nodeEnding(NodeLifeCycleEvent event);</text:p>
      <text:p text:style-name="P135"/>
      <text:p text:style-name="P135"><text:s text:c="2"/><text:span text:style-name="T16">// Called when the node has loaded a job header and before</text:span></text:p>
      <text:p text:style-name="P135"><text:s text:c="2"/><text:span text:style-name="T16">// the DataProvider or any of the tasks has been loaded</text:span></text:p>
      <text:p text:style-name="P135"><text:s text:c="2"/>void jobHeaderLoaded(NodeLifeCycleEvent event);</text:p>
      <text:p text:style-name="P135"/>
      <text:p text:style-name="Code_20_block"><text:s text:c="2"/><text:span text:style-name="T16">// Called before the node starts processing a job</text:span></text:p>
      <text:p text:style-name="Code_20_block"><text:s text:c="2"/>void jobStarting(NodeLifeCycleEvent event);</text:p>
      <text:p text:style-name="Code_20_block"/>
      <text:p text:style-name="Code_20_block"><text:s text:c="2"/><text:span text:style-name="T16">// Called after the node finishes processing a job</text:span></text:p>
      <text:p text:style-name="Code_20_block"><text:s text:c="2"/>void jobEnding(NodeLifeCycleEvent event);</text:p>
      <text:p text:style-name="Code_20_block">}</text:p>
      <text:p text:style-name="Standard"/>
      <text:p text:style-name="Standard">Each method in the listener receives an event of type <text:a xlink:type="simple" xlink:href="http://www.jppf.org/api-5/index.html?org/jppf/node/event/NodeLifeCycleEvent.html" text:style-name="Internet_20_link" text:visited-style-name="Visited_20_Internet_20_Link"><text:span text:style-name="Code_20_char">NodeLifeCycleEvent</text:span></text:a>, which provides the following API:</text:p>
      <text:p text:style-name="Standard"/>
      <text:p text:style-name="Code_20_block">public class NodeLifeCycleEvent extends EventObject {</text:p>
      <text:p text:style-name="P125"><text:s text:c="2"/><text:span text:style-name="T16">// Get the object representing the current JPPF node</text:span></text:p>
      <text:p text:style-name="P125"><text:s text:c="2"/>public Node getNode()</text:p>
      <text:p text:style-name="P125"><text:s text:c="2"/><text:span text:style-name="T16">// </text:span><text:span text:style-name="T19">The type of this event</text:span></text:p>
      <text:p text:style-name="P125"><text:s text:c="2"/>public <text:span text:style-name="T56">NodeLifeCycleEventType</text:span> get<text:span text:style-name="T56">Type</text:span>()</text:p>
      <text:p text:style-name="P125"><text:s text:c="2"/><text:span text:style-name="T16">// Get the job currently being executed</text:span></text:p>
      <text:p text:style-name="Code_20_block"><text:s text:c="2"/>public JPPFDistributedJob getJob();</text:p>
      <text:p text:style-name="Code_20_block"><text:s text:c="2"/><text:span text:style-name="T16">// Get the tasks currently being executed</text:span></text:p>
      <text:p text:style-name="Code_20_block"><text:s text:c="2"/>public List&lt;Task&gt; getTasks();</text:p>
      <text:p text:style-name="Code_20_block"><text:s text:c="2"/><text:span text:style-name="T16">// Get the data provider for the job</text:span></text:p>
      <text:p text:style-name="Code_20_block"><text:s text:c="2"/>public DataProvider getDataProvider();</text:p>
      <text:p text:style-name="Code_20_block"><text:s text:c="2"/><text:span text:style-name="T16">// Get the class loader used to load the tasks and</text:span></text:p>
      <text:p text:style-name="P106"><text:s text:c="2"/>// the classes they need from the client</text:p>
      <text:p text:style-name="Code_20_block"><text:s text:c="2"/><text:span text:style-name="T53">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56">The type of the event is available as an instance of the typesafe enum </text:span><text:a xlink:type="simple" xlink:href="http://www.jppf.org/api-5/index.html?org/jppf/node/event/NodeLifeCycleEventType.html" text:style-name="Internet_20_link" text:visited-style-name="Visited_20_Internet_20_Link"><text:span text:style-name="T56">NodeLifeCycleEventType</text:span></text:a><text:span text:style-name="T56">, defined as follows:</text:span></text:p>
      <text:p text:style-name="P29"/>
      <text:p text:style-name="P126">public enum NodeLifeCycleEventType {</text:p>
      <text:p text:style-name="Code_20_block"><text:span text:style-name="T56"><text:s text:c="2"/></text:span><text:span text:style-name="T19">// nodeStarting() notification</text:span></text:p>
      <text:p text:style-name="P126"><text:s text:c="2"/>NODE_STARTING,</text:p>
      <text:p text:style-name="Code_20_block"><text:span text:style-name="T56"><text:s text:c="2"/></text:span><text:span text:style-name="T19">// nodeEnding() notification</text:span></text:p>
      <text:p text:style-name="P126"><text:s text:c="2"/>NODE_ENDING,</text:p>
      <text:p text:style-name="Code_20_block"><text:span text:style-name="T56"><text:s text:c="2"/></text:span><text:span text:style-name="T19">// jobHeaderLoaded() notification</text:span></text:p>
      <text:p text:style-name="P126"><text:s text:c="2"/>JOB_HEADER_LOADED,</text:p>
      <text:p text:style-name="Code_20_block"><text:span text:style-name="T56"><text:s text:c="2"/></text:span><text:span text:style-name="T19">// jobStarting() notification</text:span></text:p>
      <text:p text:style-name="P126"><text:s text:c="2"/>JOB_STARTING,</text:p>
      <text:p text:style-name="Code_20_block"><text:span text:style-name="T56"><text:s text:c="2"/></text:span><text:span text:style-name="T19">// jobEnded() notification</text:span></text:p>
      <text:p text:style-name="P126"><text:s text:c="2"/>JOB_ENDING</text:p>
      <text:p text:style-name="P126"><text:s/>}</text:p>
      <text:p text:style-name="P1"/>
      <text:p text:style-name="P1">You will also notice that the method <text:span text:style-name="Code_20_char">getTasks()</text:span> returns a list of <text:a xlink:type="simple" xlink:href="http://www.jppf.org/api-5/index.html?org/jppf/node/protocol/Task.html" text:style-name="Internet_20_link" text:visited-style-name="Visited_20_Internet_20_Link"><text:span text:style-name="Code_20_char">Task&lt;T&gt;</text:span></text:a> instances. <text:span text:style-name="Code_20_char">Task&lt;T&gt;</text:span> is the interface for all <text:soft-page-break/>JPPF tasks, and can be safely cast to <text:a xlink:type="simple" xlink:href="http://www.jppf.org/api-5/index.html?org/jppf/node/protocol/AbstractTask.html" text:style-name="Internet_20_link" text:visited-style-name="Visited_20_Internet_20_Link"><text:span text:style-name="Code_20_char"><text:span text:style-name="T92">AbstractTask</text:span></text:span></text:a> for all practical purposes.</text:p>
      <text:p text:style-name="P1"/>
      <text:p text:style-name="P1"><text:a xlink:type="simple" xlink:href="http://www.jppf.org/api-5/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api-5/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6">// Get the user-defined display name for this job</text:span></text:p>
      <text:p text:style-name="Code_20_block"><text:s text:c="3"/><text:span text:style-name="T16">// This is the name displayed in the administration console</text:span></text:p>
      <text:p text:style-name="Code_20_block"><text:s text:c="2"/>String getName();</text:p>
      <text:p text:style-name="Code_20_block"><text:s text:c="2"/></text:p>
      <text:p text:style-name="Code_20_block"><text:s text:c="2"/><text:span text:style-name="T16">// Get the universal unique id for this job</text:span></text:p>
      <text:p text:style-name="Code_20_block"><text:s text:c="2"/>String getUuid();</text:p>
      <text:p text:style-name="Code_20_block"/>
      <text:p text:style-name="Code_20_block"><text:s text:c="2"/><text:span text:style-name="T16">// Get the service level agreement between the job and the server</text:span></text:p>
      <text:p text:style-name="Code_20_block"><text:s text:c="2"/>JobSLA getSLA();</text:p>
      <text:p text:style-name="Code_20_block"/>
      <text:p text:style-name="Code_20_block"><text:s text:c="2"/><text:span text:style-name="T16">//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215701737147340" text:continue-list="list215701728147589" text:style-name="List_20_2">
        <text:list-item>
          <text:p text:style-name="P176">create a file in <text:span text:style-name="Code_20_char"><text:span text:style-name="T1">META-INF/services</text:span></text:span> named “<text:span text:style-name="Code_20_char"><text:span text:style-name="T1">org.jppf.node.event.NodeLifeCycleListener</text:span></text:span>”</text:p>
        </text:list-item>
        <text:list-item>
          <text:p text:style-name="P176">in this file, add the fully qualified class name of your implementation of the interface</text:p>
        </text:list-item>
        <text:list-item>
          <text:p text:style-name="P176">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45"><text:span text:style-name="T4">Note regarding the </text:span><text:span text:style-name="Code_20_char"><text:span text:style-name="T4">jobHeaderLoaded()</text:span></text:span><text:span text:style-name="T4"> notification</text:span><text:span text:style-name="T66">:</text:span></text:p>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5/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Standard"/>
      <text:p text:style-name="Code_20_block">package myPackage;</text:p>
      <text:p text:style-name="Code_20_block"><text:s text:c="2"/></text:p>
      <text:p text:style-name="Code_20_block">public class MyNodeListener implements NodeLifeCycleListener {</text:p>
      <text:p text:style-name="Code_20_block"><text:s text:c="2"/><text:span text:style-name="T67">@Override</text:span></text:p>
      <text:p text:style-name="Code_20_block"><text:s text:c="2"/>public void nodeStarting(NodeLifeCycleEvent event) {</text:p>
      <text:p text:style-name="Code_20_block"><text:s text:c="4"/>System.out.println("node ready to process jobs");</text:p>
      <text:p text:style-name="Code_20_block"><text:s text:c="2"/>}</text:p>
      <text:p text:style-name="Code_20_block"/>
      <text:p text:style-name="P136"><text:s text:c="2"/><text:span text:style-name="T67">@Override</text:span></text:p>
      <text:p text:style-name="P136"><text:s text:c="2"/>public void nodeEnding(NodeLifeCycleEvent event) {</text:p>
      <text:p text:style-name="Code_20_block"><text:s text:c="4"/>System.out.println("node ending");</text:p>
      <text:p text:style-name="Code_20_block"><text:s text:c="2"/>}</text:p>
      <text:p text:style-name="P135"/>
      <text:p text:style-name="P136"><text:s text:c="2"/><text:span text:style-name="T67">@Override</text:span></text:p>
      <text:p text:style-name="P136"><text:s text:c="2"/>public void job<text:span text:style-name="T66">HeaderLoaded</text:span>(NodeLifeCycleEvent event) {</text:p>
      <text:p text:style-name="P135"><text:s text:c="4"/>JPPFDistributedJob job = event.getJob();</text:p>
      <text:p text:style-name="P135"><text:s text:c="4"/>System.out.println("node <text:span text:style-name="T66">loaded header for </text:span>job '" + job.getId() +</text:p>
      <text:p text:style-name="P135"><text:s text:c="6"/>"' <text:span text:style-name="T66">using</text:span> <text:span text:style-name="T66">task class loader </text:span>" + event.getTask<text:span text:style-name="T66">ClassLoader</text:span>());</text:p>
      <text:p text:style-name="P135"><text:s text:c="2"/>}</text:p>
      <text:p text:style-name="P135"/>
      <text:p text:style-name="P136"><text:s text:c="2"/><text:span text:style-name="T67">@Override</text:span></text:p>
      <text:p text:style-name="P136"><text:s text:c="2"/>public void jobStarting(NodeLifeCycleEvent event) {</text:p>
      <text:p text:style-name="Code_20_block"><text:s text:c="4"/>JPPFDistributedJob job = event.getJob();</text:p>
      <text:p text:style-name="Code_20_block"><text:s text:c="4"/>System.out.println("node starting job '" + job.getId() + "' with " +</text:p>
      <text:p text:style-name="Code_20_block"><text:s text:c="6"/>event.getTasks().size() + " tasks");</text:p>
      <text:p text:style-name="Code_20_block"><text:s text:c="2"/>}</text:p>
      <text:p text:style-name="Code_20_block"/>
      <text:p text:style-name="P136"><text:s text:c="2"/><text:span text:style-name="T67">@Override</text:span></text:p>
      <text:p text:style-name="P136"><text:s text:c="2"/>public void jobEnding(NodeLifeCycleEvent event) {</text:p>
      <text:p text:style-name="Code_20_block"><text:s text:c="4"/>System.out.println("node finished job '" + event.getJob().getId() + "'");</text:p>
      <text:p text:style-name="Code_20_block"><text:s text:c="2"/>}</text:p>
      <text:p text:style-name="Code_20_block"><text:soft-page-break/>}</text:p>
      <text:p text:style-name="P1">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215701742171531" text:continue-numbering="true" text:style-name="List_20_2">
        <text:list-item>
          <text:p text:style-name="P172">“<text:a xlink:type="simple" xlink:href="http://www.jppf.org/samples-pack/NodeLifeCycle/Readme.php" text:style-name="Internet_20_link" text:visited-style-name="Visited_20_Internet_20_Link">NodeLifeCycle</text:a>”</text:p>
        </text:list-item>
        <text:list-item>
          <text:p text:style-name="P172">“<text:a xlink:type="simple" xlink:href="http://www.jppf.org/samples-pack/NodeTray/Readme.php" text:style-name="Internet_20_link" text:visited-style-name="Visited_20_Internet_20_Link"><text:span text:style-name="T68">Node Tray</text:span></text:a>”</text:p>
        </text:list-item>
        <text:list-item>
          <text:p text:style-name="P173">“<text:a xlink:type="simple" xlink:href="http://www.jppf.org/samples-pack/ExtendedClassLoading/Readme.php" text:style-name="Internet_20_link" text:visited-style-name="Visited_20_Internet_20_Link">Extended Class Loading</text:a>”</text:p>
        </text:list-item>
      </text:list>
      <text:list xml:id="list215701743159080" text:continue-list="list215701729172767"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54">It is now possible to provide an error handler for each </text:span><text:span text:style-name="Code_20_char"><text:span text:style-name="T54">NodeLifeCycleListener</text:span></text:span><text:span text:style-name="T54"> implementation. This error handler will process all uncaught </text:span><text:span text:style-name="Code_20_char"><text:span text:style-name="T54">Throwable</text:span></text:span><text:span text:style-name="T54">s raised during the execution of any of the listener's methods.</text:span></text:p>
      <text:p text:style-name="P30"/>
      <text:p text:style-name="P2"><text:span text:style-name="T54">To setup an error handler on a <text:s/></text:span><text:span text:style-name="Code_20_char"><text:span text:style-name="T54">NodeLifeCycleListener</text:span></text:span><text:span text:style-name="T54"> implementation, you just have to implement the interface </text:span><text:a xlink:type="simple" xlink:href="http://www.jppf.org/api-5/index.html?org/jppf/node/event/NodeLifeCycleErrorHandler.html" text:style-name="Internet_20_link" text:visited-style-name="Visited_20_Internet_20_Link"><text:span text:style-name="T54">NodeLifeCycleErrorHandler</text:span></text:a><text:span text:style-name="T54">, defined as follows:</text:span></text:p>
      <text:p text:style-name="P30"/>
      <text:p text:style-name="P127">public interface NodeLifeCycleErrorHandler {</text:p>
      <text:p text:style-name="Code_20_block"><text:span text:style-name="T55"><text:s text:c="2"/></text:span><text:span text:style-name="T18">// Handle the throwable raised for the specified event</text:span></text:p>
      <text:p text:style-name="P128"><text:s text:c="2"/>void handleError(NodeLifeCycleListener listener, NodeLifeCycleEvent event,</text:p>
      <text:p text:style-name="P128"><text:s text:c="19"/>Throwable t);</text:p>
      <text:p text:style-name="P127">}</text:p>
      <text:p text:style-name="P31"/>
      <text:p text:style-name="P3"><text:span text:style-name="T55">The </text:span><text:span text:style-name="Code_20_char"><text:span text:style-name="T55">listener</text:span></text:span><text:span text:style-name="T55"> parameter is the listener instance which threw the throwable. The </text:span><text:span text:style-name="Code_20_char"><text:span text:style-name="T55">event</text:span></text:span><text:span text:style-name="T55"> parameter is the notification that was sent to the listener; its </text:span><text:span text:style-name="Code_20_char"><text:span text:style-name="T55">getType()</text:span></text:span><text:span text:style-name="T55"> method will allow you to determine which method of the listener was called when the throwable was raised. The last parameter is the actual throwable that was raised.</text:span></text:p>
      <text:p text:style-name="P31"/>
      <text:p text:style-name="P4"><text:span text:style-name="T55">When the NodeLifeCycleListener does not implement </text:span><text:span text:style-name="Code_20_char"><text:span text:style-name="T55">NodeLifeCycleErrorHandler</text:span></text:span><text:span text:style-name="T55">, JPPF will delegate the error handling to a default implementation: </text:span><text:a xlink:type="simple" xlink:href="http://www.jppf.org/api-5/index.html?org/jppf/node/event/DefaultLifeCycleErrorHandler.html" text:style-name="Internet_20_link" text:visited-style-name="Visited_20_Internet_20_Link"><text:span text:style-name="T55">DefaultLifeCycleErrorHandler</text:span></text:a><text:span text:style-name="T55">.</text:span></text:p>
      <text:p text:style-name="P32"/>
      <text:p text:style-name="P32">Lastly, if an uncaught throwable is raised within the error handler itself, JPPF will handle it as follows:</text:p>
      <text:p text:style-name="P32"/>
      <text:list xml:id="list215701745157045" text:continue-list="list215701720152456" text:style-name="List_20_1">
        <text:list-item>
          <text:p text:style-name="P181">if the logging level is “debug” or finer then the full stack trace of the throwable is logged</text:p>
        </text:list-item>
        <text:list-item>
          <text:p text:style-name="P181">otherwise, only the throwable's class and message are logged</text:p>
        </text:list-item>
        <text:list-item>
          <text:p text:style-name="P181">if the throwable is an instance of Error, it is propagated up the call stack</text:p>
        </text:list-item>
      </text:list>
      <text:p text:style-name="P32"/>
      <text:list xml:id="list215701745169686" text:continue-list="list215701743159080" text:style-name="Outline">
        <text:list-item>
          <text:list>
            <text:list-item>
              <text:list>
                <text:list-item>
                  <text:h text:style-name="P189" text:outline-level="3"><text:span text:style-name="T102">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5/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text:s text:c="2"/>public interface InitializationHook {</text:p>
      <text:p text:style-name="Code_20_block"><text:s text:c="4"/><text:span text:style-name="T16">//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5/index.html?org/jppf/utils/UnmodifiableTypedProperties.html" text:style-name="Internet_20_link" text:visited-style-name="Visited_20_Internet_20_Link"><text:span text:style-name="Code_20_char">UnmodifiableTypedProperties</text:span></text:a>, which is an extension of <text:a xlink:type="simple" xlink:href="http://www.jppf.org/api-5/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api-5/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16">// an alternate server address read from the configuration</text:span></text:p>
      <text:p text:style-name="Code_20_block"><text:s text:c="4"/>private String alternateServer = null;</text:p>
      <text:p text:style-name="Code_20_block"><text:s text:c="4"/><text:span text:style-name="T16">// determines which server address to use</text:span></text:p>
      <text:p text:style-name="Code_20_block"><text:s text:c="4"/>private boolean useAlternate = false;</text:p>
      <text:p text:style-name="Code_20_block"><text:s text:c="2"/></text:p>
      <text:p text:style-name="Code_20_block"><text:s text:c="4"/><text:span text:style-name="T16">// This method toggles the JPPF server address between the value set in the</text:span></text:p>
      <text:p text:style-name="Code_20_block"><text:s text:c="4"/><text:span text:style-name="T16">// configuration file and an alternate server address</text:span></text:p>
      <text:p text:style-name="Code_20_block"><text:s text:c="4"/>public void initializing(UnmodifiableTypedProperties initialConfiguration) {</text:p>
      <text:p text:style-name="Code_20_block"><text:s text:c="6"/><text:span text:style-name="T16">//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16">// means the JPPF-configured value is to be used</text:span></text:p>
      <text:p text:style-name="Code_20_block"><text:s text:c="6"/>if (!useAlternate) {</text:p>
      <text:p text:style-name="Code_20_block"><text:s text:c="8"/><text:span text:style-name="T16">//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16">// toggle the server address to use for the next attempt</text:span></text:p>
      <text:p text:style-name="Code_20_block"><text:s text:c="8"/>useAlternate = true;</text:p>
      <text:p text:style-name="Code_20_block"><text:s text:c="6"/>} else {</text:p>
      <text:p text:style-name="Code_20_block"><text:s text:c="8"/><text:span text:style-name="T16">// connection to JPPF-configured server failed,</text:span></text:p>
      <text:p text:style-name="Code_20_block"><text:s text:c="8"/><text:span text:style-name="T16">// we will now try to connect to the alternate server</text:span></text:p>
      <text:p text:style-name="Code_20_block"><text:s text:c="8"/>currentConfig.setProperty("jppf.server.host", alternateServer);</text:p>
      <text:p text:style-name="Code_20_block"><text:s text:c="8"/><text:span text:style-name="T16">//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215701750168519" text:continue-list="list215701742171531" text:style-name="List_20_2">
        <text:list-item>
          <text:p text:style-name="P176">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176">in this file, add the fully qualified class name of your implementation of the interface</text:p>
        </text:list-item>
        <text:list-item>
          <text:p text:style-name="P176">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215701751171177" text:continue-list="list215701745169686" text:style-name="Outline">
        <text:list-item>
          <text:list>
            <text:list-item>
              <text:list>
                <text:list-item>
                  <text:h text:style-name="P189"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text:span text:style-name="T90">execute.</text:span>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16">//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16">//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16">// fork one new task per document</text:span></text:p>
      <text:p text:style-name="Code_20_block"><text:s text:c="8"/>for (String doc: documents) tasks.add(new MyForkJoinTask(doc).fork());</text:p>
      <text:p text:style-name="Code_20_block"><text:s text:c="8"/><text:span text:style-name="T16">//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16">//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16">//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16">//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00">In this example, our fork/join task is defined as follows:</text:p>
      <text:p text:style-name="P1"/>
      <text:p text:style-name="Code_20_block"><text:s text:c="2"/>public class MyForkJoinTask extends RecursiveTask&lt;Map&lt;String, Integer&gt;&gt; {</text:p>
      <text:p text:style-name="Code_20_block"><text:s text:c="4"/><text:span text:style-name="T16">//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16"><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16">// split the document into individual words</text:span></text:p>
      <text:p text:style-name="Code_20_block"><text:s text:c="6"/>String[] words = pattern.split(document);</text:p>
      <text:p text:style-name="Code_20_block"><text:s text:c="6"/><text:span text:style-name="T16">//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91">Fibonacci Fork/Join sample</text:span></text:a><text:span text:style-name="T91">.</text:span>.</text:p>
      <text:p text:style-name="P1"/>
      <text:list xml:id="list215701758148758" text:continue-numbering="true" text:style-name="Outline">
        <text:list-item>
          <text:list>
            <text:list-item>
              <text:list>
                <text:list-item>
                  <text:h text:style-name="P189" text:outline-level="3">Receiving class loader events</text:h>
                </text:list-item>
              </text:list>
            </text:list-item>
          </text:list>
        </text:list-item>
      </text:list>
      <text:p text:style-name="P8"><text:span text:style-name="T58">It is possible to receive notifications of whether a class was loaded or not found by a JPPF class loader. This can be done by implementing the interface </text:span><text:a xlink:type="simple" xlink:href="http://www.jppf.org/api-5/index.html?org/jppf/classloader/ClassLoaderListener.html" text:style-name="Internet_20_link" text:visited-style-name="Visited_20_Internet_20_Link"><text:span text:style-name="T58">ClassLoaderListener</text:span></text:a><text:span text:style-name="T58"> defined as follows:</text:span></text:p>
      <text:p text:style-name="P1"/>
      <text:p text:style-name="P129">public interface ClassLoaderListener extends EventListener {</text:p>
      <text:p text:style-name="Code_20_block"><text:span text:style-name="T58"><text:s text:c="2"/></text:span><text:span text:style-name="T20">// Called when a class has been successfully loaded by a class loader</text:span></text:p>
      <text:p text:style-name="P129"><text:s text:c="2"/>void classLoaded(ClassLoaderEvent event);</text:p>
      <text:p text:style-name="P129"><text:s text:c="2"/></text:p>
      <text:p text:style-name="Code_20_block"><text:span text:style-name="T58"><text:s text:c="2"/></text:span><text:span text:style-name="T20">// Called when a class was not found by a class loader</text:span></text:p>
      <text:p text:style-name="P129"><text:s text:c="2"/>void classNotFound(ClassLoaderEvent event);</text:p>
      <text:p text:style-name="P129">}</text:p>
      <text:p text:style-name="P1"/>
      <text:p text:style-name="P8"><text:span text:style-name="T58">Each notification provides an event object which is an instance of the class </text:span><text:a xlink:type="simple" xlink:href="http://www.jppf.org/api-5/index.html?org/jppf/classloader/ClassLoaderEvent.html" text:style-name="Internet_20_link" text:visited-style-name="Visited_20_Internet_20_Link"><text:span text:style-name="T58">ClassLoaderEvent</text:span></text:a><text:span text:style-name="T58">, defined as:</text:span></text:p>
      <text:p text:style-name="P33"/>
      <text:p text:style-name="P130">public class ClassLoaderEvent extends EventObject {</text:p>
      <text:p text:style-name="Code_20_block"><text:span text:style-name="T59"><text:s text:c="2"/></text:span><text:span text:style-name="T21">// Get the class that was successfully loaded or null if the class was not found</text:span></text:p>
      <text:p text:style-name="P130"><text:s text:c="2"/>public Class&lt;?&gt; getLoadedClass()</text:p>
      <text:p text:style-name="Code_20_block"><text:span text:style-name="T59"><text:s text:c="2"/></text:span><text:span text:style-name="T21">// Get the name of the class that was loaded or not found</text:span></text:p>
      <text:p text:style-name="P130"><text:s text:c="2"/>public String getClassName()</text:p>
      <text:p text:style-name="Code_20_block"><text:span text:style-name="T59"><text:s text:c="2"/></text:span><text:span text:style-name="T21">// Determine whether the class was loaded from the class loader's URL classpath</text:span></text:p>
      <text:p text:style-name="Code_20_block"><text:span text:style-name="T59"><text:s text:c="2"/></text:span><text:span text:style-name="T21">// If false, then the class was loaded from a remote JPPF driver or client</text:span></text:p>
      <text:p text:style-name="P130"><text:s text:c="2"/>public boolean isFoundInURLClassPath()</text:p>
      <text:p text:style-name="Code_20_block"><text:span text:style-name="T59"><text:s text:c="2"/></text:span><text:span text:style-name="T21">// Get the class loader which emitted this event</text:span></text:p>
      <text:p text:style-name="P130"><text:s text:c="2"/>public AbstractJPPFClassLoader getClassLoader()</text:p>
      <text:p text:style-name="P130">}</text:p>
      <text:p text:style-name="P36"/>
      <text:p text:style-name="P7"><text:span text:style-name="T60">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60">Class Loading in JPPF</text:span></text:a><text:span text:style-name="T60"> documentation for full details on how class loading works.</text:span></text:p>
      <text:p text:style-name="P36"/>
      <text:p text:style-name="P7">Once the implementation is done, the <text:span text:style-name="T60">class loader listener</text:span> is plugged into JPPF using the service provider interface:</text:p>
      <text:list xml:id="list215701761162815" text:continue-list="list215701750168519" text:style-name="List_20_2">
        <text:list-item>
          <text:p text:style-name="P177">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177">in this file, add the fully qualified class name of your implementation of the interface</text:p>
        </text:list-item>
        <text:list-item>
          <text:p text:style-name="P182">copy the jar file or class folder containing your implementation and service file to the classpath of each node.</text:p>
        </text:list-item>
      </text:list>
      <text:p text:style-name="P34"/>
      <text:p text:style-name="P80">As an example, let's say we simply want to print the notifications received by a listener, which we implement as follows:</text:p>
      <text:p text:style-name="P37"/>
      <text:p text:style-name="P131">package test;</text:p>
      <text:p text:style-name="P131">import org.jppf.classloader.*;</text:p>
      <text:p text:style-name="P131"><text:s text:c="2"/></text:p>
      <text:p text:style-name="P131">public class MyClassLoaderListener implements ClassLoaderListener {</text:p>
      <text:p text:style-name="P131"><text:s text:c="2"/>@Override</text:p>
      <text:p text:style-name="P131"><text:s text:c="2"/>public void classLoaded(final ClassLoaderEvent event) {</text:p>
      <text:p text:style-name="P131"><text:s text:c="4"/>AbstractJPPFClassLoader cl = event.getClassLoader();</text:p>
      <text:p text:style-name="P131"><text:s text:c="4"/>System.out.println("loaded " + event.getLoadedClass() + " from "</text:p>
      <text:p text:style-name="P131"><text:s text:c="6"/>+ (cl.isClientClassLoader() ? "client" : "server") + " class loader in "</text:p>
      <text:p text:style-name="P131"><text:s text:c="6"/>+ (event.isFoundInURLClasspath() ? "local" : "remote") + " classpath");</text:p>
      <text:p text:style-name="P131"><text:s text:c="2"/>}</text:p>
      <text:p text:style-name="P131"><text:s text:c="2"/></text:p>
      <text:p text:style-name="P131"><text:s text:c="2"/>@Override</text:p>
      <text:p text:style-name="P131"><text:s text:c="2"/>public void classNotFound(final ClassLoaderEvent event) {</text:p>
      <text:p text:style-name="P132"><text:s text:c="4"/>AbstractJPPFClassLoader cl = event.getClassLoader();</text:p>
      <text:p text:style-name="P132"><text:s text:c="4"/>System.out.println("class " + event.getClassName() + " was not found by "</text:p>
      <text:p text:style-name="P131"><text:s text:c="6"/>+ (cl.isClientClassLoader() ? "client" : "server") + " class loader");</text:p>
      <text:p text:style-name="P131"><text:s text:c="2"/>}</text:p>
      <text:p text:style-name="P131">}</text:p>
      <text:p text:style-name="P37"/>
      <text:p text:style-name="P39">Then we create the file “META-INF/services/org.jppf.node.classsloader.ClassLoaderListener” with this content:</text:p>
      <text:p text:style-name="P9"><text:span text:style-name="Code_20_char"><text:span text:style-name="T61">test.MyClassLoaderListener</text:span></text:span></text:p>
      <text:p text:style-name="P39"/>
      <text:p text:style-name="P39">All that remains to do is to package the class and service files into a jar and add this jar to the classpath of the nodes.</text:p>
      <text:p text:style-name="P39"/>
      <text:list xml:id="list215701764160225" text:continue-list="list215701758148758" text:style-name="Outline">
        <text:list-item>
          <text:list>
            <text:list-item>
              <text:list>
                <text:list-item>
                  <text:h text:style-name="P189" text:outline-level="3">Receiving notifications from the tasks</text:h>
                </text:list-item>
              </text:list>
            </text:list-item>
          </text:list>
        </text:list-item>
      </text:list>
      <text:p text:style-name="P40"><text:span text:style-name="T74">We have seen in “</text:span><text:span text:style-name="Reference"><text:span text:style-name="T8">Development guide &gt; Task objects &gt; Sending notifications from a task</text:span></text:span><text:span text:style-name="T74">” that JPPF tasks can send </text:span>notifications<text:span text:style-name="T74"> with the method </text:span><text:a xlink:type="simple" xlink:href="http://www.jppf.org/api-5/org/jppf/node/protocol/Task.html#fireNotification(java.lang.Object,%20boolean)" text:style-name="Internet_20_link" text:visited-style-name="Visited_20_Internet_20_Link"><text:span text:style-name="T74">Task.fireNotification(Object, boolean)</text:span></text:a><text:span text:style-name="T74">. It is possible to register listeners for these notifications via the the service provider interface (SPI). These listeners must implement the interface </text:span><text:a xlink:type="simple" xlink:href="http://www.jppf.org/api-5/index.html?org/jppf/node/event/TaskExecutionListener.html" text:style-name="Internet_20_link" text:visited-style-name="Visited_20_Internet_20_Link"><text:span text:style-name="T74">TaskExecutionListener</text:span></text:a><text:span text:style-name="T74">, defined as follows:</text:span></text:p>
      <text:p text:style-name="P64"/>
      <text:p text:style-name="P148">public interface TaskExecutionListener extends EventListener {</text:p>
      <text:p text:style-name="Code_20_block"><text:span text:style-name="T74"><text:s text:c="2"/></text:span><text:span text:style-name="T29">// Called by the JPPF node to notify a listener that a task was executed</text:span></text:p>
      <text:p text:style-name="P148"><text:s text:c="2"/>void taskExecuted(TaskExecutionEvent event);</text:p>
      <text:p text:style-name="P148"/>
      <text:p text:style-name="Code_20_block"><text:span text:style-name="T74"><text:s text:c="2"/></text:span><text:span text:style-name="T29">// Called when a task sends a notification via Task.fireNotfication(Object, boolean)</text:span></text:p>
      <text:p text:style-name="P148"><text:s text:c="2"/>void taskNotification(TaskExecutionEvent event);</text:p>
      <text:p text:style-name="P148">}</text:p>
      <text:p text:style-name="P64"/>
      <text:p text:style-name="P41"><text:span text:style-name="T75">The method </text:span><text:span text:style-name="Code_20_char"><text:span text:style-name="T75">taskExecuted()</text:span></text:span><text:span text:style-name="T75"> is always called by the JPPF node, whereas </text:span><text:span text:style-name="Code_20_char"><text:span text:style-name="T75">taskNotification()</text:span></text:span><text:span text:style-name="T75"> is always invoked by user code. Both methods receive events of type </text:span><text:a xlink:type="simple" xlink:href="http://www.jppf.org/api-5/index.html?org/jppf/node/event/TaskExecutionEvent.html" text:style-name="Internet_20_link" text:visited-style-name="Visited_20_Internet_20_Link"><text:span text:style-name="T75">TaskExecutionEvent</text:span></text:a><text:span text:style-name="T75">, defined as follows:</text:span></text:p>
      <text:p text:style-name="P64"/>
      <text:p text:style-name="P149">public class TaskExecutionEvent extends EventObject {</text:p>
      <text:p text:style-name="Code_20_block"><text:span text:style-name="T75"><text:s text:c="2"/></text:span><text:span text:style-name="T30">// Get the JPPF task from which the event originates</text:span></text:p>
      <text:p text:style-name="P149"><text:s text:c="2"/>public Task&lt;?&gt; getTask()</text:p>
      <text:p text:style-name="P149"/>
      <text:p text:style-name="Code_20_block"><text:span text:style-name="T75"><text:s text:c="2"/></text:span><text:span text:style-name="T30">// Get the object encapsulating information about the task</text:span></text:p>
      <text:p text:style-name="P149"><text:s text:c="2"/>public TaskInformation getTaskInformation()</text:p>
      <text:p text:style-name="P149"/>
      <text:p text:style-name="Code_20_block"><text:span text:style-name="T75"><text:s text:c="2"/></text:span><text:span text:style-name="T30">// Get the user-defined object to send as part of the notification</text:span></text:p>
      <text:p text:style-name="P149"><text:s text:c="2"/>public Object getUserObject()</text:p>
      <text:p text:style-name="P149"/>
      <text:p text:style-name="P147"><text:span text:style-name="T75"><text:s text:c="2"/></text:span><text:span text:style-name="T30">// If true then also send this notification via the JMX Mbean,</text:span></text:p>
      <text:p text:style-name="P147"><text:span text:style-name="T75"><text:s text:c="2"/></text:span><text:span text:style-name="T30">// otherwise only send to local listeners</text:span></text:p>
      <text:p text:style-name="P149"><text:s text:c="2"/>public boolean isSendViaJmx()</text:p>
      <text:p text:style-name="P149"/>
      <text:p text:style-name="P149"><text:s text:c="2"/><text:span text:style-name="T16">// </text:span><text:span text:style-name="T37">Whether this is a us</text:span><text:span text:style-name="T38">e</text:span><text:span text:style-name="T37">r-defined event </text:span><text:span text:style-name="T39">sent </text:span><text:span text:style-name="T37">from a task</text:span></text:p>
      <text:p text:style-name="P149"><text:s text:c="2"/><text:span text:style-name="T88">public boolean isUerNotification();</text:span></text:p>
      <text:p text:style-name="P149">}</text:p>
      <text:p text:style-name="P39"/>
      <text:p text:style-name="P14">Once <text:span text:style-name="T76">a task execution listener</text:span> is <text:span text:style-name="T76">implemented</text:span>, <text:span text:style-name="T76">it</text:span> is plugged into <text:span text:style-name="T76">the </text:span>JPPF <text:span text:style-name="T76">nodes </text:span>using the service provider interface:</text:p>
      <text:list xml:id="list215701769163541" text:continue-list="list215701761162815" text:style-name="List_20_2">
        <text:list-item>
          <text:p text:style-name="P178">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178">in this file, add the fully qualified class name of your implementation of the interface</text:p>
        </text:list-item>
        <text:list-item>
          <text:p text:style-name="P183">copy the jar file or class folder containing your implementation and service file to the classpath of <text:span text:style-name="T76">the server, if you want all the nodes to register a listner instance, or to the classpath of specific individual </text:span>node<text:span text:style-name="T76">s</text:span>.</text:p>
        </text:list-item>
      </text:list>
      <text:p text:style-name="P35"/>
      <text:p text:style-name="P65">The following example prints the notifications it receives to the node's output console:</text:p>
      <text:p text:style-name="P65"/>
      <text:p text:style-name="P150">package my.test;</text:p>
      <text:p text:style-name="P150">import ...;</text:p>
      <text:p text:style-name="P150">public class MyTaskListener implements TaskExecutionListener {</text:p>
      <text:p text:style-name="P150"><text:s text:c="2"/>@Override public synchronized void taskExecuted(TaskExecutionEvent event) {</text:p>
      <text:p text:style-name="P151"><text:s text:c="4"/>System.out.println("Task " + event.getId() + " completed with result : " +</text:p>
      <text:p text:style-name="P151"><text:s text:c="6"/>event.getTask().getResult());</text:p>
      <text:p text:style-name="P152"><text:s text:c="4"/>System.out.println("cpu time = " + event.getTaskInformation().getCpuTime() +</text:p>
      <text:p text:style-name="P152"><text:s text:c="6"/>", elapsed = " + event.getTaskInformation().getElapsedTime());</text:p>
      <text:p text:style-name="P150"><text:s text:c="2"/>}</text:p>
      <text:p text:style-name="P150"/>
      <text:p text:style-name="P150"><text:s text:c="2"/>@Override public synchronized void taskNotification(TaskExecutionEvent event) {</text:p>
      <text:p text:style-name="P152"><text:s text:c="4"/>System.out.println("Task " + event.getId() + " sent user object : " +</text:p>
      <text:p text:style-name="P152"><text:s text:c="6"/>event.getUserObject());</text:p>
      <text:p text:style-name="P150"><text:s text:c="2"/>}</text:p>
      <text:p text:style-name="P150">}</text:p>
      <text:p text:style-name="P38"/>
      <text:p text:style-name="P42"><text:span text:style-name="T77">To use this listener, you need to create a file “META-INF/services/org.jppf.node.event.TaskExecutionListener” containing the line “</text:span><text:span text:style-name="T7">my.test.MyTaskListener</text:span><text:span text:style-name="T77">” and add it, along with the implementation class, to the server's or node's classpath.</text:span></text:p>
      <text:list xml:id="list215701771168159" text:continue-list="list215701764160225" text:style-name="Outline">
        <text:list-item>
          <text:list>
            <text:list-item>
              <text:list>
                <text:list-item>
                  <text:h text:style-name="P189" text:outline-level="3">JPPF node screensaver</text:h>
                </text:list-item>
              </text:list>
            </text:list-item>
          </text:list>
        </text:list-item>
      </text:list>
      <text:p text:style-name="P53">A screensaver can be associated with a running JPPF node. The screensaver is a Java Swing UI which is displayed at the time the node is launched. It can run in full screen or in windowed mode, depending on the configuration settings.</text:p>
      <text:list xml:id="list215701771156164"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69">A screensaver implements the interface </text:span><text:a xlink:type="simple" xlink:href="http://www.jppf.org/api-5/index.html?org/jppf/node/screensaver/JPPFScreenSaver.html" text:style-name="Internet_20_link" text:visited-style-name="Visited_20_Internet_20_Link"><text:span text:style-name="T69">JPPFScreenSaver</text:span></text:a><text:span text:style-name="T69">, defined as follows:</text:span></text:p>
      <text:p text:style-name="P46"/>
      <text:p text:style-name="P137">public interface JPPFScreenSaver {</text:p>
      <text:p text:style-name="Code_20_block"><text:span text:style-name="T69"><text:s text:c="2"/></text:span><text:span text:style-name="T24">// Get the Swing component for this screen saver</text:span></text:p>
      <text:p text:style-name="P137"><text:s text:c="2"/>JComponent getComponent();</text:p>
      <text:p text:style-name="P137"/>
      <text:p text:style-name="Code_20_block"><text:span text:style-name="T69"><text:s text:c="2"/></text:span><text:span text:style-name="T24">// Initialize this screen saver, and in particular its UI components</text:span></text:p>
      <text:p text:style-name="P137"><text:s text:c="2"/>void init(TypedProperties config, boolean fullscreen);</text:p>
      <text:p text:style-name="P137"/>
      <text:p text:style-name="Code_20_block"><text:span text:style-name="T69"><text:s text:c="2"/></text:span><text:span text:style-name="T24">// Destroy this screen saver and release its resources</text:span></text:p>
      <text:p text:style-name="P137"><text:s text:c="2"/>void destroy();</text:p>
      <text:p text:style-name="P137">}</text:p>
      <text:p text:style-name="P46"/>
      <text:p text:style-name="P46">The screensaver lifecycle is as follows:</text:p>
      <text:p text:style-name="P46"/>
      <text:list xml:id="list215701773164599" text:continue-list="list215701745157045" text:style-name="List_20_1">
        <text:list-item>
          <text:p text:style-name="P184">the screensaver is instantiated, based on a class name specified in the configuration (requires a no-arg constructor)</text:p>
        </text:list-item>
        <text:list-item>
          <text:p text:style-name="P179"><text:span text:style-name="T69">the </text:span><text:span text:style-name="Code_20_char"><text:span text:style-name="T69">init()</text:span></text:span><text:span text:style-name="T69"> method is called, passing in the JPPF configuration and a flag indicating whether the full screen mode is both requested and supported</text:span></text:p>
        </text:list-item>
        <text:list-item>
          <text:p text:style-name="P179"><text:span text:style-name="T69">a </text:span><text:span text:style-name="Code_20_char"><text:span text:style-name="T69">JFrame</text:span></text:span><text:span text:style-name="T69"> is created and the component obtained by calling </text:span><text:span text:style-name="Code_20_char"><text:span text:style-name="T69">getComponent()</text:span></text:span><text:span text:style-name="T69"> is added to this </text:span><text:span text:style-name="Code_20_char"><text:span text:style-name="T69">JFrame</text:span></text:span><text:span text:style-name="T69">. In full screen, the frame is undecorated (no caption, menu bar, status bar or borders) and will cover all available space on all available monitors: the screen saver will spread over all screens in a multi-monitor setup</text:span></text:p>
        </text:list-item>
        <text:list-item>
          <text:p text:style-name="P184">the frame is then made visible</text:p>
        </text:list-item>
        <text:list-item>
          <text:p text:style-name="P179"><text:span text:style-name="T69">finally, the </text:span><text:span text:style-name="Code_20_char"><text:span text:style-name="T69">destroy()</text:span></text:span><text:span text:style-name="T69"> method is called when the frame is closed. In full screen mode, this happens upon pressing a key or clicking or (optionally) moving the mouse</text:span></text:p>
        </text:list-item>
      </text:list>
      <text:p text:style-name="P47"/>
      <text:p text:style-name="P12"><text:span text:style-name="T70">The code which handles the screensaver is implemented as a </text:span><text:a xlink:type="simple" xlink:href="#1.8.Node initialization hooks|outline" text:style-name="Internet_20_link" text:visited-style-name="Visited_20_Internet_20_Link"><text:span text:style-name="T70">node initialization hook</text:span></text:a><text:span text:style-name="T70">: this means it starts just after the configuration has been read.</text:span></text:p>
      <text:p text:style-name="P48"/>
      <text:p text:style-name="P50">Here is a sample screensaver implementation which draws a number of small circles at random locations and with a random color, around 25 times per second. Addtionally, the screen is cleared every 5 seconds and the process starts over:</text:p>
      <text:p text:style-name="P50"/>
      <text:p text:style-name="P138">public class SimpleScreenSaver extends JPanel implements JPPFScreenSaver {</text:p>
      <text:p text:style-name="P138"><text:s text:c="2"/>private Random rand = new Random(System.nanoTime());</text:p>
      <text:p text:style-name="P138"><text:s text:c="2"/>private Timer timer = null;</text:p>
      <text:p text:style-name="P138"><text:s text:c="2"/>private volatile boolean reset = false;</text:p>
      <text:p text:style-name="P138"/>
      <text:p text:style-name="P138"><text:s text:c="2"/>public SimpleScreenSaver() { super(true); }</text:p>
      <text:p text:style-name="P138"/>
      <text:p text:style-name="P138"><text:s text:c="2"/>@Override</text:p>
      <text:p text:style-name="P138"><text:s text:c="2"/>public JComponent getComponent() {</text:p>
      <text:p text:style-name="P138"><text:s text:c="4"/>return this;</text:p>
      <text:p text:style-name="P138"><text:s text:c="2"/>}</text:p>
      <text:p text:style-name="P138"/>
      <text:p text:style-name="P138"><text:s text:c="2"/>@Override</text:p>
      <text:p text:style-name="P138"><text:s text:c="2"/>public void init(TypedProperties config, boolean fullscreen) {</text:p>
      <text:p text:style-name="P138"><text:s text:c="4"/>setBackground(Color.BLACK);</text:p>
      <text:p text:style-name="P138"><text:s text:c="4"/>timer = new Timer("JPPFScreenSaverTimer");</text:p>
      <text:p text:style-name="P138"><text:s text:c="4"/>timer.scheduleAtFixedRate(new TimerTask() {</text:p>
      <text:p text:style-name="P138"><text:s text:c="6"/>@Override public void run() { repaint(); }</text:p>
      <text:p text:style-name="Code_20_block"><text:span text:style-name="T71"><text:s text:c="4"/>}, 40L, 40L); </text:span><text:span text:style-name="T25">// draw new circles every 40 ms or 25 times/second</text:span></text:p>
      <text:p text:style-name="P138"><text:s text:c="4"/>timer.scheduleAtFixedRate(new TimerTask() {</text:p>
      <text:p text:style-name="P138"><text:s text:c="6"/>@Override public void run() { reset = true; }</text:p>
      <text:p text:style-name="Code_20_block"><text:span text:style-name="T71"><text:s text:c="4"/>}, 5000L, 5000L); </text:span><text:span text:style-name="T25">// clear the screen every 5 seconds</text:span></text:p>
      <text:p text:style-name="P138"><text:s text:c="2"/>}</text:p>
      <text:p text:style-name="P138"/>
      <text:p text:style-name="P138"><text:s text:c="2"/>@Override</text:p>
      <text:p text:style-name="P138"><text:s text:c="2"/>public void destroy() {</text:p>
      <text:p text:style-name="P138"><text:s text:c="4"/>if (timer != null) timer.cancel();</text:p>
      <text:p text:style-name="P138"><text:s text:c="2"/>}</text:p>
      <text:p text:style-name="P138"><text:soft-page-break/></text:p>
      <text:p text:style-name="P138"><text:s text:c="2"/>@Override</text:p>
      <text:p text:style-name="P138"><text:s text:c="2"/>public void paintComponent(final Graphics g) {</text:p>
      <text:p text:style-name="P138"><text:s text:c="4"/>int w = getWidth();</text:p>
      <text:p text:style-name="P138"><text:s text:c="4"/>int h = getHeight();</text:p>
      <text:p text:style-name="Code_20_block"><text:span text:style-name="T71"><text:s text:c="4"/>if (reset) { </text:span><text:span text:style-name="T25">// if reset requested, clear the screen</text:span></text:p>
      <text:p text:style-name="P138"><text:s text:c="6"/>reset = false;</text:p>
      <text:p text:style-name="P138"><text:s text:c="6"/>g.setColor(Color.BLACK);</text:p>
      <text:p text:style-name="P138"><text:s text:c="6"/>g.fillRect(0, 0, w, h);</text:p>
      <text:p text:style-name="Code_20_block"><text:span text:style-name="T71"><text:s text:c="4"/>} else { </text:span><text:span text:style-name="T25">// draw 500 small circles</text:span></text:p>
      <text:p text:style-name="P138"><text:s text:c="6"/>int n = 5;</text:p>
      <text:p text:style-name="P139"><text:s text:c="6"/>for (int i=0; i&lt;500; i++) {</text:p>
      <text:p text:style-name="Code_20_block"><text:span text:style-name="T71"><text:s text:c="8"/></text:span><text:span text:style-name="T25">// random x, y coordinates</text:span></text:p>
      <text:p text:style-name="P138"><text:s text:c="8"/>int x = rand.nextInt(w-(n-1));</text:p>
      <text:p text:style-name="P139"><text:s text:c="8"/>int y = rand.nextInt(h-(n-1));</text:p>
      <text:p text:style-name="Code_20_block"><text:span text:style-name="T71"><text:s text:c="8"/></text:span><text:span text:style-name="T25">// random color</text:span></text:p>
      <text:p text:style-name="P138"><text:s text:c="8"/>g.setColor(new Color(rand.nextInt(256), rand.nextInt(256), rand.nextInt(256)));</text:p>
      <text:p text:style-name="P138"><text:s text:c="8"/>g.fillOval(x, y, n, n);</text:p>
      <text:p text:style-name="P138"><text:s text:c="6"/>}</text:p>
      <text:p text:style-name="P138"><text:s text:c="4"/>}</text:p>
      <text:p text:style-name="P138"><text:s text:c="2"/>}</text:p>
      <text:p text:style-name="P138">}</text:p>
      <text:p text:style-name="P49"/>
      <text:p text:style-name="P63">It will look like this:</text:p>
      <text:p text:style-name="P63"/>
      <text:p text:style-name="P63"><draw:frame draw:style-name="fr1" draw:name="graphics4" text:anchor-type="as-char" svg:width="10.636cm" svg:height="5.847cm" draw:z-index="2"><draw:image xlink:href="Pictures/1000000000000192000000DD3FB233DB.gif" xlink:type="simple" xlink:show="embed" xlink:actuate="onLoad"/></draw:frame></text:p>
      <text:list xml:id="list215701782173163" text:continue-list="list215701771156164"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72">To receive notifications of node lifce cycle events and/or individual tasks completion, you will need to implement the </text:span><text:a xlink:type="simple" xlink:href="http://www.jppf.org/api-5/index.html?org/jppf/node/screensaver/NodeIntegration.html" text:style-name="Internet_20_link" text:visited-style-name="Visited_20_Internet_20_Link"><text:span text:style-name="T72">NodeIntegration</text:span></text:a><text:span text:style-name="T72"> interface or, more conveniently, extend the adapter class </text:span><text:a xlink:type="simple" xlink:href="http://www.jppf.org/api-5/index.html?org/jppf/node/screensaver/NodeIntegrationAdapter.html" text:style-name="Internet_20_link" text:visited-style-name="Visited_20_Internet_20_Link"><text:span text:style-name="T72">NodeIntegrationAdapter</text:span></text:a><text:span text:style-name="T72">. </text:span><text:span text:style-name="Code_20_char"><text:span text:style-name="T72">NodeIntegration</text:span></text:span><text:span text:style-name="T72"> is defined as follows:</text:span></text:p>
      <text:p text:style-name="P51"/>
      <text:p text:style-name="P140">public interface NodeIntegration extends NodeLifeCycleListener, TaskExecutionListener {</text:p>
      <text:p text:style-name="Code_20_block"><text:span text:style-name="T72"><text:s text:c="2"/></text:span><text:span text:style-name="T26">// Provide a reference to the screen saver</text:span></text:p>
      <text:p text:style-name="P140"><text:s text:c="2"/>void setScreenSaver(JPPFScreenSaver screensaver);</text:p>
      <text:p text:style-name="P140">}</text:p>
      <text:p text:style-name="P52"/>
      <text:p text:style-name="P13"><text:span text:style-name="T72">As we can see, this is just an interface which joins both </text:span><text:a xlink:type="simple" xlink:href="http://www.jppf.org/api-5/index.html?org/jppf/node/event/NodeLifeCycleListener.html" text:style-name="Internet_20_link" text:visited-style-name="Visited_20_Internet_20_Link"><text:span text:style-name="T72">NodeLifeCycleListener</text:span></text:a><text:span text:style-name="T72"> and </text:span><text:a xlink:type="simple" xlink:href="http://www.jppf.org/api-5/index.html?org/jppf/node/event/TaskExecutionListener.html" text:style-name="Internet_20_link" text:visited-style-name="Visited_20_Internet_20_Link"><text:span text:style-name="T72">TaskExecutionListener</text:span></text:a><text:span text:style-name="T72"> and provides a way to hook up with the screensaver.</text:span></text:p>
      <text:p text:style-name="P51"/>
      <text:p text:style-name="P54">The following example shows how to use node events to display and update the number of tasks executed by the node in the screensaver:</text:p>
      <text:p text:style-name="P54"/>
      <text:p text:style-name="P105"><text:span text:style-name="T27">// di</text:span><text:span text:style-name="T28">s</text:span><text:span text:style-name="T27">plays the number of executed tasks in a JLabel</text:span></text:p>
      <text:p text:style-name="Code_20_block"><text:span text:style-name="T73">public class </text:span><text:span text:style-name="T5">MyScreenSaver</text:span><text:span text:style-name="T73"> extends JPanel </text:span><text:span text:style-name="T5">implements JPPFScreenSaver</text:span><text:span text:style-name="T73"> {</text:span></text:p>
      <text:p text:style-name="P142"><text:s text:c="2"/>private JLabel nbTasksLabel = new JLabel("number of tasks: 0");</text:p>
      <text:p text:style-name="P141"><text:s text:c="2"/>private int nbTasks = 0;</text:p>
      <text:p text:style-name="P141"/>
      <text:p text:style-name="P141"><text:s text:c="2"/>@Override public JComponent getComponent() { return this; }</text:p>
      <text:p text:style-name="P141"><text:s text:c="2"/>@Override public void init(TypedProperties config, boolean fullscreen) {</text:p>
      <text:p text:style-name="P141"><text:s text:c="4"/>this.add(nbTasksLabel);</text:p>
      <text:p text:style-name="P141"><text:s text:c="2"/>}</text:p>
      <text:p text:style-name="P141"><text:s text:c="2"/>@Override public void destroy() { }</text:p>
      <text:p text:style-name="P141"/>
      <text:p text:style-name="P141"><text:s text:c="2"/>public void updateNbTasks(int n) {</text:p>
      <text:p text:style-name="P141"><text:s text:c="4"/>nbTasks += n;</text:p>
      <text:p text:style-name="P141"><text:s text:c="4"/>nbTasksLabel.setText("number of tasks: " + nbTasks);</text:p>
      <text:p text:style-name="P141"><text:s text:c="2"/>}</text:p>
      <text:p text:style-name="P141">}</text:p>
      <text:p text:style-name="P141"/>
      <text:p text:style-name="P108">// update the number of tasks on each job completion event</text:p>
      <text:p text:style-name="Code_20_block"><text:span text:style-name="T73">public class </text:span><text:span text:style-name="T5">MyNodeIntegration extends NodeIntegrationAdpater</text:span><text:span text:style-name="T73"> {</text:span></text:p>
      <text:p text:style-name="P141"><text:s text:c="2"/>private MyScreenSaver screensaver = null;</text:p>
      <text:p text:style-name="P141"/>
      <text:p text:style-name="P141"><text:s text:c="2"/>@Override public void jobEnding(NodeLifeCycleEvent event) {</text:p>
      <text:p text:style-name="P143"><text:s text:c="4"/>if (screensaver != null) screensaver.updateNbTasks(event.getTasks().size());</text:p>
      <text:p text:style-name="P141"><text:s text:c="2"/>}</text:p>
      <text:p text:style-name="P141"/>
      <text:p text:style-name="P141"><text:s text:c="2"/>@Override public void setScreenSaver(JPPFScreenSaver screensaver) {</text:p>
      <text:p text:style-name="P141"><text:s text:c="4"/>this.screensaver = (MyScreenSaver) sceensaver;</text:p>
      <text:p text:style-name="P141"><text:s text:c="2"/>}</text:p>
      <text:p text:style-name="P141">}</text:p>
      <text:list xml:id="list215701787143069"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56">The screensaver supports a number of configuration properties which allow a high level of customization:</text:p>
      <text:p text:style-name="P56"/>
      <text:p text:style-name="P109"># enable/disable the screen saver, defaults to false (disabled)</text:p>
      <text:p text:style-name="P144">jppf.screensaver.enabled = true</text:p>
      <text:p text:style-name="P144"/>
      <text:p text:style-name="P110"># the screensaver implementation: fully qualified class name of an implementation of </text:p>
      <text:p text:style-name="P110"># org.jppf.node.screensaver.JPPFScreenSaver</text:p>
      <text:p text:style-name="P144">jppf.screensaver.class = org.jppf.node.screensaver.impl.JPPFScreenSaverImpl</text:p>
      <text:p text:style-name="P144"/>
      <text:p text:style-name="P111"># the node event listener implementation: fully qualified class name of an</text:p>
      <text:p text:style-name="P121"># implementation of org.jppf.node.screensaver.NodeIntegration</text:p>
      <text:p text:style-name="P112"># if left unspecified or empty, no listener will be used</text:p>
      <text:p text:style-name="P144">jppf.screensaver.node.listener = org.jppf.node.screensaver.impl.NodeState</text:p>
      <text:p text:style-name="P144"/>
      <text:p text:style-name="P109"># title of the JFrame used in windowed mode</text:p>
      <text:p text:style-name="P144">jppf.screensaver.title = JPPF is cool</text:p>
      <text:p text:style-name="P144"/>
      <text:p text:style-name="P109"># path to the image for the frame's icon (in windowed mode)</text:p>
      <text:p text:style-name="P144">jppf.screensaver.icon = org/jppf/node/jppf-icon.gif</text:p>
      <text:p text:style-name="P144"/>
      <text:p text:style-name="P109"># display the screen saver in full screen mode?</text:p>
      <text:p text:style-name="P110"># in full screen mode, the screen saver will take all available screen space on all </text:p>
      <text:p text:style-name="P110"># available monitors, the mouse cursor is not displayed, and the node will exit on any</text:p>
      <text:p text:style-name="P110"># key pressed, mouse click or mouse motion</text:p>
      <text:p text:style-name="P144">jppf.screensaver.fullscreen = true</text:p>
      <text:p text:style-name="P144"/>
      <text:p text:style-name="P109"># width and height (in pixels), only apply if fullscreen = false. Default to 1000x800</text:p>
      <text:p text:style-name="P144">jppf.screensaver.width = 1000</text:p>
      <text:p text:style-name="P144">jppf.screensaver.height = 800</text:p>
      <text:p text:style-name="P144"/>
      <text:p text:style-name="P109"># close on mouse motion in full screen mode? default to true</text:p>
      <text:p text:style-name="P144">jppf.screensaver.mouse.motion.close = true</text:p>
      <text:p text:style-name="P55"/>
      <text:list xml:id="list215701790167946" text:continue-numbering="true" text:style-name="Outline">
        <text:list-item>
          <text:list>
            <text:list-item>
              <text:list>
                <text:list-item>
                  <text:list>
                    <text:list-item>
                      <text:h text:style-name="P193" text:outline-level="4">JPPF built-in screensaver</text:h>
                    </text:list-item>
                  </text:list>
                </text:list-item>
              </text:list>
            </text:list-item>
          </text:list>
        </text:list-item>
      </text:list>
      <text:p text:style-name="P57">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57"/>
      <text:p text:style-name="P57"><draw:frame draw:style-name="fr1" draw:name="graphics3" text:anchor-type="as-char" svg:width="17.066cm" svg:height="9.843cm" draw:z-index="3"><draw:image xlink:href="Pictures/10000000000002850000017479059BFF.gif" xlink:type="simple" xlink:show="embed" xlink:actuate="onLoad"/></draw:frame></text:p>
      <text:p text:style-name="P59"/>
      <text:p text:style-name="P59">The built-in screensaver proposes a number of spceific configuration options, which aim at providing a fine level of personalization and hopefully some fun!</text:p>
      <text:p text:style-name="P59"/>
      <text:p text:style-name="P115"># should collisions between moving logos be handled? defaults to true</text:p>
      <text:p text:style-name="P145">jppf.screensaver.handle.collisions = true</text:p>
      <text:p text:style-name="P145"/>
      <text:p text:style-name="P113"># number of moving logos</text:p>
      <text:p text:style-name="P145">jppf.screensaver.logos = 50</text:p>
      <text:p text:style-name="P145"/>
      <text:p text:style-name="P113"># speed from 1 to 100</text:p>
      <text:p text:style-name="P145">jppf.screensaver.speed = 100</text:p>
      <text:p text:style-name="P145"/>
      <text:p text:style-name="P113"># path to the moving logo image(s). Multiple images can be specified, their paths</text:p>
      <text:p text:style-name="P113"># must be separated with '|' (pipe) characters. They will be distributed in a</text:p>
      <text:p text:style-name="P114"># round-robin fashion according to the number of logos </text:p>
      <text:p text:style-name="P145">jppf.screensaver.logo.path = org/jppf/node/jppf_group_small2.gif| \</text:p>
      <text:p text:style-name="P145"><text:s text:c="4"/>org/jppf/node/rectagle_blue.png| \</text:p>
      <text:p text:style-name="P145"><text:s text:c="4"/>org/jppf/node/rectagle_orange.png| \</text:p>
      <text:p text:style-name="P145"><text:s text:c="4"/>org/jppf/node/rectagle_green.png| \</text:p>
      <text:p text:style-name="P145"><text:s text:c="4"/>org/jppf/node/rectagle_red.png</text:p>
      <text:p text:style-name="P145"/>
      <text:p text:style-name="P113"># path to the larger image at the center of the screen</text:p>
      <text:p text:style-name="P145">jppf.screensaver.centerimage = org/jppf/node/jppf@home.gif</text:p>
      <text:p text:style-name="P145"/>
      <text:p text:style-name="P113"># horizontal alignment of the status panel (including the larger image).</text:p>
      <text:p text:style-name="P114"># useful when using a multi-monitor setup, where a centered panel will be split on two </text:p>
      <text:p text:style-name="P114"># screens and thus more difficult to read</text:p>
      <text:p text:style-name="P113"># possible values: 'left' or 'l', 'center' or 'c', 'right' or 'r'; default is 'center'</text:p>
      <text:p text:style-name="P145">jppf.screensaver.status.panel.alignment = center</text:p>
      <text:p text:style-name="P58"/>
      <text:p text:style-name="P60">To use this screensaver, you need to set the following properties:</text:p>
      <text:p text:style-name="P60"><text:s/></text:p>
      <text:p text:style-name="P146">jppf.screensaver.enabled = true</text:p>
      <text:p text:style-name="P146">jppf.screensaver.class = org.jppf.node.screensaver.impl.JPPFScreenSaverImpl</text:p>
      <text:p text:style-name="P146">jppf.screensaver.node.listener = org.jppf.node.screensaver.impl.NodeState </text:p>
      <text:list xml:id="list215701797148516"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66">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66"/>
      <text:p text:style-name="P66">The connection strategy add-on provides a simple way to specify which server a node shoud connect to and how to react when it fails to do so.</text:p>
      <text:list xml:id="list215701797152927"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61"><text:span text:style-name="T78">The node's strategy to connect to a driver is defined as an implementation of the interface </text:span><text:a xlink:type="simple" xlink:href="http://www.jppf.org/api-5/index.html?org/jppf/node/connection/DriverConnectionStrategy.html" text:style-name="Internet_20_link" text:visited-style-name="Visited_20_Internet_20_Link"><text:span text:style-name="T78">DriverConnectionStrategy</text:span></text:a><text:span text:style-name="T78">, which is defined as follows:</text:span></text:p>
      <text:p text:style-name="P70"/>
      <text:p text:style-name="P116">// Defines which parameters should be used to connect to the driver</text:p>
      <text:p text:style-name="P154">public interface DriverConnectionStrategy {</text:p>
      <text:p text:style-name="P153"><text:span text:style-name="T78"><text:s text:c="2"/></text:span><text:span text:style-name="T31">// Get a new connection information, eventually based on the </text:span><text:span text:style-name="T33">current</text:span><text:span text:style-name="T31"> </text:span><text:span text:style-name="T32">one</text:span></text:p>
      <text:p text:style-name="P155"><text:s text:c="2"/>DriverConnectionInfo nextConnectionInfo(</text:p>
      <text:p text:style-name="P155"><text:s text:c="4"/>DriverConnectionInfo <text:span text:style-name="T80">current</text:span>Info, <text:span text:style-name="T79">ConnectionContext context</text:span>);</text:p>
      <text:p text:style-name="P154">}</text:p>
      <text:p text:style-name="P70"/>
      <text:p text:style-name="P71"><text:span text:style-name="T81">This interface defines a single method which takes two parameters as input, and returns a </text:span><text:a xlink:type="simple" xlink:href="http://www.jppf.org/api-5/index.html?org/jppf/node/connection/DriverConnectionInfo.html" text:style-name="Internet_20_link" text:visited-style-name="Visited_20_Internet_20_Link"><text:span text:style-name="T81">DriverConnectionInfo</text:span></text:a><text:span text:style-name="T81"> object, which encapsulates the information required to connect to a JPPF driver..</text:span></text:p>
      <text:p text:style-name="P70"/>
      <text:p text:style-name="P71"><text:span text:style-name="T81">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api-5/index.html?org/jppf/node/connection/DriverConnectionInfo.html" text:style-name="Internet_20_link" text:visited-style-name="Visited_20_Internet_20_Link"><text:span text:style-name="T81">DriverConnectionInfo</text:span></text:a><text:span text:style-name="T81">, defined as follows:</text:span></text:p>
      <text:p text:style-name="P72"/>
      <text:p text:style-name="P156">public interface DriverConnectionInfo {</text:p>
      <text:p text:style-name="Code_20_block"><text:span text:style-name="T81"><text:s text:c="2"/></text:span><text:span text:style-name="T34">// determine whether secure SSL/TLS connections should be established</text:span></text:p>
      <text:p text:style-name="P156"><text:s text:c="2"/>boolean isSecure();</text:p>
      <text:p text:style-name="P156"/>
      <text:p text:style-name="Code_20_block"><text:span text:style-name="T81"><text:s text:c="2"/></text:span><text:span text:style-name="T34">// get the driver host name or IP address</text:span></text:p>
      <text:p text:style-name="P156"><text:s text:c="2"/>String getHost();</text:p>
      <text:p text:style-name="P156"/>
      <text:p text:style-name="Code_20_block"><text:span text:style-name="T81"><text:s text:c="2"/></text:span><text:span text:style-name="T34">// get the driver port to connect to</text:span></text:p>
      <text:p text:style-name="P156"><text:s text:c="2"/>int getPort();</text:p>
      <text:p text:style-name="P156"/>
      <text:p text:style-name="Code_20_block"><text:span text:style-name="T81"><text:s text:c="2"/></text:span><text:span text:style-name="T34">// get the recovery port for the heartbeat mechanism</text:span></text:p>
      <text:p text:style-name="Code_20_block"><text:span text:style-name="T81"><text:s text:c="2"/></text:span><text:span text:style-name="T34">// a negative value indicates that recovery is disabled for the node</text:span></text:p>
      <text:p text:style-name="P156"><text:s text:c="2"/>int getRecoveryPort();</text:p>
      <text:p text:style-name="P156">}</text:p>
      <text:p text:style-name="P72"/>
      <text:p text:style-name="P71"><text:span text:style-name="T81">JPPF provides a ready-to-use implementation of this interface with the class </text:span><text:a xlink:type="simple" xlink:href="http://www.jppf.org/api-5/index.html?org/jppf/node/connection/JPPFDriverConnectionInfo.html" text:style-name="Internet_20_link" text:visited-style-name="Visited_20_Internet_20_Link"><text:span text:style-name="T81">JPPFDriverConnectionInfo</text:span></text:a><text:span text:style-name="T81">.</text:span></text:p>
      <text:p text:style-name="P72"/>
      <text:p text:style-name="P72">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api-5/index.html?org/jppf/node/connection/ConnectionContext.html" text:style-name="Internet_20_link" text:visited-style-name="Visited_20_Internet_20_Link">Connection</text:a><text:a xlink:type="simple" xlink:href="http://www.jppf.org/api-5/index.html?org/jppf/node/connection/ConnectionContext.html" text:style-name="Internet_20_link" text:visited-style-name="Visited_20_Internet_20_Link"><text:span text:style-name="T86">C</text:span></text:a><text:a xlink:type="simple" xlink:href="http://www.jppf.org/api-5/index.html?org/jppf/node/connection/ConnectionContext.html" text:style-name="Internet_20_link" text:visited-style-name="Visited_20_Internet_20_Link">ontext</text:a>, defined as:</text:p>
      <text:p text:style-name="P72"/>
      <text:p text:style-name="P157">public class ConnectionContext {</text:p>
      <text:p text:style-name="Code_20_block"><text:span text:style-name="T82"><text:s text:c="2"/></text:span><text:span text:style-name="T35">// get an explanation text for the reconnection</text:span></text:p>
      <text:p text:style-name="P157"><text:s text:c="2"/>public String getMessage()</text:p>
      <text:p text:style-name="P157"/>
      <text:p text:style-name="Code_20_block"><text:span text:style-name="T82"><text:s text:c="2"/></text:span><text:span text:style-name="T35">// get an eventual Throwable that triggered the reconnection</text:span></text:p>
      <text:p text:style-name="P157"><text:s text:c="2"/>public Throwable getThrowable()</text:p>
      <text:p text:style-name="P157"/>
      <text:p text:style-name="Code_20_block"><text:span text:style-name="T82"><text:s text:c="2"/></text:span><text:span text:style-name="T35">// get the reason for the connection or reconnection</text:span></text:p>
      <text:p text:style-name="P157"><text:s text:c="2"/>public ConnectionReason getReason()</text:p>
      <text:p text:style-name="P157">}</text:p>
      <text:p text:style-name="P74"/>
      <text:p text:style-name="P74"/>
      <text:p text:style-name="P103"><text:span text:style-name="T82">The </text:span><text:span text:style-name="Code_20_char"><text:span text:style-name="T82">getReason()</text:span></text:span><text:span text:style-name="T82"> method returns a reason code among those defined in the </text:span><text:a xlink:type="simple" xlink:href="http://www.jppf.org/api-5/index.html?org/jppf/node/connection/ConnectionReason.html" text:style-name="Internet_20_link" text:visited-style-name="Visited_20_Internet_20_Link"><text:span text:style-name="T82">ConnectionReason</text:span></text:a><text:span text:style-name="T82"> enum:</text:span></text:p>
      <text:p text:style-name="P74"/>
      <text:p text:style-name="P157">public enum ConnectionReason {</text:p>
      <text:p text:style-name="Code_20_block"><text:span text:style-name="T82"><text:s text:c="2"/></text:span><text:span text:style-name="T35">// indicates the first connection attempt when the node starts up</text:span></text:p>
      <text:p text:style-name="P157"><text:s text:c="2"/>INITIAL_CONNECTION_REQUEST,</text:p>
      <text:p text:style-name="Code_20_block"><text:span text:style-name="T82"><text:s text:c="2"/></text:span><text:span text:style-name="T35">// a reconnection was requested via the management APIs or admin console</text:span></text:p>
      <text:p text:style-name="P157"><text:s text:c="2"/>MANAGEMENT_REQUEST,</text:p>
      <text:p text:style-name="Code_20_block"><text:span text:style-name="T82"><text:s text:c="2"/></text:span><text:span text:style-name="T35">// An error occurred while initializing the class loader connection</text:span></text:p>
      <text:p text:style-name="P157"><text:s text:c="2"/>CLASSLOADER_INIT_ERROR,</text:p>
      <text:p text:style-name="Code_20_block"><text:span text:style-name="T82"><text:s text:c="2"/></text:span><text:span text:style-name="T35">// an error occurred while processing a class loader request</text:span></text:p>
      <text:p text:style-name="P157"><text:s text:c="2"/>CLASSLOADER_PROCESSING_ERROR,</text:p>
      <text:p text:style-name="Code_20_block"><text:span text:style-name="T82"><text:s text:c="2"/></text:span><text:span text:style-name="T35">// an error occurred during the job channel initialization</text:span></text:p>
      <text:p text:style-name="P157"><text:s text:c="2"/>JOB_CHANNEL_INIT_ERROR,</text:p>
      <text:p text:style-name="Code_20_block"><text:span text:style-name="T82"><text:s text:c="2"/></text:span><text:span text:style-name="T35">// an error occurred on the job channel while processing a job</text:span></text:p>
      <text:p text:style-name="P157"><text:s text:c="2"/>JOB_CHANNEL_PROCESSING_ERROR</text:p>
      <text:p text:style-name="P157">}</text:p>
      <text:p text:style-name="P73"/>
      <text:p text:style-name="P74">The following example implementation uses a set of driver connection information objects stored in a queue and performs a round-robin selection at each connection request:</text:p>
      <text:p text:style-name="P74"/>
      <text:p text:style-name="P158">public class MyConnectionStrategy implements DriverConnectionStrategy {</text:p>
      <text:p text:style-name="Code_20_block"><text:span text:style-name="T83"><text:s text:c="2"/></text:span><text:span text:style-name="T36">// the queue in which DriverConnectionInfo objects are stored</text:span></text:p>
      <text:p text:style-name="P158"><text:s text:c="2"/>private final Queue&lt;DriverConnectionInfo&gt; queue = new LinkedBlockingQueue&lt;&gt;();</text:p>
      <text:p text:style-name="P158"/>
      <text:p text:style-name="Code_20_block"><text:span text:style-name="T83"><text:s text:c="2"/></text:span><text:span text:style-name="T36">// initialize the set of drivers to connect to</text:span></text:p>
      <text:p text:style-name="P158"><text:s text:c="2"/>public MyConnectionStrategy() {</text:p>
      <text:p text:style-name="P158"><text:s text:c="4"/>queue.offer(new JPPFDriverConnectionInfo(false, "192.168.1.11", 11111, -1));</text:p>
      <text:p text:style-name="P158"><text:s text:c="4"/>queue.offer(new JPPFDriverConnectionInfo(false, "192.168.1.12", 11111, -1));</text:p>
      <text:p text:style-name="P158"><text:s text:c="4"/>queue.offer(new JPPFDriverConnectionInfo(true, <text:s/>"192.168.1.13", 11443, -1));</text:p>
      <text:p text:style-name="P158"><text:s text:c="2"/>}</text:p>
      <text:p text:style-name="P158"/>
      <text:p text:style-name="P158"><text:s text:c="2"/>@Override</text:p>
      <text:p text:style-name="P158"><text:s text:c="2"/>public DriverConnectionInfo nextConnectionInfo(</text:p>
      <text:p text:style-name="P158"><text:s text:c="4"/>DriverConnectionInfo currentInfo, ConnectionContext context) {</text:p>
      <text:p text:style-name="P158"><text:s text:c="4"/>DriverConnectionInfo info;</text:p>
      <text:p text:style-name="Code_20_block"><text:span text:style-name="T83"><text:s text:c="4"/></text:span><text:span text:style-name="T36">// if the reconnection is requested via management, keep the current driver info</text:span></text:p>
      <text:p text:style-name="P159"><text:s text:c="4"/>if ((currentInfo != null) &amp;&amp;</text:p>
      <text:p text:style-name="P159"><text:s text:c="8"/>(context.getReason() == ConnectionReason.MANAGEMENT_REQUEST)) {</text:p>
      <text:p text:style-name="P158"><text:s text:c="6"/>info = currentInfo;</text:p>
      <text:p text:style-name="P158"><text:s text:c="4"/>} else {</text:p>
      <text:p text:style-name="Code_20_block"><text:span text:style-name="T83"><text:s text:c="6"/></text:span><text:span text:style-name="T36">// extract the next info from the queue</text:span></text:p>
      <text:p text:style-name="P158"><text:s text:c="6"/>info = queue.poll();</text:p>
      <text:p text:style-name="Code_20_block"><text:span text:style-name="T83"><text:s text:c="6"/></text:span><text:span text:style-name="T36">// put it back at the end of the queue</text:span></text:p>
      <text:p text:style-name="P158"><text:s text:c="6"/>queue.offer(info);</text:p>
      <text:p text:style-name="P158"><text:s text:c="4"/>}</text:p>
      <text:p text:style-name="P158"><text:s text:c="4"/>return info;</text:p>
      <text:p text:style-name="P158"><text:s text:c="2"/>}</text:p>
      <text:p text:style-name="P158">}</text:p>
      <text:list xml:id="list215701807146372" text:continue-numbering="true" text:style-name="Outline">
        <text:list-item>
          <text:list>
            <text:list-item>
              <text:list>
                <text:list-item>
                  <text:list>
                    <text:list-item>
                      <text:h text:style-name="P192" text:outline-level="4">Pluging the strategy into the node</text:h>
                    </text:list-item>
                  </text:list>
                </text:list-item>
              </text:list>
            </text:list-item>
          </text:list>
        </text:list-item>
      </text:list>
      <text:p text:style-name="P75">Specifying which connection strategy a node should use is done in the node's configuration as follows:</text:p>
      <text:p text:style-name="P75"/>
      <text:p text:style-name="P117"># fully qualified name of a class implementing DriverConnectionStrategy</text:p>
      <text:p text:style-name="P160">jppf.server.connection.strategy = test.MyConnectionStrategy</text:p>
      <text:p text:style-name="P76"/>
      <text:p text:style-name="P62"><text:span text:style-name="T84">As stated in the comment, the value of the “jppf.server.connection.strategy” property is the fully qualified name of a class implementing </text:span><text:a xlink:type="simple" xlink:href="http://www.jppf.org/api-5/index.html?org/jppf/node/connection/DriverConnectionStrategy.html" text:style-name="Internet_20_link" text:visited-style-name="Visited_20_Internet_20_Link"><text:span text:style-name="T84">DriverConnectionStrategy</text:span></text:a><text:span text:style-name="T84">, which must also have a no-args constructor. If this property is left unspecified, or if the specified class cannot be instantiated, the node will default to an instance of </text:span><text:a xlink:type="simple" xlink:href="http://www.jppf.org/api-5/index.html?org/jppf/node/connection/JPPFDefaultConnectionStrategy.html" text:style-name="Internet_20_link" text:visited-style-name="Visited_20_Internet_20_Link"><text:span text:style-name="T84">JPPFDefaultConnectionStrategy</text:span></text:a><text:span text:style-name="T84">, which uses the configuration to find out the connection information, either via server discovery or from the manually specified server-related properties.</text:span></text:p>
      <text:list xml:id="list215701808168517"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69"/>
      <text:p text:style-name="P68"><text:span text:style-name="T85">In addition to the default <text:s/></text:span><text:a xlink:type="simple" xlink:href="http://www.jppf.org/api-5/index.html?org/jppf/node/connection/JPPFDefaultConnectionStrategy.html" text:style-name="Internet_20_link" text:visited-style-name="Visited_20_Internet_20_Link"><text:span text:style-name="T85">JPPFDefaultConnectionStrategy</text:span></text:a><text:span text:style-name="T85">,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api-5/index.html?org/jppf/node/connection/JPPFDefaultConnectionStrategy.html" text:style-name="Internet_20_link" text:visited-style-name="Visited_20_Internet_20_Link"><text:span text:style-name="T85">JPPFDefaultConnectionStrategy</text:span></text:a><text:span text:style-name="T85">.</text:span></text:p>
      <text:p text:style-name="P67"><text:soft-page-break/><text:span text:style-name="T85">This implementation is named </text:span><text:a xlink:type="simple" xlink:href="http://www.jppf.org/api-5/index.html?org/jppf/node/connection/JPPFCsvFileConnectionStrategy.html" text:style-name="Internet_20_link" text:visited-style-name="Visited_20_Internet_20_Link"><text:span text:style-name="T85">JPPFCsvFileConnectionStrategy</text:span></text:a><text:span text:style-name="T85"> and is configured as follows:</text:span></text:p>
      <text:p text:style-name="P77"/>
      <text:p text:style-name="P118"># read the driver connection info from a CSV file</text:p>
      <text:p text:style-name="P161">jppf.server.connection.strategy = org.jppf.node.connection.JPPFCsvFileConnectionStrategy</text:p>
      <text:p text:style-name="P118"># location of the CSV file</text:p>
      <text:p text:style-name="P161">jppf.server.connection.strategy.file = /home/me/data/drivers.csv</text:p>
      <text:p text:style-name="P77"/>
      <text:p text:style-name="P77">The CSV file will first be looked up in the file system at the specified location, then in the classpath if it is not found in the file system.</text:p>
      <text:p text:style-name="P77"/>
      <text:p text:style-name="P78">The syntax and format for the entries in the CSV files are as in the following example:</text:p>
      <text:p text:style-name="P78"/>
      <text:p text:style-name="P119"># server 1</text:p>
      <text:p text:style-name="P162">false, 192.168.1.15, 11111, -1</text:p>
      <text:p text:style-name="P119"># server 2, with recovery enabled</text:p>
      <text:p text:style-name="P162">false, 192.168.1.16, 11111, 22222</text:p>
      <text:p text:style-name="P119"># server 3, with SSL enabled</text:p>
      <text:p text:style-name="P162"><text:span text:style-name="T87">true</text:span>, 192.168.1.17, 11443, -1</text:p>
      <text:p text:style-name="P77"/>
      <text:p text:style-name="P78">Please note that JPPF accepts a non-standard syntax for comments in the file: any line starting with a '#' (after trimming) will be considered a comment.</text:p>
      <text:p text:style-name="P78"/>
      <text:list xml:id="list215701811141794" text:continue-numbering="true" text:style-name="Outline">
        <text:list-item>
          <text:list>
            <text:list-item>
              <text:h text:style-name="P186" text:outline-level="2">Administration console</text:h>
              <text:list>
                <text:list-item>
                  <text:h text:style-name="Heading_20_3" text:outline-level="3">Embedding the administration console</text:h>
                </text:list-item>
              </text:list>
            </text:list-item>
          </text:list>
        </text:list-item>
      </text:list>
      <text:p text:style-name="P81">As of version 5,0, JPPF provides a very simple API to obtain a reference to the Swing component which encloses the administration console user interface, <text:span text:style-name="T94">and add it to an existing Swing-based UI. This reference is obtained by calling the static method </text:span><text:a xlink:type="simple" xlink:href="http://www.jppf.org/api-5/org/jppf/ui/console/JPPFAdminConsole.html#getAdminConsole()" text:style-name="Internet_20_link" text:visited-style-name="Visited_20_Internet_20_Link"><text:span text:style-name="T94">getAdminConsole()</text:span></text:a><text:span text:style-name="T94"> of the class </text:span><text:a xlink:type="simple" xlink:href="http://www.jppf.org/api-5/index.html?org/jppf/ui/console/JPPFAdminConsole.html" text:style-name="Internet_20_link" text:visited-style-name="Visited_20_Internet_20_Link"><text:span text:style-name="T94">JPPFAdminConsole</text:span></text:a><text:span text:style-name="T94">, which returns a </text:span><text:a xlink:type="simple" xlink:href="http://docs.oracle.com/javase/7/docs/api/index.html?javax/swing/JComponent.html" text:style-name="Internet_20_link" text:visited-style-name="Visited_20_Internet_20_Link"><text:span text:style-name="T94">JComponent</text:span></text:a><text:span text:style-name="T94"> object. This JComponent can then be added to any Swing container.</text:span></text:p>
      <text:p text:style-name="P81"/>
      <text:p text:style-name="P86">The JPPF admin console will only be created once, even if <text:span text:style-name="Code_20_char">JPPFAdminConsole.getAdminConsole()</text:span> is called multiple times. In other words, it is guaranteed that the same JComponent instance will always be returned.</text:p>
      <text:p text:style-name="P81"/>
      <text:p text:style-name="P82">Here is an example of how it can be <text:span text:style-name="T105">used</text:span>:</text:p>
      <text:p text:style-name="P82"/>
      <text:p text:style-name="Code_20_block">import javax.swing.*;</text:p>
      <text:p text:style-name="P169"/>
      <text:p text:style-name="P166">// <text:span text:style-name="T104">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00">throws Exception </text:span>{</text:p>
      <text:p text:style-name="Code_20_block"><text:s text:c="4"/>UIManager.setLookAndFeel(UIManager.getSystemLookAndFeelClassName());</text:p>
      <text:p text:style-name="Code_20_block"><text:s text:c="4"/>JPanel mainPanel = new JPanel();</text:p>
      <text:p text:style-name="P169"><text:s text:c="4"/><text:span text:style-name="T98">// layout the components ve</text:span><text:span text:style-name="T99">r</text:span><text:span text:style-name="T98">tically within a box</text:span></text:p>
      <text:p text:style-name="P164"><text:s text:c="4"/>mainPanel.setLayout(new BoxLayout(mainPanel, BoxLayout.Y_AXIS));</text:p>
      <text:p text:style-name="P169"><text:s text:c="4"/><text:span text:style-name="T98">// the top component is a label with an image and some text</text:span></text:p>
      <text:p text:style-name="P169"><text:s text:c="4"/><text:span text:style-name="T104">ImageIcon icon = GuiUtils.loadIcon("../admin/jppf_logo.gif");</text:span></text:p>
      <text:p text:style-name="P169"><text:s text:c="4"/>JLabel <text:span text:style-name="T103">label = new JLabel("Test JPPF embedded console",</text:span> <text:span text:style-name="T104">icon</text:span>, <text:span text:style-name="T104">SwingConstants.LEFT</text:span>);</text:p>
      <text:p text:style-name="P168"><text:s text:c="4"/>mainPanel.add(<text:span text:style-name="T104">label);</text:span></text:p>
      <text:p text:style-name="P169"><text:s text:c="4"/><text:span text:style-name="T96">// </text:span><text:span text:style-name="T97">add the JPPF admin console</text:span><text:span text:style-name="T98"> as the bottom component</text:span></text:p>
      <text:p text:style-name="P169"><text:s text:c="4"/>mainPanel.add(<text:span text:style-name="T95">JPPFAdminConsole.getAdminConsole()</text:span>);</text:p>
      <text:p text:style-name="Code_20_block"><text:s text:c="4"/><text:span text:style-name="T96">// </text:span><text:span text:style-name="T98">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82"/>
      <text:p text:style-name="P85">Since <text:a xlink:type="simple" xlink:href="http://www.jppf.org/api-5/index.html?org/jppf/ui/console/JPPFAdminConsole.html" text:style-name="Internet_20_link" text:visited-style-name="Visited_20_Internet_20_Link"><text:span text:style-name="T94">JPPFAdminConsole</text:span></text:a> is part of the console code, you will need to include "jppf-admin.jar" in your build path or class path, both a<text:span text:style-name="T104">t </text:span>compile time and <text:span text:style-name="T105">at </text:span>runtime.</text:p>
      <text:p text:style-name="P82"/>
      <text:p text:style-name="P87">When embedded within an external GUI, the admin console will probably look different th<text:span text:style-name="T106">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06">v2.2.2 "PlasticXPLookAndFeel".</text:span></text:p>
      <text:p text:style-name="P82"/>
      <text:p text:style-name="P82"/>
      <text:p text:style-name="P104">The GUI resulting from the example code above will look like this:</text:p>
      <text:p text:style-name="P82"/>
      <text:p text:style-name="P82"><draw:frame draw:style-name="fr2" draw:name="Image1" text:anchor-type="as-char" svg:y="-18.491cm" svg:width="18.971cm" svg:height="18.491cm" draw:z-index="4"><draw:image xlink:href="Pictures/10000200000002CD000002BB0442B697.gif" xlink:type="simple" xlink:show="embed" xlink:actuate="onLoad"/></draw:frame></text:p>
      <text:list xml:id="list215701818141597" text:continue-numbering="true" text:style-name="Outline">
        <text:list-item>
          <text:list>
            <text:list-item>
              <text:list>
                <text:list-item>
                  <text:h text:style-name="P189" text:outline-level="3">Hiding built-in views</text:h>
                </text:list-item>
              </text:list>
            </text:list-item>
          </text:list>
        </text:list-item>
      </text:list>
      <text:p text:style-name="P83">The JPPF adminstration console is made of a number of built-in views and components assembled togther, These views and components can be hidden by specifiying configuration properties in the form:</text:p>
      <text:p text:style-name="P83"/>
      <text:p text:style-name="Code_20_block">jppf.admin.console.view.&lt;<text:span text:style-name="T8">view_name</text:span>&gt;.enabled = true | false</text:p>
      <text:p text:style-name="P83"/>
      <text:p text:style-name="P83">where <text:span text:style-name="T8">view_name</text:span> is the name of a built-in view, <text:span text:style-name="T101">among those listed below:</text:span></text:p>
      <text:p text:style-name="P83"/>
      <text:p text:style-name="P165"># the server chooser combobox at the top of the UI</text:p>
      <text:p text:style-name="Code_20_block">jppf.admin.console.view.<text:span text:style-name="T1">ServerChooser</text:span>.enabled = <text:span text:style-name="T101">true</text:span></text:p>
      <text:p text:style-name="P165"># the status bar at the bottom of the UI</text:p>
      <text:p text:style-name="Code_20_block">jppf.admin.console.view.<text:span text:style-name="T1">StatusBar</text:span>.enabled = <text:span text:style-name="T101">true</text:span></text:p>
      <text:p text:style-name="P165"># the main tabbed pane containing all admin and monitoring views</text:p>
      <text:p text:style-name="P167">jppf.admin.console.view.<text:span text:style-name="T1">Main</text:span>.enabled = <text:span text:style-name="T101">true</text:span></text:p>
      <text:p text:style-name="P165"># the tabbed pane containing all topology views</text:p>
      <text:p text:style-name="P167">jppf.admin.console.view.<text:span text:style-name="T1">Topology</text:span>.enabled = <text:span text:style-name="T101">true</text:span></text:p>
      <text:p text:style-name="P165"># the topology tree view</text:p>
      <text:p text:style-name="P167">jppf.admin.console.view.<text:span text:style-name="T1">TopologyTree</text:span>.enabled = <text:span text:style-name="T101">true</text:span></text:p>
      <text:p text:style-name="P165"># the topology graph view</text:p>
      <text:p text:style-name="P167">jppf.admin.console.view.<text:span text:style-name="T1">TopologyGraph</text:span>.enabled = <text:span text:style-name="T101">true</text:span></text:p>
      <text:p text:style-name="P165"># the topology JVM health view</text:p>
      <text:p text:style-name="P167">jppf.admin.console.view.<text:span text:style-name="T1">TopologyHealth</text:span>.enabled = <text:span text:style-name="T101">true</text:span></text:p>
      <text:p text:style-name="P165"># the job data view</text:p>
      <text:p text:style-name="P167">jppf.admin.console.view.<text:span text:style-name="T1">JobData</text:span>.enabled = <text:span text:style-name="T101">true</text:span></text:p>
      <text:p text:style-name="P165"># the server statistics view</text:p>
      <text:p text:style-name="P167">jppf.admin.console.view.<text:span text:style-name="T1">ServerStats</text:span>.enabled = <text:span text:style-name="T101">true</text:span></text:p>
      <text:p text:style-name="P165"># the charts views (tabbed pane)</text:p>
      <text:p text:style-name="Code_20_block">jppf.admin.console.view.<text:span text:style-name="T1">Charts</text:span>.enabled = false</text:p>
      <text:p text:style-name="P165"># the charts configuration view</text:p>
      <text:p text:style-name="P167">jppf.admin.console.view.<text:span text:style-name="T1">ChartsConfig</text:span>.enabled = <text:span text:style-name="T101">true</text:span></text:p>
      <text:p text:style-name="P165"># the server load-balancing configuration view</text:p>
      <text:p text:style-name="P167">jppf.admin.console.view.<text:span text:style-name="T1">LoadBalancing</text:span>.enabled = <text:span text:style-name="T101">true</text:span></text:p>
      <text:p text:style-name="P84"/>
      <text:p text:style-name="P84">Note that, when left unspecified, any of these properties will default to <text:span text:style-name="Code_20_char">true</text:span> (enabled).</text:p>
      <text:p text:style-name="P84"/>
      <text:list xml:id="list215701822152292" text:continue-numbering="true" text:style-name="Outline">
        <text:list-item>
          <text:list>
            <text:list-item>
              <text:list>
                <text:list-item>
                  <text:h text:style-name="P189" text:outline-level="3">Pluggable views</text:h>
                  <text:list>
                    <text:list-item>
                      <text:h text:style-name="Heading_20_4" text:outline-level="4">Implementing a custom view</text:h>
                    </text:list-item>
                  </text:list>
                </text:list-item>
              </text:list>
            </text:list-item>
          </text:list>
        </text:list-item>
      </text:list>
      <text:p text:style-name="P88">It is now possible to add user-defined, <text:span text:style-name="T107">pluggable </text:span>views views to the JPPF administration and monitoring console. <text:span text:style-name="T107">A pluggable view is a class which extends the abstract class </text:span><text:a xlink:type="simple" xlink:href="http://www.jppf.org/api-5/index.html?org/jppf/ui/plugin/PluggableView.html" text:style-name="Internet_20_link" text:visited-style-name="Visited_20_Internet_20_Link"><text:span text:style-name="T107">PluggableView</text:span></text:a><text:span text:style-name="T107"> and overrides its </text:span><text:span text:style-name="Code_20_char"><text:span text:style-name="T107">getUIComponent()</text:span></text:span><text:span text:style-name="T107"> method. </text:span><text:a xlink:type="simple" xlink:href="http://www.jppf.org/api-5/index.html?org/jppf/ui/plugin/PluggableView.html" text:style-name="Internet_20_link" text:visited-style-name="Visited_20_Internet_20_Link"><text:span text:style-name="T107">PluggableView</text:span></text:a><text:span text:style-name="T107"> is defined as follows:</text:span></text:p>
      <text:p text:style-name="P88"/>
      <text:p text:style-name="Code_20_block">public abstract class PluggableView {</text:p>
      <text:p text:style-name="Code_20_block"><text:s text:c="2"/><text:span text:style-name="T96">// Get the GUI component which contains the view</text:span></text:p>
      <text:p text:style-name="Code_20_block"><text:s text:c="2"/>public abstract JComponent getUIComponent();</text:p>
      <text:p text:style-name="Code_20_block"><text:s text:c="2"/><text:span text:style-name="T96">// Get the TopologyManager associated with the administration console</text:span></text:p>
      <text:p text:style-name="Code_20_block"><text:s text:c="2"/>public final TopologyManager getTopologyManager()</text:p>
      <text:p text:style-name="Code_20_block">}</text:p>
      <text:p text:style-name="P89"/>
      <text:p text:style-name="P89">The <text:span text:style-name="Code_20_char">getUIComponent</text:span><text:span text:style-name="Code_20_char"><text:span text:style-name="T108">()</text:span></text:span> method returns a <text:a xlink:type="simple" xlink:href="http://docs.oracle.com/javase/7/docs/api/index.html?javax/swing/JComponent.html" text:style-name="Internet_20_link" text:visited-style-name="Visited_20_Internet_20_Link">JComponent</text:a>, which will be added <text:span text:style-name="T108">as a tab </text:span>to one of the tabbed panes of the admin console. <text:span text:style-name="T108">It can be any subclass of </text:span><text:span text:style-name="Code_20_char"><text:span text:style-name="T108">JComponent</text:span></text:span><text:span text:style-name="T108">.</text:span></text:p>
      <text:p text:style-name="P90"/>
      <text:p text:style-name="P91">As an example, here is a very simple implementation that displays a single label:</text:p>
      <text:p text:style-name="P91"/>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92"/>
      <text:p text:style-name="P92">When added to the console's main <text:span text:style-name="T109">tabbed pane</text:span>, it will look like this:</text:p>
      <text:p text:style-name="P92"/>
      <text:p text:style-name="P92"><draw:frame draw:style-name="fr1" draw:name="Image2" text:anchor-type="as-char" svg:width="14.31cm" svg:height="3.971cm" draw:z-index="5"><draw:image xlink:href="Pictures/100000000000021D00000096D3840CE1.gif" xlink:type="simple" xlink:show="embed" xlink:actuate="onLoad"/></draw:frame></text:p>
      <text:p text:style-name="P92"/>
      <text:p text:style-name="P94">The <text:span text:style-name="Code_20_char">getTopologyManager()</text:span> method of <text:s/><text:a xlink:type="simple" xlink:href="http://www.jppf.org/api-5/index.html?org/jppf/ui/plugin/PluggableView.html" text:style-name="Internet_20_link" text:visited-style-name="Visited_20_Internet_20_Link"><text:span text:style-name="T107">PluggableView</text:span></text:a><text:span text:style-name="T107"> </text:span>allows you to have access to the JPPF grid topology, and register one or more listeners to receive notifications of cha<text:span text:style-name="T110">n</text:span>ges in the topology, as seen in <text:span text:style-name="T12">Development guide &gt; Grid topology monitoring</text:span><text:span text:style-name="T110">. For example, expanding from the code sample above:</text:span></text:p>
      <text:p text:style-name="P93"/>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11">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93"/>
      <text:p text:style-name="P96">Please note that you will need the <text:span text:style-name="Code_20_char">jppf-admin.jar</text:span> library in your build path / class path at compile time and runtime.</text:p>
      <text:list xml:id="list215701829143896" text:continue-numbering="true" text:style-name="Outline">
        <text:list-item>
          <text:list>
            <text:list-item>
              <text:list>
                <text:list-item>
                  <text:list>
                    <text:list-item>
                      <text:h text:style-name="P193" text:outline-level="4">Console integration</text:h>
                    </text:list-item>
                  </text:list>
                </text:list-item>
              </text:list>
            </text:list-item>
          </text:list>
        </text:list-item>
      </text:list>
      <text:p text:style-name="P96">Integrating a pluggable view into the administration console is done with a number of configuration properties <text:span text:style-name="T112">of the form:</text:span></text:p>
      <text:p text:style-name="P96"/>
      <text:p text:style-name="Code_20_block">jppf.admin.console.view.&lt;<text:span text:style-name="T8">view_name</text:span>&gt;.&lt;<text:span text:style-name="T8">atribute</text:span>&gt; = &lt;<text:span text:style-name="T8">value</text:span>&gt;</text:p>
      <text:p text:style-name="P95"/>
      <text:p text:style-name="P97">Where view_name is an arbitrary name given to the pluggable view. The possible attributes and their values are defined as follows:</text:p>
      <text:p text:style-name="P97"/>
      <text:p text:style-name="P165"># enable / disable the custom view. defaults to true (enabled)</text:p>
      <text:p text:style-name="Code_20_block">jppf.admin.console.view.SimpleView.enabled = <text:span text:style-name="T115">true</text:span></text:p>
      <text:p text:style-name="P165"># name of a class extending org.jppf.ui.plugin.PluggableView</text:p>
      <text:p text:style-name="Code_20_block">jppf.admin.console.view.SimpleView.class = org.jppf.example.pluggableview.SimpleView</text:p>
      <text:p text:style-name="P165"># the title for the view</text:p>
      <text:p text:style-name="Code_20_block">jppf.admin.console.view.SimpleView.title = <text:span text:style-name="T112">simple view</text:span></text:p>
      <text:p text:style-name="P165"># path to the icon for the view</text:p>
      <text:p text:style-name="Code_20_block"><text:span text:style-name="T112">#</text:span>jppf.admin.console.view.SimpleView.icon =</text:p>
      <text:p text:style-name="P165"># the <text:span text:style-name="T113">tabbed pane the view</text:span> is attached to</text:p>
      <text:p text:style-name="Code_20_block">jppf.admin.console.view.SimpleView.addto = Main</text:p>
      <text:p text:style-name="P165"># the position at which the custom view is inserted withing the enclosing tabbed pane</text:p>
      <text:p text:style-name="P165"># a negative value means insert at the end; defaults to -1 (insert at the end)</text:p>
      <text:p text:style-name="Code_20_block">jppf.admin.console.view.SimpleView.position = -<text:span text:style-name="T112">1</text:span></text:p>
      <text:p text:style-name="P165"># whether to autom<text:span text:style-name="T114">a</text:span>tically select th<text:span text:style-name="T114">e</text:span> view; defaults to false</text:p>
      <text:p text:style-name="Code_20_block">jppf.admin.console.view.SimpleView.autoselect = true</text:p>
      <text:p text:style-name="P97"/>
      <text:p text:style-name="P98">Since the view can only be attached to a tabbed pane, the possible values for the "addto" attribute are:</text:p>
      <text:p text:style-name="P98"/>
      <text:list xml:id="list215701832149011" text:continue-list="list215701773164599" text:style-name="List_20_1">
        <text:list-item>
          <text:p text:style-name="P185"><text:span text:style-name="T8">Main</text:span>: the main tabbed pane which contains all administration and monitoring views</text:p>
        </text:list-item>
        <text:list-item>
          <text:p text:style-name="P185"><text:span text:style-name="T8">Topology</text:span>: the tabbed pane containing all topology views</text:p>
        </text:list-item>
        <text:list-item>
          <text:p text:style-name="P185"><text:span text:style-name="T8">Charts</text:span>: the tabbed pane which contains the user-defined charts and the charts configuration view</text:p>
        </text:list-item>
      </text:list>
      <text:list xml:id="list215701833155596" text:continue-list="list215701829143896" text:style-name="Outline">
        <text:list-item>
          <text:list>
            <text:list-item>
              <text:list>
                <text:list-item>
                  <text:list>
                    <text:list-item>
                      <text:h text:style-name="Heading_20_4" text:outline-level="4">Related sample</text:h>
                    </text:list-item>
                  </text:list>
                </text:list-item>
              </text:list>
            </text:list-item>
          </text:list>
        </text:list-item>
      </text:list>
      <text:p text:style-name="P99">The <text:a xlink:type="simple" xlink:href="http://www.jppf.org/samples-pack/PluggableView/Readme.php" text:style-name="Internet_20_link" text:visited-style-name="Visited_20_Internet_20_Link">events log view demo</text:a> provides a complete and nice looking example of a pluggable view.</text:p>
      <text:p text:style-name="P99"/>
      <text:list xml:id="list215701833168536" text:continue-numbering="true" text:style-name="Outline">
        <text:list-item>
          <text:list>
            <text:list-item>
              <text:h text:style-name="P187"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215701833145790"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215701836167386"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21H22M47S</meta:editing-duration>
    <meta:editing-cycles>310</meta:editing-cycles>
    <meta:generator>LibreOffice/4.3.2.2$Windows_x86 LibreOffice_project/edfb5295ba211bd31ad47d0bad0118690f76407d</meta:generator>
    <meta:creation-date>2009-11-06T05:11:40.73</meta:creation-date>
    <dc:date>2014-10-19T21:57:01.497000000</dc:date>
    <meta:document-statistic meta:table-count="1" meta:image-count="6" meta:object-count="0" meta:page-count="38" meta:paragraph-count="1327" meta:word-count="12244" meta:character-count="87551" meta:non-whitespace-character-count="7346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